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Latin Modern Roman" svg:font-family="'Latin Modern Roman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fce3c"/>
    </style:style>
    <style:style style:name="P2" style:family="paragraph" style:parent-style-name="Standard">
      <style:text-properties fo:language="uk" fo:country="UA" officeooo:paragraph-rsid="000fce3c"/>
    </style:style>
    <style:style style:name="P3" style:family="paragraph" style:parent-style-name="Standard">
      <style:text-properties style:font-name="Calibri" fo:language="en" fo:country="US" officeooo:paragraph-rsid="000fce3c"/>
    </style:style>
    <style:style style:name="P4" style:family="paragraph" style:parent-style-name="Standard">
      <style:text-properties style:font-name="Latin Modern Roman" fo:font-size="14pt" fo:language="uk" fo:country="UA" officeooo:paragraph-rsid="000fce3c" style:font-size-asian="14pt" style:font-size-complex="14pt"/>
    </style:style>
    <style:style style:name="P5" style:family="paragraph" style:parent-style-name="Standard">
      <style:text-properties style:font-name="Latin Modern Roman" fo:font-size="14pt" fo:language="uk" fo:country="UA" officeooo:rsid="00644882" officeooo:paragraph-rsid="000fce3c" style:font-size-asian="14pt" style:font-name-complex="Arial" style:font-size-complex="14pt"/>
    </style:style>
    <style:style style:name="P6" style:family="paragraph" style:parent-style-name="Standard">
      <style:text-properties officeooo:paragraph-rsid="000fce3c"/>
    </style:style>
    <style:style style:name="P7" style:family="paragraph" style:parent-style-name="Standard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fo:language="uk" fo:country="UA" officeooo:paragraph-rsid="000fce3c"/>
    </style:style>
    <style:style style:name="P8" style:family="paragraph" style:parent-style-name="Standard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officeooo:rsid="0029bece" officeooo:paragraph-rsid="000fce3c"/>
    </style:style>
    <style:style style:name="P9" style:family="paragraph" style:parent-style-name="Standard" style:master-page-name="Standard">
      <style:paragraph-properties style:page-number="auto"/>
      <style:text-properties officeooo:paragraph-rsid="000fce3c"/>
    </style:style>
    <style:style style:name="P10" style:family="paragraph" style:parent-style-name="Text_20_Body" style:list-style-name="WWNum2">
      <style:paragraph-properties>
        <style:tab-stops>
          <style:tab-stop style:position="1.247cm"/>
        </style:tab-stops>
      </style:paragraph-properties>
      <style:text-properties style:font-name="Latin Modern Roman" fo:font-size="14pt" officeooo:paragraph-rsid="000fce3c" style:font-size-asian="14pt" style:font-size-complex="14pt"/>
    </style:style>
    <style:style style:name="P11" style:family="paragraph" style:parent-style-name="Text_20_Body">
      <style:paragraph-properties>
        <style:tab-stops>
          <style:tab-stop style:position="1.247cm"/>
        </style:tab-stops>
      </style:paragraph-properties>
      <style:text-properties style:font-name="Latin Modern Roman" fo:font-size="14pt" officeooo:paragraph-rsid="000fce3c" style:font-size-asian="14pt" style:font-size-complex="14pt"/>
    </style:style>
    <style:style style:name="P12" style:family="paragraph" style:parent-style-name="Text_20_Body">
      <style:text-properties style:font-name="Latin Modern Roman" fo:font-size="14pt" officeooo:paragraph-rsid="000fce3c" style:font-size-asian="14pt" style:font-size-complex="14pt"/>
    </style:style>
    <style:style style:name="P13" style:family="paragraph" style:parent-style-name="Text_20_Body">
      <style:paragraph-properties>
        <style:tab-stops>
          <style:tab-stop style:position="1.247cm"/>
        </style:tab-stops>
      </style:paragraph-properties>
      <style:text-properties style:font-name="Latin Modern Roman" fo:font-size="14pt" fo:language="uk" fo:country="UA" officeooo:paragraph-rsid="000fce3c" style:font-size-asian="14pt" style:font-size-complex="14pt"/>
    </style:style>
    <style:style style:name="P14" style:family="paragraph" style:parent-style-name="Text_20_Body">
      <style:text-properties style:font-name="Latin Modern Roman" fo:font-size="14pt" fo:language="uk" fo:country="UA" officeooo:paragraph-rsid="000fce3c" style:font-size-asian="14pt" style:font-size-complex="14pt"/>
    </style:style>
    <style:style style:name="P15" style:family="paragraph" style:parent-style-name="Text_20_Body" style:list-style-name="WWNum2">
      <style:paragraph-properties>
        <style:tab-stops>
          <style:tab-stop style:position="1.247cm"/>
        </style:tab-stops>
      </style:paragraph-properties>
      <style:text-properties style:font-name="Latin Modern Roman" fo:font-size="14pt" fo:language="uk" fo:country="UA" officeooo:paragraph-rsid="000fce3c" style:font-size-asian="14pt" style:font-name-complex="Arial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Latin Modern Roman" fo:font-size="14pt" fo:language="uk" fo:country="UA" fo:font-weight="bold" officeooo:paragraph-rsid="000fce3c" style:font-size-asian="14pt" style:font-weight-asian="bold" style:font-size-complex="14pt"/>
    </style:style>
    <style:style style:name="P17" style:family="paragraph" style:parent-style-name="Text_20_Body">
      <style:paragraph-properties>
        <style:tab-stops>
          <style:tab-stop style:position="1.247cm"/>
        </style:tab-stops>
      </style:paragraph-properties>
      <style:text-properties style:font-name="Latin Modern Roman" fo:font-size="14pt" fo:language="en" fo:country="US" officeooo:paragraph-rsid="000fce3c" style:font-size-asian="14pt" style:font-size-complex="14pt"/>
    </style:style>
    <style:style style:name="P18" style:family="paragraph" style:parent-style-name="Text_20_Body">
      <style:paragraph-properties>
        <style:tab-stops>
          <style:tab-stop style:position="1.247cm"/>
        </style:tab-stops>
      </style:paragraph-properties>
      <style:text-properties style:font-name="Latin Modern Roman" fo:font-size="14pt" fo:language="en" fo:country="US" officeooo:paragraph-rsid="000fce3c" style:font-size-asian="14pt" style:font-size-complex="14pt" style:font-weight-complex="normal"/>
    </style:style>
    <style:style style:name="P19" style:family="paragraph" style:parent-style-name="Text_20_Body">
      <style:paragraph-properties>
        <style:tab-stops>
          <style:tab-stop style:position="1.247cm"/>
        </style:tab-stops>
      </style:paragraph-properties>
      <style:text-properties style:font-name="Latin Modern Roman" fo:font-size="14pt" fo:language="en" fo:country="US" officeooo:rsid="002c7517" officeooo:paragraph-rsid="000fce3c" style:font-size-asian="14pt" style:font-size-complex="14pt" style:font-weight-complex="normal"/>
    </style:style>
    <style:style style:name="P20" style:family="paragraph" style:parent-style-name="Text_20_Body">
      <style:text-properties style:font-name="Latin Modern Roman" fo:font-size="14pt" fo:language="en" fo:country="US" officeooo:paragraph-rsid="000fce3c" style:font-size-asian="14pt" style:font-size-complex="14pt"/>
    </style:style>
    <style:style style:name="P21" style:family="paragraph" style:parent-style-name="Text_20_Body">
      <style:paragraph-properties>
        <style:tab-stops>
          <style:tab-stop style:position="1.247cm"/>
        </style:tab-stops>
      </style:paragraph-properties>
      <style:text-properties style:font-name="Latin Modern Roman" fo:font-size="14pt" fo:language="en" fo:country="US" fo:font-weight="normal" officeooo:paragraph-rsid="000fce3c" style:font-size-asian="14pt" style:font-weight-asian="normal" style:font-size-complex="14pt" style:font-weight-complex="normal"/>
    </style:style>
    <style:style style:name="P22" style:family="paragraph" style:parent-style-name="Text_20_Body" style:list-style-name="WWNum2">
      <style:paragraph-properties>
        <style:tab-stops>
          <style:tab-stop style:position="1.247cm"/>
        </style:tab-stops>
      </style:paragraph-properties>
      <style:text-properties officeooo:paragraph-rsid="000fce3c"/>
    </style:style>
    <style:style style:name="P23" style:family="paragraph" style:parent-style-name="Text_20_Body" style:list-style-name="WWNum5">
      <style:paragraph-properties>
        <style:tab-stops>
          <style:tab-stop style:position="1.247cm"/>
        </style:tab-stops>
      </style:paragraph-properties>
      <style:text-properties officeooo:paragraph-rsid="000fce3c"/>
    </style:style>
    <style:style style:name="P24" style:family="paragraph" style:parent-style-name="Text_20_Body" style:list-style-name="WWNum4">
      <style:paragraph-properties>
        <style:tab-stops>
          <style:tab-stop style:position="1.247cm"/>
        </style:tab-stops>
      </style:paragraph-properties>
      <style:text-properties officeooo:paragraph-rsid="000fce3c"/>
    </style:style>
    <style:style style:name="P25" style:family="paragraph" style:parent-style-name="Text_20_Body" style:list-style-name="WWNum3">
      <style:paragraph-properties>
        <style:tab-stops>
          <style:tab-stop style:position="1.247cm"/>
        </style:tab-stops>
      </style:paragraph-properties>
      <style:text-properties officeooo:paragraph-rsid="000fce3c"/>
    </style:style>
    <style:style style:name="P26" style:family="paragraph" style:parent-style-name="Text_20_Body">
      <style:paragraph-properties>
        <style:tab-stops>
          <style:tab-stop style:position="1.247cm"/>
        </style:tab-stops>
      </style:paragraph-properties>
      <style:text-properties officeooo:paragraph-rsid="000fce3c"/>
    </style:style>
    <style:style style:name="P27" style:family="paragraph" style:parent-style-name="Text_20_Body" style:list-style-name="WWNum1">
      <style:paragraph-properties>
        <style:tab-stops>
          <style:tab-stop style:position="2.494cm"/>
        </style:tab-stops>
      </style:paragraph-properties>
      <style:text-properties officeooo:paragraph-rsid="000fce3c"/>
    </style:style>
    <style:style style:name="P28" style:family="paragraph" style:parent-style-name="Text_20_Body">
      <style:text-properties fo:color="#000000" style:font-name="Latin Modern Roman" fo:font-size="14pt" fo:language="en" fo:country="US" fo:font-style="normal" style:text-underline-style="none" officeooo:paragraph-rsid="000fce3c" style:font-size-asian="14pt" style:font-style-asian="normal" style:font-size-complex="14pt" style:font-style-complex="normal"/>
    </style:style>
    <style:style style:name="P29" style:family="paragraph" style:parent-style-name="Text_20_Body">
      <style:text-properties fo:color="#000000" style:font-name="Latin Modern Roman" fo:font-size="14pt" fo:language="en" fo:country="US" style:text-underline-style="none" officeooo:paragraph-rsid="000fce3c" style:font-size-asian="14pt" style:font-size-complex="14pt"/>
    </style:style>
    <style:style style:name="P30" style:family="paragraph" style:parent-style-name="Text_20_Body" style:list-style-name="WWNum8">
      <style:paragraph-properties>
        <style:tab-stops>
          <style:tab-stop style:position="1.247cm"/>
        </style:tab-stops>
      </style:paragraph-properties>
      <style:text-properties fo:color="#000000" style:font-name="Latin Modern Roman" fo:font-size="14pt" fo:font-style="normal" style:text-underline-style="none" fo:font-weight="normal" officeooo:rsid="00361a5f" officeooo:paragraph-rsid="000fce3c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 style:list-style-name="WWNum8">
      <style:paragraph-properties>
        <style:tab-stops>
          <style:tab-stop style:position="1.247cm"/>
        </style:tab-stops>
      </style:paragraph-properties>
      <style:text-properties officeooo:rsid="00361a5f" officeooo:paragraph-rsid="000fce3c"/>
    </style:style>
    <style:style style:name="P32" style:family="paragraph" style:parent-style-name="Text_20_Body">
      <style:text-properties officeooo:paragraph-rsid="000fce3c"/>
    </style:style>
    <style:style style:name="P33" style:family="paragraph" style:parent-style-name="Text_20_Body">
      <style:paragraph-properties fo:margin-top="0cm" fo:margin-bottom="0.499cm" loext:contextual-spacing="false">
        <style:tab-stops>
          <style:tab-stop style:position="1.247cm"/>
        </style:tab-stops>
      </style:paragraph-properties>
      <style:text-properties officeooo:paragraph-rsid="000fce3c"/>
    </style:style>
    <style:style style:name="P34" style:family="paragraph" style:parent-style-name="Text_20_Body" style:list-style-name="WWNum2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style:font-name="Latin Modern Roman" fo:font-size="14pt" officeooo:paragraph-rsid="000fce3c" style:font-size-asian="14pt" style:font-size-complex="14pt"/>
    </style:style>
    <style:style style:name="P35" style:family="paragraph" style:parent-style-name="Text_20_Body" style:list-style-name="WWNum8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style:font-name="Latin Modern Roman" fo:font-size="14pt" officeooo:paragraph-rsid="000fce3c" style:font-size-asian="14pt" style:font-size-complex="14pt"/>
    </style:style>
    <style:style style:name="P36" style:family="paragraph" style:parent-style-name="Text_20_Body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style:font-name="Latin Modern Roman" fo:font-size="14pt" officeooo:paragraph-rsid="000fce3c" style:font-size-asian="14pt" style:font-size-complex="14pt"/>
    </style:style>
    <style:style style:name="P37" style:family="paragraph" style:parent-style-name="Text_20_Body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style:font-name="Latin Modern Roman" fo:font-size="14pt" fo:language="en" fo:country="US" officeooo:paragraph-rsid="000fce3c" style:font-size-asian="14pt" style:font-size-complex="14pt"/>
    </style:style>
    <style:style style:name="P38" style:family="paragraph" style:parent-style-name="Text_20_Body" style:list-style-name="WWNum2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style:font-name="Latin Modern Roman" fo:font-size="14pt" fo:language="uk" fo:country="UA" officeooo:rsid="003299b5" officeooo:paragraph-rsid="000fce3c" style:font-size-asian="14pt" style:font-size-complex="14pt"/>
    </style:style>
    <style:style style:name="P39" style:family="paragraph" style:parent-style-name="Text_20_Body" style:list-style-name="WWNum8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style:font-name="Latin Modern Roman" fo:font-size="14pt" fo:language="uk" fo:country="UA" officeooo:paragraph-rsid="000fce3c" style:font-size-asian="14pt" style:font-size-complex="14pt"/>
    </style:style>
    <style:style style:name="P40" style:family="paragraph" style:parent-style-name="Text_20_Body" style:list-style-name="WWNum1">
      <style:paragraph-properties fo:margin-top="0cm" fo:margin-bottom="0cm" loext:contextual-spacing="false">
        <style:tab-stops>
          <style:tab-stop style:position="2.494cm"/>
        </style:tab-stops>
      </style:paragraph-properties>
      <style:text-properties officeooo:paragraph-rsid="000fce3c"/>
    </style:style>
    <style:style style:name="P41" style:family="paragraph" style:parent-style-name="Text_20_Body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style:font-name="Latin Modern Roman" fo:font-size="14pt" fo:language="en" fo:country="US" style:text-underline-style="none" officeooo:paragraph-rsid="000fce3c" style:font-size-asian="14pt" style:font-size-complex="14pt"/>
    </style:style>
    <style:style style:name="P42" style:family="paragraph" style:parent-style-name="Text_20_Body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style:font-name="Latin Modern Roman" fo:font-size="14pt" fo:language="en" fo:country="US" fo:font-style="normal" style:text-underline-style="none" officeooo:paragraph-rsid="000fce3c" style:font-size-asian="14pt" style:font-style-asian="normal" style:font-size-complex="14pt" style:font-style-complex="normal"/>
    </style:style>
    <style:style style:name="P43" style:family="paragraph" style:parent-style-name="Text_20_Body" style:list-style-name="WWNum5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color="#000000" style:font-name="Latin Modern Roman" fo:font-size="14pt" style:text-underline-style="none" officeooo:paragraph-rsid="000fce3c" style:font-size-asian="14pt" style:font-size-complex="14pt"/>
    </style:style>
    <style:style style:name="P44" style:family="paragraph" style:parent-style-name="Text_20_Body" style:list-style-name="WWNum5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officeooo:paragraph-rsid="000fce3c"/>
    </style:style>
    <style:style style:name="P45" style:family="paragraph" style:parent-style-name="Text_20_Body" style:list-style-name="WWNum4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officeooo:paragraph-rsid="000fce3c"/>
    </style:style>
    <style:style style:name="P46" style:family="paragraph" style:parent-style-name="Text_20_Body" style:list-style-name="WWNum3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officeooo:paragraph-rsid="000fce3c"/>
    </style:style>
    <style:style style:name="P47" style:family="paragraph" style:parent-style-name="Text_20_Body" style:list-style-name="WWNum2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officeooo:paragraph-rsid="000fce3c"/>
    </style:style>
    <style:style style:name="P48" style:family="paragraph" style:parent-style-name="Text_20_Body" style:list-style-name="WWNum8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officeooo:paragraph-rsid="000fce3c"/>
    </style:style>
    <style:style style:name="P49" style:family="paragraph" style:parent-style-name="Text_20_Body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officeooo:paragraph-rsid="000fce3c"/>
    </style:style>
    <style:style style:name="P50" style:family="paragraph" style:parent-style-name="Text_20_Body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language="en" fo:country="US" fo:font-style="normal" officeooo:paragraph-rsid="000fce3c" style:font-style-asian="normal" style:font-style-complex="normal" style:font-weight-complex="normal"/>
    </style:style>
    <style:style style:name="P51" style:family="paragraph" style:parent-style-name="Text_20_Body" style:list-style-name="WWNum8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language="uk" fo:country="UA" officeooo:paragraph-rsid="000fce3c"/>
    </style:style>
    <style:style style:name="P52" style:family="paragraph" style:parent-style-name="Text_20_Body">
      <style:paragraph-properties fo:margin-top="0cm" fo:margin-bottom="0cm" loext:contextual-spacing="false">
        <style:tab-stops>
          <style:tab-stop style:position="1.247cm"/>
        </style:tab-stops>
      </style:paragraph-properties>
      <style:text-properties fo:language="uk" fo:country="UA" officeooo:paragraph-rsid="000fce3c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fo:language="uk" fo:country="UA" officeooo:paragraph-rsid="000fce3c"/>
    </style:style>
    <style:style style:name="P54" style:family="paragraph" style:parent-style-name="Text_20_Body">
      <style:paragraph-properties fo:margin-top="0cm" fo:margin-bottom="0cm" loext:contextual-spacing="false"/>
      <style:text-properties fo:language="uk" fo:country="UA" officeooo:paragraph-rsid="000fce3c"/>
    </style:style>
    <style:style style:name="P55" style:family="paragraph" style:parent-style-name="Text_20_Body" style:list-style-name="WWNum9">
      <style:paragraph-properties fo:margin-top="0cm" fo:margin-bottom="0cm" loext:contextual-spacing="false" fo:line-height="115%" fo:text-align="start" style:justify-single-word="false" fo:orphans="0" fo:widows="0" style:writing-mode="lr-tb">
        <style:tab-stops>
          <style:tab-stop style:position="1.247cm"/>
        </style:tab-stops>
      </style:paragraph-properties>
      <style:text-properties officeooo:paragraph-rsid="000fce3c"/>
    </style:style>
    <style:style style:name="P56" style:family="paragraph" style:parent-style-name="Text_20_Body">
      <style:paragraph-properties fo:margin-left="1.247cm" fo:margin-right="0cm" fo:text-indent="0cm" style:auto-text-indent="false">
        <style:tab-stops>
          <style:tab-stop style:position="1.247cm"/>
        </style:tab-stops>
      </style:paragraph-properties>
      <style:text-properties style:font-name="Calibri" fo:language="en" fo:country="US" officeooo:paragraph-rsid="000fce3c"/>
    </style:style>
    <style:style style:name="P57" style:family="paragraph" style:parent-style-name="Text_20_Body">
      <style:paragraph-properties fo:margin-left="1.247cm" fo:margin-right="0cm" fo:text-indent="0cm" style:auto-text-indent="false">
        <style:tab-stops>
          <style:tab-stop style:position="1.247cm"/>
        </style:tab-stops>
      </style:paragraph-properties>
      <style:text-properties style:font-name="Latin Modern Roman" fo:font-size="14pt" fo:language="uk" fo:country="UA" officeooo:paragraph-rsid="000fce3c" style:font-size-asian="14pt" style:font-size-complex="14pt"/>
    </style:style>
    <style:style style:name="P58" style:family="paragraph" style:parent-style-name="Text_20_Body">
      <style:paragraph-properties fo:margin-left="1.247cm" fo:margin-right="0cm" fo:margin-top="0cm" fo:margin-bottom="0.499cm" loext:contextual-spacing="false" fo:text-indent="0cm" style:auto-text-indent="false">
        <style:tab-stops>
          <style:tab-stop style:position="1.247cm"/>
        </style:tab-stops>
      </style:paragraph-properties>
      <style:text-properties style:font-name="Calibri" fo:language="uk" fo:country="UA" officeooo:paragraph-rsid="000fce3c"/>
    </style:style>
    <style:style style:name="P59" style:family="paragraph" style:parent-style-name="Text_20_Body">
      <style:paragraph-properties fo:margin-left="1.247cm" fo:margin-right="0cm" fo:margin-top="0cm" fo:margin-bottom="0.499cm" loext:contextual-spacing="false" fo:text-indent="0cm" style:auto-text-indent="false">
        <style:tab-stops>
          <style:tab-stop style:position="1.247cm"/>
        </style:tab-stops>
      </style:paragraph-properties>
      <style:text-properties officeooo:paragraph-rsid="000fce3c"/>
    </style:style>
    <style:style style:name="P60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>
          <style:tab-stop style:position="1.247cm"/>
        </style:tab-stops>
      </style:paragraph-properties>
      <style:text-properties fo:language="en" fo:country="US" officeooo:paragraph-rsid="000fce3c" style:font-weight-complex="normal"/>
    </style:style>
    <style:style style:name="P61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>
          <style:tab-stop style:position="1.247cm"/>
        </style:tab-stops>
      </style:paragraph-properties>
      <style:text-properties fo:color="#000000" style:font-name="Latin Modern Roman" fo:font-size="14pt" fo:font-style="normal" style:text-underline-style="none" fo:font-weight="normal" officeooo:paragraph-rsid="000fce3c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>
          <style:tab-stop style:position="1.247cm"/>
        </style:tab-stops>
      </style:paragraph-properties>
      <style:text-properties fo:color="#000000" style:font-name="Latin Modern Roman" fo:font-size="14pt" fo:font-style="normal" style:text-underline-style="none" fo:font-weight="normal" officeooo:rsid="003bb185" officeooo:paragraph-rsid="000fce3c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paragraph-properties fo:margin-left="1.247cm" fo:margin-right="0cm" fo:margin-top="0cm" fo:margin-bottom="0cm" loext:contextual-spacing="false" fo:text-indent="0cm" style:auto-text-indent="false">
        <style:tab-stops>
          <style:tab-stop style:position="1.247cm"/>
        </style:tab-stops>
      </style:paragraph-properties>
      <style:text-properties style:font-name="Latin Modern Roman" fo:font-size="14pt" fo:language="en" fo:country="US" officeooo:paragraph-rsid="000fce3c" style:font-size-asian="14pt" style:font-size-complex="14pt"/>
    </style:style>
    <style:style style:name="P64" style:family="paragraph" style:parent-style-name="Text_20_Body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officeooo:paragraph-rsid="000fce3c"/>
    </style:style>
    <style:style style:name="P65" style:family="paragraph" style:parent-style-name="Text_20_Body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1.247cm"/>
        </style:tab-stops>
      </style:paragraph-properties>
      <style:text-properties officeooo:paragraph-rsid="000fce3c"/>
    </style:style>
    <style:style style:name="P66" style:family="paragraph" style:parent-style-name="Text_20_Body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fo:language="en" fo:country="US" fo:font-weight="bold" officeooo:paragraph-rsid="000fce3c" style:font-weight-asian="bold"/>
    </style:style>
    <style:style style:name="P67" style:family="paragraph" style:parent-style-name="Text_20_Body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fo:color="#000000" style:font-name="Latin Modern Roman" fo:font-size="14pt" fo:language="en" fo:country="US" style:text-underline-style="none" officeooo:paragraph-rsid="000fce3c" style:font-size-asian="14pt" style:font-size-complex="14pt"/>
    </style:style>
    <style:style style:name="P68" style:family="paragraph" style:parent-style-name="Text_20_Body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fo:language="uk" fo:country="UA" officeooo:paragraph-rsid="000fce3c"/>
    </style:style>
    <style:style style:name="P69" style:family="paragraph" style:parent-style-name="Text_20_Body">
      <style:paragraph-properties fo:margin-left="0cm" fo:margin-right="0cm" fo:text-indent="0cm" style:auto-text-indent="false">
        <style:tab-stops>
          <style:tab-stop style:position="2.494cm"/>
        </style:tab-stops>
      </style:paragraph-properties>
      <style:text-properties officeooo:paragraph-rsid="000fce3c"/>
    </style:style>
    <style:style style:name="P70" style:family="paragraph" style:parent-style-name="Text_20_Body" style:list-style-name="WWNum9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-0.499cm" style:auto-text-indent="false" style:writing-mode="lr-tb">
        <style:tab-stops>
          <style:tab-stop style:position="1.247cm"/>
        </style:tab-stops>
      </style:paragraph-properties>
      <style:text-properties officeooo:paragraph-rsid="000fce3c"/>
    </style:style>
    <style:style style:name="P71" style:family="paragraph" style:parent-style-name="Text_20_Body" style:list-style-name="WWNum9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-0.499cm" style:auto-text-indent="false" style:writing-mode="lr-tb">
        <style:tab-stops>
          <style:tab-stop style:position="1.247cm"/>
        </style:tab-stops>
      </style:paragraph-properties>
      <style:text-properties fo:language="uk" fo:country="UA" officeooo:paragraph-rsid="000fce3c"/>
    </style:style>
    <style:style style:name="P72" style:family="paragraph" style:parent-style-name="Preformatted_20_Text">
      <style:paragraph-properties fo:margin-top="0cm" fo:margin-bottom="0.499cm" loext:contextual-spacing="false"/>
      <style:text-properties style:font-name="Latin Modern Roman" fo:font-size="14pt" fo:language="en" fo:country="US" officeooo:paragraph-rsid="000fce3c" style:font-size-asian="14pt" style:font-size-complex="14pt" style:font-weight-complex="normal"/>
    </style:style>
    <style:style style:name="P73" style:family="paragraph" style:parent-style-name="Preformatted_20_Text">
      <style:paragraph-properties fo:margin-top="0cm" fo:margin-bottom="0.499cm" loext:contextual-spacing="false"/>
      <style:text-properties style:font-name="Latin Modern Roman" fo:font-size="14pt" fo:language="en" fo:country="US" officeooo:paragraph-rsid="000fce3c" style:font-size-asian="14pt" style:font-size-complex="14pt"/>
    </style:style>
    <style:style style:name="P74" style:family="paragraph" style:parent-style-name="Preformatted_20_Text">
      <style:paragraph-properties fo:margin-top="0cm" fo:margin-bottom="0.499cm" loext:contextual-spacing="false"/>
      <style:text-properties style:font-name="Latin Modern Roman" fo:font-size="14pt" fo:language="uk" fo:country="UA" officeooo:paragraph-rsid="000fce3c" style:font-size-asian="14pt" style:font-size-complex="14pt"/>
    </style:style>
    <style:style style:name="P75" style:family="paragraph" style:parent-style-name="Preformatted_20_Text">
      <style:text-properties style:font-name="Latin Modern Roman" fo:font-size="14pt" fo:language="en" fo:country="US" officeooo:paragraph-rsid="000fce3c" style:font-size-asian="14pt" style:font-size-complex="14pt"/>
    </style:style>
    <style:style style:name="P76" style:family="paragraph" style:parent-style-name="Preformatted_20_Text">
      <style:text-properties officeooo:paragraph-rsid="000fce3c"/>
    </style:style>
    <style:style style:name="P77" style:family="paragraph" style:parent-style-name="Preformatted_20_Text">
      <style:paragraph-properties fo:margin-left="1.247cm" fo:margin-right="0cm" fo:margin-top="0cm" fo:margin-bottom="0.499cm" loext:contextual-spacing="false" fo:text-indent="0cm" style:auto-text-indent="false"/>
      <style:text-properties style:font-name="Latin Modern Roman" fo:font-size="14pt" fo:language="en" fo:country="US" officeooo:paragraph-rsid="000fce3c" style:font-size-asian="14pt" style:font-size-complex="14pt"/>
    </style:style>
    <style:style style:name="P78" style:family="paragraph" style:parent-style-name="Preformatted_20_Text">
      <style:paragraph-properties fo:margin-left="1.247cm" fo:margin-right="0cm" fo:margin-top="0cm" fo:margin-bottom="0.499cm" loext:contextual-spacing="false" fo:text-indent="0cm" style:auto-text-indent="false"/>
      <style:text-properties style:font-name="Latin Modern Roman" fo:font-size="14pt" fo:language="uk" fo:country="UA" officeooo:paragraph-rsid="000fce3c" style:font-size-asian="14pt" style:font-size-complex="14pt"/>
    </style:style>
    <style:style style:name="P79" style:family="paragraph" style:parent-style-name="Preformatted_20_Text">
      <style:paragraph-properties fo:margin-left="1.247cm" fo:margin-right="0cm" fo:margin-top="0cm" fo:margin-bottom="0.499cm" loext:contextual-spacing="false" fo:text-indent="0cm" style:auto-text-indent="false"/>
      <style:text-properties style:font-name="Latin Modern Roman" fo:font-size="14pt" officeooo:paragraph-rsid="000fce3c" style:font-size-asian="14pt" style:font-size-complex="14pt"/>
    </style:style>
    <style:style style:name="P80" style:family="paragraph" style:parent-style-name="Preformatted_20_Text">
      <style:paragraph-properties fo:margin-left="1.247cm" fo:margin-right="0cm" fo:text-indent="0cm" style:auto-text-indent="false"/>
      <style:text-properties style:font-name="Latin Modern Roman" fo:font-size="14pt" officeooo:paragraph-rsid="000fce3c" style:font-size-asian="14pt" style:font-size-complex="14pt"/>
    </style:style>
    <style:style style:name="P81" style:family="paragraph" style:parent-style-name="Preformatted_20_Text">
      <style:paragraph-properties fo:margin-left="1.247cm" fo:margin-right="0cm" fo:text-indent="0cm" style:auto-text-indent="false"/>
      <style:text-properties style:font-name="Latin Modern Roman" fo:font-size="14pt" fo:language="en" fo:country="US" officeooo:paragraph-rsid="000fce3c" style:font-size-asian="14pt" style:font-size-complex="14pt"/>
    </style:style>
    <style:style style:name="P82" style:family="paragraph" style:parent-style-name="Preformatted_20_Text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officeooo:paragraph-rsid="000fce3c"/>
    </style:style>
    <style:style style:name="P83" style:family="paragraph" style:parent-style-name="Preformatted_20_Text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officeooo:rsid="0029bece" officeooo:paragraph-rsid="000fce3c"/>
    </style:style>
    <style:style style:name="P84" style:family="paragraph" style:parent-style-name="Preformatted_20_Text">
      <style:paragraph-properties fo:margin-left="2.494cm" fo:margin-right="0cm" fo:margin-top="0cm" fo:margin-bottom="0.499cm" loext:contextual-spacing="false" fo:text-indent="0cm" style:auto-text-indent="false"/>
      <style:text-properties style:font-name="Latin Modern Roman" fo:font-size="14pt" fo:language="en" fo:country="US" officeooo:paragraph-rsid="000fce3c" style:font-size-asian="14pt" style:font-size-complex="14pt"/>
    </style:style>
    <style:style style:name="P8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atin Modern Roman" fo:font-size="14pt" officeooo:paragraph-rsid="000fce3c" style:font-size-asian="14pt" style:font-size-complex="14pt"/>
    </style:style>
    <style:style style:name="P8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fce3c"/>
    </style:style>
    <style:style style:name="P87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officeooo:paragraph-rsid="000fce3c"/>
    </style:style>
    <style:style style:name="P88" style:family="paragraph" style:parent-style-name="Preformatted_20_Text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style:font-name="Latin Modern Roman" fo:font-size="14pt" fo:language="uk" fo:country="UA" officeooo:rsid="005e8d9a" officeooo:paragraph-rsid="000fce3c" style:font-size-asian="14pt" style:font-name-complex="Arial" style:font-size-complex="14pt"/>
    </style:style>
    <style:style style:name="P89" style:family="paragraph" style:parent-style-name="Table_20_Contents">
      <style:text-properties style:font-name="Latin Modern Roman" fo:font-size="14pt" fo:language="en" fo:country="US" officeooo:rsid="003812ff" officeooo:paragraph-rsid="000fce3c" style:font-size-asian="14pt" style:font-size-complex="14pt"/>
    </style:style>
    <style:style style:name="P90" style:family="paragraph" style:parent-style-name="Table_20_Contents">
      <style:text-properties style:font-name="Latin Modern Roman" fo:font-size="14pt" fo:language="en" fo:country="US" officeooo:rsid="00392f09" officeooo:paragraph-rsid="000fce3c" style:font-size-asian="14pt" style:font-size-complex="14pt"/>
    </style:style>
    <style:style style:name="P91" style:family="paragraph" style:parent-style-name="Table_20_Contents">
      <style:text-properties style:font-name="Latin Modern Roman" fo:font-size="14pt" fo:language="en" fo:country="US" officeooo:rsid="00892166" officeooo:paragraph-rsid="000fce3c" style:font-size-asian="14pt" style:font-size-complex="14pt"/>
    </style:style>
    <style:style style:name="P92" style:family="paragraph" style:parent-style-name="Table_20_Contents">
      <style:text-properties style:font-name="Latin Modern Roman" fo:font-size="14pt" fo:language="en" fo:country="US" officeooo:paragraph-rsid="000fce3c" style:font-size-asian="14pt" style:font-size-complex="14pt"/>
    </style:style>
    <style:style style:name="P93" style:family="paragraph" style:parent-style-name="Table_20_Contents">
      <style:text-properties style:font-name="Latin Modern Roman" fo:font-size="14pt" fo:language="uk" fo:country="UA" officeooo:paragraph-rsid="000fce3c" style:font-size-asian="14pt" style:font-size-complex="14pt"/>
    </style:style>
    <style:style style:name="P94" style:family="paragraph" style:parent-style-name="Table_20_Contents">
      <style:text-properties style:font-name="Calibri" fo:language="uk" fo:country="UA" officeooo:paragraph-rsid="000fce3c"/>
    </style:style>
    <style:style style:name="P95" style:family="paragraph" style:parent-style-name="Table_20_Contents">
      <style:text-properties fo:language="en" fo:country="US" officeooo:paragraph-rsid="000fce3c"/>
    </style:style>
    <style:style style:name="P96" style:family="paragraph" style:parent-style-name="Table_20_Contents">
      <style:text-properties officeooo:paragraph-rsid="000fce3c"/>
    </style:style>
    <style:style style:name="P97" style:family="paragraph" style:parent-style-name="Заголовок_20_11">
      <style:text-properties style:font-name="Latin Modern Roman" fo:font-size="14pt" fo:language="en" fo:country="US" officeooo:paragraph-rsid="000fce3c" style:font-size-asian="14pt" style:font-size-complex="14pt" style:font-weight-complex="normal"/>
    </style:style>
    <style:style style:name="P98" style:family="paragraph" style:parent-style-name="List_20_Heading">
      <style:text-properties officeooo:paragraph-rsid="000fce3c"/>
    </style:style>
    <style:style style:name="P99" style:family="paragraph" style:parent-style-name="List_20_Heading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officeooo:paragraph-rsid="000fce3c"/>
    </style:style>
    <style:style style:name="P100" style:family="paragraph" style:parent-style-name="List_20_Heading">
      <style:paragraph-properties fo:margin-left="1.247cm" fo:margin-right="0cm" fo:margin-top="0cm" fo:margin-bottom="0cm" loext:contextual-spacing="false" fo:line-height="115%" fo:text-align="start" style:justify-single-word="false" fo:orphans="0" fo:widows="0" fo:text-indent="0cm" style:auto-text-indent="false" style:writing-mode="lr-tb">
        <style:tab-stops>
          <style:tab-stop style:position="2.494cm"/>
        </style:tab-stops>
      </style:paragraph-properties>
      <style:text-properties officeooo:rsid="00293ded" officeooo:paragraph-rsid="000fce3c"/>
    </style:style>
    <style:style style:name="T1" style:family="text">
      <style:text-properties style:font-name="Latin Modern Roman" fo:font-size="14pt" style:font-size-asian="14pt" style:font-size-complex="14pt"/>
    </style:style>
    <style:style style:name="T2" style:family="text">
      <style:text-properties style:font-name="Latin Modern Roman" fo:font-size="14pt" style:font-size-asian="14pt" style:font-size-complex="14pt" style:font-weight-complex="normal"/>
    </style:style>
    <style:style style:name="T3" style:family="text">
      <style:text-properties style:font-name="Latin Modern Roman" fo:font-size="14pt" officeooo:rsid="001d8b51" style:font-size-asian="14pt" style:font-size-complex="14pt"/>
    </style:style>
    <style:style style:name="T4" style:family="text">
      <style:text-properties style:font-name="Latin Modern Roman" fo:font-size="14pt" officeooo:rsid="001ef1ea" style:font-size-asian="14pt" style:font-size-complex="14pt"/>
    </style:style>
    <style:style style:name="T5" style:family="text">
      <style:text-properties style:font-name="Latin Modern Roman" fo:font-size="14pt" officeooo:rsid="002bebca" style:font-size-asian="14pt" style:font-size-complex="14pt"/>
    </style:style>
    <style:style style:name="T6" style:family="text">
      <style:text-properties style:font-name="Latin Modern Roman" fo:font-size="14pt" officeooo:rsid="002da0ca" style:font-size-asian="14pt" style:font-size-complex="14pt"/>
    </style:style>
    <style:style style:name="T7" style:family="text">
      <style:text-properties style:font-name="Latin Modern Roman" fo:font-size="14pt" officeooo:rsid="00301d64" style:font-size-asian="14pt" style:font-size-complex="14pt"/>
    </style:style>
    <style:style style:name="T8" style:family="text">
      <style:text-properties style:font-name="Latin Modern Roman" fo:font-size="14pt" officeooo:rsid="002f5f1e" style:font-size-asian="14pt" style:font-size-complex="14pt"/>
    </style:style>
    <style:style style:name="T9" style:family="text">
      <style:text-properties style:font-name="Latin Modern Roman" fo:font-size="14pt" officeooo:rsid="00339c28" style:font-size-asian="14pt" style:font-size-complex="14pt"/>
    </style:style>
    <style:style style:name="T10" style:family="text">
      <style:text-properties style:font-name="Latin Modern Roman" fo:font-size="14pt" officeooo:rsid="00357884" style:font-size-asian="14pt" style:font-size-complex="14pt"/>
    </style:style>
    <style:style style:name="T11" style:family="text">
      <style:text-properties style:font-name="Latin Modern Roman" fo:font-size="14pt" fo:language="uk" fo:country="UA" style:font-size-asian="14pt" style:font-size-complex="14pt"/>
    </style:style>
    <style:style style:name="T12" style:family="text">
      <style:text-properties style:font-name="Latin Modern Roman" fo:font-size="14pt" fo:language="uk" fo:country="UA" officeooo:rsid="001a1b7a" style:font-size-asian="14pt" style:font-size-complex="14pt"/>
    </style:style>
    <style:style style:name="T13" style:family="text">
      <style:text-properties style:font-name="Latin Modern Roman" fo:font-size="14pt" fo:language="uk" fo:country="UA" officeooo:rsid="004e5a4b" style:font-size-asian="14pt" style:font-size-complex="14pt"/>
    </style:style>
    <style:style style:name="T14" style:family="text">
      <style:text-properties style:font-name="Latin Modern Roman" fo:font-size="14pt" fo:language="uk" fo:country="UA" style:font-size-asian="14pt" style:font-size-complex="14pt" style:font-weight-complex="normal"/>
    </style:style>
    <style:style style:name="T15" style:family="text">
      <style:text-properties style:font-name="Latin Modern Roman" fo:font-size="14pt" fo:language="uk" fo:country="UA" officeooo:rsid="00301d64" style:font-size-asian="14pt" style:font-size-complex="14pt" style:font-weight-complex="normal"/>
    </style:style>
    <style:style style:name="T16" style:family="text">
      <style:text-properties style:font-name="Latin Modern Roman" fo:font-size="14pt" fo:language="uk" fo:country="UA" officeooo:rsid="008cb9f9" style:font-size-asian="14pt" style:font-size-complex="14pt"/>
    </style:style>
    <style:style style:name="T17" style:family="text">
      <style:text-properties style:font-name="Latin Modern Roman" fo:font-size="14pt" fo:language="uk" fo:country="UA" officeooo:rsid="00301d64" style:font-size-asian="14pt" style:font-size-complex="14pt"/>
    </style:style>
    <style:style style:name="T18" style:family="text">
      <style:text-properties style:font-name="Latin Modern Roman" fo:font-size="14pt" fo:language="uk" fo:country="UA" officeooo:rsid="003299b5" style:font-size-asian="14pt" style:font-size-complex="14pt"/>
    </style:style>
    <style:style style:name="T19" style:family="text">
      <style:text-properties style:font-name="Latin Modern Roman" fo:font-size="14pt" fo:language="uk" fo:country="UA" officeooo:rsid="0031a8ec" style:font-size-asian="14pt" style:font-size-complex="14pt"/>
    </style:style>
    <style:style style:name="T20" style:family="text">
      <style:text-properties style:font-name="Latin Modern Roman" fo:font-size="14pt" fo:language="uk" fo:country="UA" officeooo:rsid="00339c28" style:font-size-asian="14pt" style:font-size-complex="14pt"/>
    </style:style>
    <style:style style:name="T21" style:family="text">
      <style:text-properties style:font-name="Latin Modern Roman" fo:font-size="14pt" fo:language="uk" fo:country="UA" officeooo:rsid="00357884" style:font-size-asian="14pt" style:font-size-complex="14pt"/>
    </style:style>
    <style:style style:name="T22" style:family="text">
      <style:text-properties style:font-name="Latin Modern Roman" fo:font-size="14pt" fo:language="uk" fo:country="UA" officeooo:rsid="00644882" style:font-size-asian="14pt" style:font-name-complex="Arial" style:font-size-complex="14pt"/>
    </style:style>
    <style:style style:name="T23" style:family="text">
      <style:text-properties style:font-name="Latin Modern Roman" fo:font-size="14pt" fo:language="uk" fo:country="UA" officeooo:rsid="005e8d9a" style:font-size-asian="14pt" style:font-name-complex="Arial" style:font-size-complex="14pt"/>
    </style:style>
    <style:style style:name="T24" style:family="text">
      <style:text-properties style:font-name="Latin Modern Roman" fo:font-size="14pt" fo:language="uk" fo:country="UA" fo:font-weight="normal" style:font-size-asian="14pt" style:font-weight-asian="normal" style:font-size-complex="14pt" style:font-weight-complex="normal"/>
    </style:style>
    <style:style style:name="T25" style:family="text">
      <style:text-properties style:font-name="Latin Modern Roman" fo:font-size="14pt" fo:language="uk" fo:country="UA" fo:font-weight="normal" officeooo:rsid="00301d64" style:font-size-asian="14pt" style:font-weight-asian="normal" style:font-size-complex="14pt" style:font-weight-complex="normal"/>
    </style:style>
    <style:style style:name="T26" style:family="text">
      <style:text-properties style:font-name="Latin Modern Roman" fo:font-size="14pt" fo:language="uk" fo:country="UA" style:font-name-asian="0" style:font-size-asian="14pt" style:font-size-complex="14pt"/>
    </style:style>
    <style:style style:name="T27" style:family="text">
      <style:text-properties style:font-name="Latin Modern Roman" fo:font-size="14pt" fo:language="en" fo:country="US" style:font-size-asian="14pt" style:font-size-complex="14pt"/>
    </style:style>
    <style:style style:name="T28" style:family="text">
      <style:text-properties style:font-name="Latin Modern Roman" fo:font-size="14pt" fo:language="en" fo:country="US" officeooo:rsid="004e5a4b" style:font-size-asian="14pt" style:font-size-complex="14pt"/>
    </style:style>
    <style:style style:name="T29" style:family="text">
      <style:text-properties style:font-name="Latin Modern Roman" fo:font-size="14pt" fo:language="en" fo:country="US" officeooo:rsid="001a1b7a" style:font-size-asian="14pt" style:font-size-complex="14pt"/>
    </style:style>
    <style:style style:name="T30" style:family="text">
      <style:text-properties style:font-name="Latin Modern Roman" fo:font-size="14pt" fo:language="en" fo:country="US" style:font-size-asian="14pt" style:font-size-complex="14pt" style:font-style-complex="normal"/>
    </style:style>
    <style:style style:name="T31" style:family="text">
      <style:text-properties style:font-name="Latin Modern Roman" fo:font-size="14pt" fo:language="en" fo:country="US" style:font-size-asian="14pt" style:font-size-complex="14pt" style:font-weight-complex="normal"/>
    </style:style>
    <style:style style:name="T32" style:family="text">
      <style:text-properties style:font-name="Latin Modern Roman" fo:font-size="14pt" fo:language="en" fo:country="US" officeooo:rsid="0037c77a" style:font-size-asian="14pt" style:font-size-complex="14pt" style:font-weight-complex="normal"/>
    </style:style>
    <style:style style:name="T33" style:family="text">
      <style:text-properties style:font-name="Latin Modern Roman" fo:font-size="14pt" fo:language="en" fo:country="US" officeooo:rsid="001bf19b" style:font-size-asian="14pt" style:font-size-complex="14pt"/>
    </style:style>
    <style:style style:name="T34" style:family="text">
      <style:text-properties style:font-name="Latin Modern Roman" fo:font-size="14pt" fo:language="en" fo:country="US" officeooo:rsid="001d8b51" style:font-size-asian="14pt" style:font-size-complex="14pt"/>
    </style:style>
    <style:style style:name="T35" style:family="text">
      <style:text-properties style:font-name="Latin Modern Roman" fo:font-size="14pt" fo:language="en" fo:country="US" officeooo:rsid="003812ff" style:font-size-asian="14pt" style:font-size-complex="14pt"/>
    </style:style>
    <style:style style:name="T36" style:family="text">
      <style:text-properties style:font-name="Latin Modern Roman" fo:font-size="14pt" fo:language="en" fo:country="US" officeooo:rsid="003299b5" style:font-size-asian="14pt" style:font-size-complex="14pt"/>
    </style:style>
    <style:style style:name="T37" style:family="text">
      <style:text-properties style:font-name="Latin Modern Roman" fo:font-size="14pt" fo:language="en" fo:country="US" officeooo:rsid="003a7d7a" style:font-size-asian="14pt" style:font-size-complex="14pt"/>
    </style:style>
    <style:style style:name="T38" style:family="text">
      <style:text-properties style:font-name="Latin Modern Roman" fo:font-size="14pt" fo:language="en" fo:country="US" officeooo:rsid="0037c77a" style:font-size-asian="14pt" style:font-size-complex="14pt"/>
    </style:style>
    <style:style style:name="T39" style:family="text">
      <style:text-properties style:font-name="Latin Modern Roman" fo:font-size="14pt" fo:language="en" fo:country="US" officeooo:rsid="0065d1c5" style:font-size-asian="14pt" style:font-size-complex="14pt"/>
    </style:style>
    <style:style style:name="T40" style:family="text">
      <style:text-properties style:font-name="Latin Modern Roman" fo:font-size="14pt" fo:language="en" fo:country="US" officeooo:rsid="00339c28" style:font-size-asian="14pt" style:font-size-complex="14pt"/>
    </style:style>
    <style:style style:name="T41" style:family="text">
      <style:text-properties style:font-name="Latin Modern Roman" fo:font-size="14pt" fo:language="en" fo:country="US" officeooo:rsid="0088eaa7" style:font-size-asian="14pt" style:font-size-complex="14pt"/>
    </style:style>
    <style:style style:name="T42" style:family="text">
      <style:text-properties style:font-name="Latin Modern Roman" fo:font-size="14pt" fo:language="en" fo:country="US" fo:font-weight="normal" style:font-size-asian="14pt" style:font-weight-asian="normal" style:font-size-complex="14pt" style:font-weight-complex="normal"/>
    </style:style>
    <style:style style:name="T43" style:family="text">
      <style:text-properties style:font-name="Latin Modern Roman" fo:font-size="14pt" fo:language="en" fo:country="US" fo:font-weight="normal" officeooo:rsid="008cb9f9" style:font-size-asian="14pt" style:font-weight-asian="normal" style:font-size-complex="14pt" style:font-weight-complex="normal"/>
    </style:style>
    <style:style style:name="T44" style:family="text">
      <style:text-properties style:font-name="Latin Modern Roman" fo:font-size="14pt" fo:language="en" fo:country="US" fo:font-weight="normal" officeooo:rsid="003bb185" style:font-size-asian="14pt" style:font-weight-asian="normal" style:font-size-complex="14pt" style:font-weight-complex="normal"/>
    </style:style>
    <style:style style:name="T45" style:family="text">
      <style:text-properties style:font-name="Latin Modern Roman" fo:font-size="14pt" fo:font-weight="normal" style:font-size-asian="14pt" style:font-weight-asian="normal" style:font-size-complex="14pt" style:font-weight-complex="normal"/>
    </style:style>
    <style:style style:name="T46" style:family="text">
      <style:text-properties style:font-name="Latin Modern Roman" fo:font-size="14pt" fo:font-weight="normal" officeooo:rsid="00301d64" style:font-size-asian="14pt" style:font-weight-asian="normal" style:font-size-complex="14pt" style:font-weight-complex="normal"/>
    </style:style>
    <style:style style:name="T47" style:family="text">
      <style:text-properties style:font-name="Latin Modern Roman" fo:font-size="14pt" fo:font-weight="normal" officeooo:rsid="003299b5" style:font-size-asian="14pt" style:font-weight-asian="normal" style:font-size-complex="14pt" style:font-weight-complex="normal"/>
    </style:style>
    <style:style style:name="T48" style:family="text">
      <style:text-properties style:font-name="Latin Modern Roman" officeooo:rsid="00392f09"/>
    </style:style>
    <style:style style:name="T49" style:family="text">
      <style:text-properties fo:language="uk" fo:country="UA"/>
    </style:style>
    <style:style style:name="T50" style:family="text">
      <style:text-properties fo:language="uk" fo:country="UA" officeooo:rsid="00241b11"/>
    </style:style>
    <style:style style:name="T51" style:family="text">
      <style:text-properties fo:language="uk" fo:country="UA" officeooo:rsid="00301d64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weight="bold" style:font-weight-asian="bold"/>
    </style:style>
    <style:style style:name="T54" style:family="text">
      <style:text-properties fo:language="en" fo:country="US" fo:font-weight="bold" officeooo:rsid="00225cff" style:font-weight-asian="bold"/>
    </style:style>
    <style:style style:name="T55" style:family="text">
      <style:text-properties fo:language="en" fo:country="US" officeooo:rsid="001bf19b"/>
    </style:style>
    <style:style style:name="T56" style:family="text">
      <style:text-properties fo:language="en" fo:country="US" officeooo:rsid="00225cff"/>
    </style:style>
    <style:style style:name="T57" style:family="text">
      <style:text-properties fo:language="en" fo:country="US" style:font-name-asian="0"/>
    </style:style>
    <style:style style:name="T58" style:family="text">
      <style:text-properties fo:font-weight="bold" style:font-weight-asian="bold"/>
    </style:style>
    <style:style style:name="T59" style:family="text">
      <style:text-properties officeooo:rsid="008cb9f9"/>
    </style:style>
    <style:style style:name="T60" style:family="text">
      <style:text-properties officeooo:rsid="001a1b7a"/>
    </style:style>
    <style:style style:name="T61" style:family="text">
      <style:text-properties officeooo:rsid="001bf19b"/>
    </style:style>
    <style:style style:name="T62" style:family="text">
      <style:text-properties fo:color="#000000" fo:language="en" fo:country="US" fo:font-style="normal" style:text-underline-style="none" style:font-style-asian="normal" style:font-style-complex="normal"/>
    </style:style>
    <style:style style:name="T63" style:family="text">
      <style:text-properties fo:color="#000000" fo:language="en" fo:country="US" fo:font-style="normal" style:text-underline-style="none" officeooo:rsid="001bf19b" style:font-style-asian="normal" style:font-style-complex="normal"/>
    </style:style>
    <style:style style:name="T64" style:family="text">
      <style:text-properties fo:color="#000000" fo:language="en" fo:country="US" fo:font-style="normal" style:text-underline-style="none" officeooo:rsid="0084a18f" style:font-style-asian="normal" style:font-style-complex="normal"/>
    </style:style>
    <style:style style:name="T65" style:family="text">
      <style:text-properties fo:color="#000000" fo:language="en" fo:country="US" fo:font-style="normal" style:text-underline-style="none" officeooo:rsid="0027ca0f" style:font-style-asian="normal" style:font-style-complex="normal"/>
    </style:style>
    <style:style style:name="T66" style:family="text">
      <style:text-properties fo:color="#000000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67" style:family="text">
      <style:text-properties fo:color="#000000" fo:language="en" fo:country="US" fo:font-style="normal" style:text-underline-style="none" fo:font-weight="normal" officeooo:rsid="00361a5f" style:font-style-asian="normal" style:font-weight-asian="normal" style:font-style-complex="normal" style:font-weight-complex="normal"/>
    </style:style>
    <style:style style:name="T68" style:family="text">
      <style:text-properties fo:color="#000000" fo:language="en" fo:country="US" style:text-underline-style="none"/>
    </style:style>
    <style:style style:name="T69" style:family="text">
      <style:text-properties fo:color="#000000" fo:language="en" fo:country="US" style:text-underline-style="none" officeooo:rsid="001bf19b"/>
    </style:style>
    <style:style style:name="T70" style:family="text">
      <style:text-properties fo:color="#000000" fo:language="en" fo:country="US" style:text-underline-style="none" officeooo:rsid="008cb9f9"/>
    </style:style>
    <style:style style:name="T71" style:family="text">
      <style:text-properties fo:color="#000000" fo:language="en" fo:country="US" style:text-underline-style="none" officeooo:rsid="008e046b"/>
    </style:style>
    <style:style style:name="T72" style:family="text">
      <style:text-properties fo:color="#000000" fo:language="en" fo:country="US" style:text-underline-style="none" officeooo:rsid="001de6b0"/>
    </style:style>
    <style:style style:name="T73" style:family="text">
      <style:text-properties fo:color="#000000" fo:language="en" fo:country="US" style:text-underline-style="none" officeooo:rsid="001dd983"/>
    </style:style>
    <style:style style:name="T74" style:family="text">
      <style:text-properties fo:color="#000000" fo:language="en" fo:country="US" style:text-underline-style="none" fo:font-weight="normal" style:font-weight-asian="normal"/>
    </style:style>
    <style:style style:name="T75" style:family="text">
      <style:text-properties fo:color="#000000" fo:language="en" fo:country="US" style:text-underline-style="none" fo:font-weight="normal" officeooo:rsid="00241b11" style:font-weight-asian="normal"/>
    </style:style>
    <style:style style:name="T76" style:family="text">
      <style:text-properties fo:color="#000000" fo:font-style="normal" style:text-underline-style="none" style:font-style-asian="normal" style:font-style-complex="normal"/>
    </style:style>
    <style:style style:name="T77" style:family="text">
      <style:text-properties fo:color="#000000" fo:font-style="normal" style:text-underline-style="none" officeooo:rsid="00241b11" style:font-style-asian="normal" style:font-style-complex="normal"/>
    </style:style>
    <style:style style:name="T78" style:family="text">
      <style:text-properties fo:color="#000000" fo:font-style="normal" style:text-underline-style="none" officeooo:rsid="001d8b51" style:font-style-asian="normal" style:font-style-complex="normal"/>
    </style:style>
    <style:style style:name="T79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fo:color="#000000" fo:font-style="normal" style:text-underline-style="none" fo:font-weight="normal" officeooo:rsid="003bb185" style:font-style-asian="normal" style:font-weight-asian="normal" style:font-style-complex="normal" style:font-weight-complex="normal"/>
    </style:style>
    <style:style style:name="T81" style:family="text">
      <style:text-properties fo:color="#000000" fo:font-style="normal" style:text-underline-style="none" fo:font-weight="normal" officeooo:rsid="00301d64" style:font-style-asian="normal" style:font-weight-asian="normal" style:font-style-complex="normal" style:font-weight-complex="normal"/>
    </style:style>
    <style:style style:name="T82" style:family="text">
      <style:text-properties fo:color="#000000" style:font-name="Latin Modern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color="#000000" style:font-name="Latin Modern Roman" fo:font-size="14pt" fo:language="en" fo:country="US" fo:font-style="normal" style:text-underline-style="none" fo:font-weight="normal" officeooo:rsid="008e046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color="#000000" style:font-name="Latin Modern Roman" fo:font-size="14pt" fo:language="en" fo:country="US" fo:font-style="normal" style:text-underline-style="none" fo:font-weight="normal" officeooo:rsid="001de6b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00000" style:font-name="Latin Modern Roman" fo:font-size="14pt" fo:language="en" fo:country="US" fo:font-style="normal" style:text-underline-style="none" fo:font-weight="normal" officeooo:rsid="001ef1ea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000000" style:font-name="Latin Modern Roman" fo:font-size="14pt" fo:language="en" fo:country="US" fo:font-style="normal" style:text-underline-style="none" fo:font-weight="normal" officeooo:rsid="0020e733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000000" style:font-name="Latin Modern Roman" fo:font-size="14pt" fo:language="en" fo:country="US" fo:font-style="normal" style:text-underline-style="none" fo:font-weight="normal" officeooo:rsid="00241b11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000000" style:font-name="Latin Modern Roman" fo:font-size="14pt" fo:language="en" fo:country="US" fo:font-style="normal" style:text-underline-style="none" fo:font-weight="normal" officeooo:rsid="00225cff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00000" style:font-name="Latin Modern Roman" fo:font-size="14pt" fo:language="en" fo:country="US" fo:font-style="normal" style:text-underline-style="none" fo:font-weight="normal" officeooo:rsid="0037c77a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00000" style:font-name="Latin Modern Roman" fo:font-size="14pt" fo:language="en" fo:country="US" fo:font-style="normal" style:text-underline-style="none" fo:font-weight="normal" officeooo:rsid="00361a5f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000000" style:font-name="Latin Modern Roman" fo:font-size="14pt" fo:language="en" fo:country="US" fo:font-style="normal" style:text-underline-style="none" style:font-name-asian="0" style:font-size-asian="14pt" style:font-style-asian="normal" style:font-size-complex="14pt" style:font-style-complex="normal"/>
    </style:style>
    <style:style style:name="T92" style:family="text">
      <style:text-properties fo:color="#000000" style:font-name="Latin Modern Roman" fo:font-size="14pt" fo:language="en" fo:country="US" fo:font-style="normal" style:text-underline-style="none" officeooo:rsid="00293ded" style:font-name-asian="0" style:font-size-asian="14pt" style:font-style-asian="normal" style:font-size-complex="14pt" style:font-style-complex="normal"/>
    </style:style>
    <style:style style:name="T93" style:family="text">
      <style:text-properties fo:color="#000000" style:font-name="Latin Modern Roman" fo:font-size="14pt" fo:language="en" fo:country="US" fo:font-style="normal" style:text-underline-style="none" officeooo:rsid="0029bece" style:font-name-asian="0" style:font-size-asian="14pt" style:font-style-asian="normal" style:font-size-complex="14pt" style:font-style-complex="normal"/>
    </style:style>
    <style:style style:name="T94" style:family="text">
      <style:text-properties fo:color="#000000" style:font-name="Latin Modern Roman" fo:font-size="14pt" fo:language="en" fo:country="US" style:text-underline-style="none" style:font-name-asian="0" style:font-size-asian="14pt" style:font-size-complex="14pt"/>
    </style:style>
    <style:style style:name="T95" style:family="text">
      <style:text-properties fo:color="#000000" style:font-name="Latin Modern Roman" fo:font-size="14pt" fo:language="en" fo:country="US" style:text-underline-style="none" officeooo:rsid="00265151" style:font-name-asian="0" style:font-size-asian="14pt" style:font-size-complex="14pt"/>
    </style:style>
    <style:style style:name="T96" style:family="text">
      <style:text-properties fo:color="#000000" style:font-name="Latin Modern Roman" fo:font-size="14pt" fo:language="en" fo:country="US" style:text-underline-style="none" officeooo:rsid="002ef3fd" style:font-name-asian="0" style:font-size-asian="14pt" style:font-size-complex="14pt"/>
    </style:style>
    <style:style style:name="T97" style:family="text">
      <style:text-properties fo:color="#000000" style:font-name="Latin Modern Roman" fo:font-size="14pt" fo:language="en" fo:country="US" style:text-underline-style="none" style:font-size-asian="14pt" style:font-size-complex="14pt"/>
    </style:style>
    <style:style style:name="T98" style:family="text">
      <style:text-properties fo:color="#000000" style:font-name="Latin Modern Roman" fo:font-size="14pt" style:text-underline-style="none" style:font-size-asian="14pt" style:font-size-complex="14pt"/>
    </style:style>
    <style:style style:name="T99" style:family="text">
      <style:text-properties fo:color="#000000" style:font-name="Latin Modern Roman" fo:font-size="14pt" style:text-underline-style="none" officeooo:rsid="0037c77a" style:font-size-asian="14pt" style:font-size-complex="14pt"/>
    </style:style>
    <style:style style:name="T100" style:family="text">
      <style:text-properties fo:color="#000000" style:font-name="Latin Modern Roman" fo:font-size="14pt" style:text-underline-style="none" officeooo:rsid="00301d64" style:font-size-asian="14pt" style:font-size-complex="14pt"/>
    </style:style>
    <style:style style:name="T101" style:family="text">
      <style:text-properties fo:color="#000000" style:font-name="Latin Modern Roman" fo:font-size="14pt" fo:language="uk" fo:country="UA" style:text-underline-style="none" style:font-size-asian="14pt" style:font-size-complex="14pt"/>
    </style:style>
    <style:style style:name="T102" style:family="text">
      <style:text-properties fo:color="#000000" style:font-name="Latin Modern Roman" fo:font-size="14pt" fo:language="uk" fo:country="UA" style:text-underline-style="none" officeooo:rsid="0037c77a" style:font-size-asian="14pt" style:font-size-complex="14pt"/>
    </style:style>
    <style:style style:name="T103" style:family="text">
      <style:text-properties fo:color="#000000" style:font-name="Latin Modern Roman" fo:font-size="14pt" fo:language="uk" fo:country="UA" style:text-underline-style="none" officeooo:rsid="00301d64" style:font-size-asian="14pt" style:font-size-complex="14pt"/>
    </style:style>
    <style:style style:name="T104" style:family="text">
      <style:text-properties fo:color="#000000" style:font-name="Latin Modern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000000" style:font-name="Latin Modern Roman" fo:font-size="14pt" fo:language="uk" fo:country="UA" fo:font-style="normal" style:text-underline-style="none" fo:font-weight="normal" officeooo:rsid="003299b5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000000" style:font-name="Latin Modern Roman" fo:font-size="14pt" fo:language="uk" fo:country="UA" fo:font-style="normal" style:text-underline-style="none" fo:font-weight="normal" officeooo:rsid="0037c77a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000000" style:font-name="Latin Modern Roman" fo:font-size="14pt" fo:language="uk" fo:country="UA" fo:font-style="normal" style:text-underline-style="none" fo:font-weight="normal" officeooo:rsid="00301d64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000000" style:font-name="Latin Modern Roman" fo:font-size="14pt" fo:language="uk" fo:country="UA" fo:font-style="normal" style:text-underline-style="none" fo:font-weight="normal" officeooo:rsid="003bb185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000000" style:font-name="Latin Modern Roman" fo:font-size="14pt" fo:language="uk" fo:country="UA" fo:font-style="normal" style:text-underline-style="none" fo:font-weight="normal" officeooo:rsid="00361a5f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color="#000000" style:font-name="Latin Modern Roman" fo:font-size="14pt" fo:language="uk" fo:country="UA" fo:font-style="normal" style:text-underline-style="none" fo:font-weight="normal" officeooo:rsid="007da086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color="#000000" style:font-name="Latin Modern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color="#000000" style:font-name="Latin Modern Roman" fo:font-size="14pt" fo:font-style="normal" style:text-underline-style="none" fo:font-weight="normal" officeooo:rsid="0037c77a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color="#000000" style:font-name="Latin Modern Roman" fo:font-size="14pt" fo:font-style="normal" style:text-underline-style="none" fo:font-weight="normal" officeooo:rsid="003299b5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color="#000000" style:font-name="Latin Modern Roman" fo:font-size="14pt" fo:font-style="normal" style:text-underline-style="none" fo:font-weight="normal" officeooo:rsid="00301d64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color="#000000" style:font-name="Latin Modern Roman" fo:font-size="14pt" fo:font-style="normal" style:text-underline-style="none" fo:font-weight="normal" officeooo:rsid="003bb185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color="#000000" style:font-name="Latin Modern Roman" fo:font-size="14pt" fo:font-style="normal" style:text-underline-style="none" fo:font-weight="normal" officeooo:rsid="00361a5f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color="#000000" style:font-name="Latin Modern Roman" fo:font-size="14pt" fo:font-style="normal" style:text-underline-style="none" style:font-size-asian="14pt" style:font-style-asian="normal" style:font-size-complex="14pt" style:font-style-complex="normal"/>
    </style:style>
    <style:style style:name="T118" style:family="text">
      <style:text-properties fo:color="#000000" style:text-underline-style="none"/>
    </style:style>
    <style:style style:name="T119" style:family="text">
      <style:text-properties fo:color="#000000" style:font-name="Calibri" fo:language="uk" fo:country="UA" style:text-underline-style="none"/>
    </style:style>
    <style:style style:name="T120" style:family="text">
      <style:text-properties fo:color="#000000" style:font-name="Calibri" fo:language="uk" fo:country="UA" style:text-underline-style="none" officeooo:rsid="00241b11"/>
    </style:style>
    <style:style style:name="T121" style:family="text">
      <style:text-properties fo:color="#000000" style:font-name="Calibri" fo:font-size="14pt" fo:language="en" fo:country="US" fo:font-style="normal" style:text-underline-style="none" fo:font-weight="normal" officeooo:rsid="001ef1ea" style:font-size-asian="14pt" style:font-style-asian="normal" style:font-weight-asian="normal" style:font-size-complex="14pt" style:font-style-complex="normal"/>
    </style:style>
    <style:style style:name="T122" style:family="text">
      <style:text-properties fo:color="#000000" style:font-name="Calibri" fo:font-size="14pt" fo:language="en" fo:country="US" fo:font-style="normal" style:text-underline-style="none" fo:font-weight="normal" officeooo:rsid="001ef1ea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color="#000000" style:font-name="Calibri" fo:font-size="14pt" fo:font-style="normal" style:text-underline-style="none" fo:font-weight="normal" officeooo:rsid="001ef1ea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color="#000000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125" style:family="text">
      <style:text-properties officeooo:rsid="0084a18f"/>
    </style:style>
    <style:style style:name="T126" style:family="text">
      <style:text-properties officeooo:rsid="00241b11"/>
    </style:style>
    <style:style style:name="T127" style:family="text">
      <style:text-properties officeooo:rsid="001dd983"/>
    </style:style>
    <style:style style:name="T128" style:family="text">
      <style:text-properties officeooo:rsid="008e046b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officeooo:rsid="00241b11" style:font-style-asian="normal" style:font-style-complex="normal"/>
    </style:style>
    <style:style style:name="T131" style:family="text">
      <style:text-properties fo:font-style="normal" style:font-name-asian="0" style:font-style-asian="normal" style:font-style-complex="normal"/>
    </style:style>
    <style:style style:name="T132" style:family="text">
      <style:text-properties fo:font-style="normal" officeooo:rsid="00241b11" style:font-name-asian="0" style:font-style-asian="normal" style:font-style-complex="normal"/>
    </style:style>
    <style:style style:name="T133" style:family="text">
      <style:text-properties fo:font-style="normal" officeooo:rsid="00293ded" style:font-name-asian="0" style:font-style-asian="normal" style:font-style-complex="normal"/>
    </style:style>
    <style:style style:name="T134" style:family="text">
      <style:text-properties fo:font-style="normal" fo:background-color="#ffffff" loext:char-shading-value="0" style:font-name-asian="0" style:font-style-asian="normal" style:font-style-complex="normal"/>
    </style:style>
    <style:style style:name="T135" style:family="text">
      <style:text-properties fo:font-style="normal" officeooo:rsid="002a0bb8" fo:background-color="#ffffff" loext:char-shading-value="0" style:font-name-asian="0" style:font-style-asian="normal" style:font-style-complex="normal"/>
    </style:style>
    <style:style style:name="T136" style:family="text">
      <style:text-properties officeooo:rsid="00225cff"/>
    </style:style>
    <style:style style:name="T137" style:family="text">
      <style:text-properties style:font-name="Calibri"/>
    </style:style>
    <style:style style:name="T138" style:family="text">
      <style:text-properties style:font-name="Calibri" fo:language="uk" fo:country="UA"/>
    </style:style>
    <style:style style:name="T139" style:family="text">
      <style:text-properties style:font-name="Calibri" fo:language="uk" fo:country="UA" officeooo:rsid="00225cff"/>
    </style:style>
    <style:style style:name="T140" style:family="text">
      <style:text-properties fo:font-style="italic"/>
    </style:style>
    <style:style style:name="T141" style:family="text">
      <style:text-properties officeooo:rsid="00293ded"/>
    </style:style>
    <style:style style:name="T142" style:family="text">
      <style:text-properties officeooo:rsid="0029bece"/>
    </style:style>
    <style:style style:name="T143" style:family="text">
      <style:text-properties officeooo:rsid="00644882"/>
    </style:style>
    <style:style style:name="T144" style:family="text">
      <style:text-properties fo:font-weight="normal" officeooo:rsid="00644882" style:font-weight-asian="normal" style:font-weight-complex="normal"/>
    </style:style>
    <style:style style:name="T145" style:family="text">
      <style:text-properties fo:font-weight="normal" officeooo:rsid="00293ded" style:font-weight-asian="normal" style:font-weight-complex="normal"/>
    </style:style>
    <style:style style:name="T146" style:family="text">
      <style:text-properties fo:font-weight="normal" officeooo:rsid="0065d1c5" style:font-weight-asian="normal" style:font-weight-complex="normal"/>
    </style:style>
    <style:style style:name="T147" style:family="text">
      <style:text-properties officeooo:rsid="0037c77a"/>
    </style:style>
    <style:style style:name="T148" style:family="text">
      <style:text-properties fo:color="#000080" style:font-name="Latin Modern Roman" fo:font-size="14pt" style:text-underline-style="solid" style:text-underline-width="auto" style:text-underline-color="font-color" style:font-size-asian="14pt" style:font-size-complex="14pt"/>
    </style:style>
    <style:style style:name="T149" style:family="text">
      <style:text-properties fo:color="#000080" style:font-name="Latin Modern Roman" fo:font-size="14pt" style:text-underline-style="solid" style:text-underline-width="auto" style:text-underline-color="font-color" officeooo:rsid="003299b5" style:font-size-asian="14pt" style:font-size-complex="14pt"/>
    </style:style>
    <style:style style:name="T150" style:family="text">
      <style:text-properties fo:color="#000080" style:font-name="Latin Modern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151" style:family="text">
      <style:text-properties fo:color="#000080" style:font-name="Latin Modern Roman" fo:font-size="14pt" fo:language="en" fo:country="US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lid-translation"><text:span text:style-name="T1">Лекц</text:span></text:span><text:span text:style-name="tlid-translation"><text:span text:style-name="T11">ія 12: Стандартна бібліотека шаблонів </text:span></text:span><text:span text:style-name="tlid-translation"><text:span text:style-name="T27">STL</text:span></text:span></text:p>
      <text:p text:style-name="P1"><text:span text:style-name="tlid-translation"><text:span text:style-name="T1"/></text:span></text:p>
      <text:p text:style-name="P2"><text:span text:style-name="tlid-translation"><text:span text:style-name="T1"/></text:span></text:p>
      <text:p text:style-name="P6"><text:span text:style-name="tlid-translation"><text:span text:style-name="T11">Створення шаблонів класів дозволяє програмістам створювати корисні програмні та алгоритмічні класи та функції. Звичайно, розробники Сі++ скористалися цією можливістю для того щоб збільшити функціонал та можливості мови. В доповнення до бібліотеки потокового введення/виведення та бібліотеки роботи з рядками &lt;string&gt; було створено потужну систему бібліотек побудованих за обєктно-орієнтовним принципом та обєдананих спільною ідеєю та структурою. Ця бібліотека робить легкою можливість використання багатьох відомих алгоритмів на Сі++. Вона була розроблена спочатку як вільна бібліотека, а потім була включена в стандарт та отримала назву “стандартна бібліотека шабло</text:span></text:span><text:bookmark text:name="_GoBack"/><text:span text:style-name="tlid-translation"><text:span text:style-name="T11">нів” (</text:span></text:span><text:span text:style-name="tlid-translation"><text:span text:style-name="T27">STL – Standard Template Library)</text:span></text:span><text:span text:style-name="tlid-translation"><text:span text:style-name="T11">. </text:span></text:span></text:p>
      <text:p text:style-name="P2"><text:span text:style-name="tlid-translation"><text:span text:style-name="T1"/></text:span></text:p>
      <text:p text:style-name="P33"><text:span text:style-name="tlid-translation"><text:span text:style-name="T12">Огляд с</text:span></text:span><text:span text:style-name="tlid-translation"><text:span text:style-name="T11">тандартн</text:span></text:span><text:span text:style-name="tlid-translation"><text:span text:style-name="T12">ої</text:span></text:span><text:span text:style-name="tlid-translation"><text:span text:style-name="T11"> бібліотек</text:span></text:span><text:span text:style-name="tlid-translation"><text:span text:style-name="T12">и</text:span></text:span><text:span text:style-name="tlid-translation"><text:span text:style-name="T11"> шаблонів </text:span></text:span><text:span text:style-name="tlid-translation"><text:span text:style-name="T27">C</text:span></text:span><text:span text:style-name="tlid-translation"><text:span text:style-name="T11"> ++ (</text:span></text:span><text:span text:style-name="tlid-translation"><text:span text:style-name="T27">STL</text:span></text:span><text:span text:style-name="tlid-translation"><text:span text:style-name="T11">)</text:span></text:span></text:p>
      <text:p text:style-name="P33"><text:span text:style-name="tlid-translation"><text:span text:style-name="T11">Стандартна бібліотека шаблонів (</text:span></text:span><text:span text:style-name="tlid-translation"><text:span text:style-name="T27">STL</text:span></text:span><text:span text:style-name="tlid-translation"><text:span text:style-name="T11">) - це набір шаблонів </text:span></text:span><text:span text:style-name="tlid-translation"><text:span text:style-name="T27">C</text:span></text:span><text:span text:style-name="tlid-translation"><text:span text:style-name="T11"> ++ для створення загальних структурних даних і функцій, таких як списки, стеки, масиви і т.д. Це бібліотека контейнерних класів, алгоритмів і ітераторів. Це узагальнена бібліотека, тому її параметри параметризуються. Робоче знання шаблонів класів є обов'язковою умовою для роботи з </text:span></text:span><text:span text:style-name="tlid-translation"><text:span text:style-name="T1">STL</text:span></text:span><text:span text:style-name="tlid-translation"><text:span text:style-name="T11">.</text:span></text:span><text:span text:style-name="T11"><text:line-break/></text:span><text:span text:style-name="tlid-translation"><text:span text:style-name="T11">Стандартна бібліотека шаблонів</text:span></text:span><text:span text:style-name="tlid-translation"><text:span text:style-name="T1">складається з таких чотири компоненти</text:span></text:span><text:span text:style-name="tlid-translation"><text:span text:style-name="T11">:</text:span></text:span></text:p>
      <text:list xml:id="list3255350780283758182" text:style-name="WWNum2">
        <text:list-item>
          <text:p text:style-name="P34">Algorithms <text:span text:style-name="T49">(алгоритми) - </text:span></text:p>
        </text:list-item>
        <text:list-item>
          <text:p text:style-name="P34">Containers <text:span text:style-name="T49">(контейнери)</text:span></text:p>
        </text:list-item>
        <text:list-item>
          <text:p text:style-name="P34">Functions <text:span text:style-name="T49">(функціонали або функтори)</text:span></text:p>
        </text:list-item>
        <text:list-item>
          <text:p text:style-name="P10">Iterators <text:span text:style-name="T49">(ітератори)</text:span></text:p>
        </text:list-item>
        <text:list-item>
          <text:p text:style-name="P22"><text:span text:style-name="T12">Утіліти </text:span><text:span text:style-name="T13"><text:s/>та псевдоконтейнери</text:span><text:span text:style-name="T12">. </text:span><text:span text:style-name="T11">Ще одним компонентом, що не входить до цього списка, але часто включається як </text:span><text:soft-page-break/><text:span text:style-name="T11">складова </text:span><text:span text:style-name="tlid-translation"><text:span text:style-name="T27">STL – це утіліти бібліотеки C</text:span></text:span><text:span text:style-name="tlid-translation"><text:span text:style-name="T28">і</text:span></text:span><text:span text:style-name="tlid-translation"><text:span text:style-name="T27">++ </text:span></text:span><text:span text:style-name="tlid-translation"><text:span text:style-name="T28">та так звані псевдоконтейнери</text:span></text:span><text:span text:style-name="tlid-translation"><text:span text:style-name="T27">, зокрема ті, що входять до складу пакетів &lt;utility&gt;, &lt;bitset&gt;, &lt;tuple&gt;</text:span></text:span><text:span text:style-name="tlid-translation"><text:span text:style-name="T28">, &lt;valarray&gt;</text:span></text:span><text:span text:style-name="tlid-translation"><text:span text:style-name="T27"> і т.п, а іноді сюди відносять також і бібліотеку &lt;string&gt;.</text:span></text:span></text:p>
        </text:list-item>
      </text:list>
      <text:p text:style-name="P56"><text:span text:style-name="tlid-translation"><text:span text:style-name="T1"/></text:span></text:p>
      <text:p text:style-name="P26"><text:span text:style-name="tlid-translation"><text:span text:style-name="T1">Алгоритми</text:span></text:span><text:span text:style-name="T11"><text:line-break/><text:line-break/></text:span><text:span text:style-name="tlid-translation"><text:span text:style-name="T11">Загловочний файл </text:span></text:span><text:span text:style-name="tlid-translation"><text:span text:style-name="T1">&lt;</text:span></text:span><text:span text:style-name="tlid-translation"><text:span text:style-name="T27">algorithm</text:span></text:span><text:span text:style-name="tlid-translation"><text:span text:style-name="T1">&gt; та &lt;numeric&gt; визначає набір функцій, спеціально призначених для використання на діапазонах елементів. Вони діють на контейнери і забезпечують засоби для різних операцій для вмісту контейнерів.</text:span></text:span></text:p>
      <text:p text:style-name="P58"><text:span text:style-name="Source_20_Text"><text:span text:style-name="T1"/></text:span></text:p>
      <text:p text:style-name="P59"><text:span text:style-name="Source_20_Text"><text:span text:style-name="T27">Контейнери</text:span></text:span></text:p>
      <text:p text:style-name="P59"><text:span text:style-name="Source_20_Text"><text:span text:style-name="T27">Шаблони класів, що дозволяють зберігають об'єкти і дані різних типів за допомгою різних структор даних, а отже дозволяють оптимізувати роботу з ними під різні типи задач. </text:span></text:span></text:p>
      <text:p text:style-name="P59"><text:span text:style-name="tlid-translation"><text:span text:style-name="T1">Функ</text:span></text:span><text:span text:style-name="tlid-translation"><text:span text:style-name="T11">тори</text:span></text:span><text:span text:style-name="T11"><text:line-break/><text:line-break/></text:span><text:span text:style-name="tlid-translation"><text:span text:style-name="T1">STL включає класи, які перевантажують оператор виклику функції. Екземпляри таких класів називаються функціональними об'єктами або функторами. Функтори дозволяють налаштувати роботу пов'язаної функції за допомогою параметрів, що передаються.</text:span></text:span></text:p>
      <text:p text:style-name="P59"><text:span text:style-name="tlid-translation"><text:span text:style-name="T27">Ітератори</text:span></text:span><text:span text:style-name="tlid-translation"><text:span text:style-name="T11"><text:line-break/></text:span></text:span><text:span text:style-name="tlid-translation"><text:span text:style-name="T27">Як випливає з назви, ітератори використовуються для роботи над послідовністю значень. Вони є головною </text:span></text:span><text:soft-page-break/><text:span text:style-name="tlid-translation"><text:span text:style-name="T27">особливістю, яка </text:span></text:span><text:span text:style-name="tlid-translation"><text:span text:style-name="T11">створює універсальність в</text:span></text:span><text:span text:style-name="tlid-translation"><text:span text:style-name="T27"> STL.</text:span></text:span></text:p>
      <text:p text:style-name="P56"><text:span text:style-name="tlid-translation"><text:span text:style-name="T1"/></text:span></text:p>
      <text:p text:style-name="P3"><text:span text:style-name="tlid-translation"><text:span text:style-name="T1"/></text:span></text:p>
      <text:p text:style-name="P3"><text:span text:style-name="tlid-translation"><text:span text:style-name="T1"/></text:span></text:p>
      <text:p text:style-name="P59"><text:span text:style-name="tlid-translation"><text:span text:style-name="T11">Утіліти utility</text:span></text:span></text:p>
      <text:p text:style-name="P6"><text:span text:style-name="tlid-translation"><text:span text:style-name="T11">Розгляд бібліотеки ми почнемо з розгляду деяких корисних функцій та класів бібліотеки </text:span></text:span><text:span text:style-name="tlid-translation"><text:span text:style-name="T27">&lt;utility&gt;.</text:span></text:span></text:p>
      <text:p text:style-name="P2"><text:span text:style-name="tlid-translation"><text:span text:style-name="T1"/></text:span></text:p>
      <text:p text:style-name="P6"><text:span text:style-name="tlid-translation"><text:span text:style-name="T11">Контейнер Пара </text:span></text:span></text:p>
      <text:p text:style-name="P1"><text:span text:style-name="tlid-translation"><text:span text:style-name="T1"/></text:span></text:p>
      <text:p text:style-name="P6"><text:span text:style-name="tlid-translation"><text:span text:style-name="T27">До Сі++</text:span></text:span><text:span text:style-name="tlid-translation"><text:span text:style-name="T29">11</text:span></text:span><text:span text:style-name="tlid-translation"><text:span text:style-name="T27"> в даній бібліотеці містився лише шаблон класу Пари </text:span></text:span><text:span text:style-name="tlid-translation"><text:span text:style-name="T29">(pair)</text:span></text:span><text:span text:style-name="tlid-translation"><text:span text:style-name="T27">.</text:span></text:span></text:p>
      <text:p text:style-name="P6"><text:span text:style-name="tlid-translation"><text:span text:style-name="T27">К</text:span></text:span><text:span text:style-name="tlid-translation"><text:span text:style-name="T1">онтейнер </text:span></text:span><text:span text:style-name="tlid-translation"><text:span text:style-name="T27">Pair</text:span></text:span><text:span text:style-name="tlid-translation"><text:span text:style-name="T1"> (пара) являє собою простий контейнер, визначений у заголовочному файлы &lt;utility&gt;, що складається з двох елементів даних або об'єктів.</text:span></text:span><text:span text:style-name="T11"><text:line-break/></text:span><text:span text:style-name="tlid-translation"><text:span text:style-name="T1">• Перший елемент позначається як «</text:span></text:span><text:span text:style-name="tlid-translation"><text:span text:style-name="T27">first</text:span></text:span><text:span text:style-name="tlid-translation"><text:span text:style-name="T1">», а другий - як «</text:span></text:span><text:span text:style-name="tlid-translation"><text:span text:style-name="T27">second</text:span></text:span><text:span text:style-name="tlid-translation"><text:span text:style-name="T1">», а порядок фіксований (</text:span></text:span><text:span text:style-name="tlid-translation"><text:span text:style-name="T27">first</text:span></text:span><text:span text:style-name="tlid-translation"><text:span text:style-name="T1">, </text:span></text:span><text:span text:style-name="tlid-translation"><text:span text:style-name="T27">second</text:span></text:span><text:span text:style-name="tlid-translation"><text:span text:style-name="T1">).</text:span></text:span><text:span text:style-name="T11"><text:line-break/></text:span><text:span text:style-name="tlid-translation"><text:span text:style-name="T1">• Пара використовується для об'єднання двох значень, які можуть бути різними за типом. Пара забезпечує спосіб зберігання двох неоднорідних об'єктів у вигляді однієї зм</text:span></text:span><text:span text:style-name="tlid-translation"><text:span text:style-name="T11">інної</text:span></text:span><text:span text:style-name="tlid-translation"><text:span text:style-name="T1">.</text:span></text:span><text:span text:style-name="T11"><text:line-break/></text:span><text:span text:style-name="tlid-translation"><text:span text:style-name="T11">• Пара може бути означена, скопійована та порівняна. Масив об'єктів, виділених для відображення (</text:span></text:span><text:span text:style-name="tlid-translation"><text:span text:style-name="T1">map</text:span></text:span><text:span text:style-name="tlid-translation"><text:span text:style-name="T11">) або </text:span></text:span><text:span text:style-name="tlid-translation"><text:span text:style-name="T1">hash</text:span></text:span><text:span text:style-name="tlid-translation"><text:span text:style-name="T11">_</text:span></text:span><text:span text:style-name="tlid-translation"><text:span text:style-name="T1">map</text:span></text:span><text:span text:style-name="tlid-translation"><text:span text:style-name="T11">, за замовчуванням мають тип "пари", в якому всі елементи "</text:span></text:span><text:span text:style-name="tlid-translation"><text:span text:style-name="T27">first</text:span></text:span><text:span text:style-name="tlid-translation"><text:span text:style-name="T11">" є унікальними ключами, пов'язаними зі значеннями "</text:span></text:span><text:span text:style-name="tlid-translation"><text:span text:style-name="T27">second</text:span></text:span><text:span text:style-name="tlid-translation"><text:span text:style-name="T11">".</text:span></text:span><text:span text:style-name="T11"><text:line-break/></text:span><text:span text:style-name="tlid-translation"><text:span text:style-name="T1">• Для доступу до елементів використовує</text:span></text:span><text:span text:style-name="tlid-translation"><text:span text:style-name="T11">ться</text:span></text:span><text:span text:style-name="tlid-translation"><text:span text:style-name="T1"> ім'я змінної, за яким слідує оператор точки, за яким слідує ключове слово first або second.</text:span></text:span></text:p>
      <text:p text:style-name="P2"><text:span text:style-name="tlid-translation"><text:span text:style-name="T1"/></text:span></text:p>
      <text:p text:style-name="P96"><text:span text:style-name="Source_20_Text"><text:span text:style-name="T27">//CPP program to illustrate pair STL </text:span></text:span></text:p>
      <text:p text:style-name="P96"><text:span text:style-name="Source_20_Text"><text:span text:style-name="T27">#include &lt;iostream&gt; </text:span></text:span></text:p>
      <text:p text:style-name="P96"><text:span text:style-name="Source_20_Text"><text:span text:style-name="T27">#include &lt;utility&gt; </text:span></text:span></text:p>
      <text:p text:style-name="P96"><text:span text:style-name="Source_20_Text"><text:span text:style-name="T27">using namespace std; </text:span></text:span></text:p>
      <text:p text:style-name="P92"/>
      <text:p text:style-name="P96"><text:span text:style-name="Source_20_Text"><text:span text:style-name="T27">intmain() { </text:span></text:span></text:p>
      <text:p text:style-name="P96"><text:soft-page-break/><text:span text:style-name="Source_20_Text"><text:span text:style-name="T27">pair &lt;int, char&gt; PAIR1 ; </text:span></text:span></text:p>
      <text:p text:style-name="P96"><text:span text:style-name="Source_20_Text"><text:span text:style-name="T27">PAIR1.first = 100; </text:span></text:span></text:p>
      <text:p text:style-name="P96"><text:span text:style-name="Source_20_Text"><text:span text:style-name="T27">PAIR1.second = 'G'; </text:span></text:span></text:p>
      <text:p text:style-name="P92"/>
      <text:p text:style-name="P96"><text:span text:style-name="Source_20_Text"><text:span text:style-name="T27">cout &lt;&lt; PAIR1.first &lt;&lt; " "; </text:span></text:span></text:p>
      <text:p text:style-name="P96"><text:span text:style-name="Source_20_Text"><text:span text:style-name="T27">cout &lt;&lt; PAIR1.second &lt;&lt; endl ; </text:span></text:span></text:p>
      <text:p text:style-name="P96"><text:span text:style-name="Source_20_Text"><text:span text:style-name="T27">pair &lt;string,unsigned&gt; PAIR2 ("</text:span></text:span><text:span text:style-name="Source_20_Text"><text:span text:style-name="T11">Мехмат</text:span></text:span><text:span text:style-name="Source_20_Text"><text:span text:style-name="T27">", 65); </text:span></text:span></text:p>
      <text:p text:style-name="P92"/>
      <text:p text:style-name="P96"><text:span text:style-name="Source_20_Text"><text:span text:style-name="T27">cout &lt;&lt; PAIR2.first &lt;&lt; " "; </text:span></text:span></text:p>
      <text:p text:style-name="P96"><text:span text:style-name="Source_20_Text"><text:span text:style-name="T27">cout &lt;&lt; PAIR2.second &lt;&lt; endl ; </text:span></text:span></text:p>
      <text:p text:style-name="P6"><text:span text:style-name="Source_20_Text"><text:span text:style-name="T27">}</text:span></text:span></text:p>
      <text:p text:style-name="P1"><text:span text:style-name="Source_20_Text"><text:span text:style-name="T1"/></text:span></text:p>
      <text:p text:style-name="P4">Ініціалізація пари:</text:p>
      <text:p text:style-name="P73">pair (data_type1, data_type2) Pair_name (value1, value2) ;</text:p>
      <text:p text:style-name="P14">Приклади:</text:p>
      <text:p text:style-name="P75">pair g1; //default</text:p>
      <text:p text:style-name="P75">pair g2(1, 'a'); //initialized, different data type</text:p>
      <text:p text:style-name="P75">pair g3(1, 10); //initialized, same data type</text:p>
      <text:p text:style-name="P73">pair g4(g3); //copy of g3</text:p>
      <text:p text:style-name="P12"><text:span text:style-name="T49">Ще один варіант ініціалізації — визначена в цьому ж пакеті функція</text:span><text:span text:style-name="T52"> make_pair(), яка визначена наступним чином:</text:span></text:p>
      <text:p text:style-name="P76"><text:span text:style-name="Variable"><text:span text:style-name="T30">template</text:span></text:span><text:span text:style-name="Source_20_Text"><text:span text:style-name="T27"> &lt;</text:span></text:span><text:span text:style-name="Variable"><text:span text:style-name="T30">class</text:span></text:span><text:span text:style-name="Source_20_Text"><text:span text:style-name="T27"> T1,</text:span></text:span><text:span text:style-name="Variable"><text:span text:style-name="T30">class</text:span></text:span><text:span text:style-name="Source_20_Text"><text:span text:style-name="T27"> T2&gt;</text:span></text:span></text:p>
      <text:p text:style-name="P76"><text:span text:style-name="Source_20_Text"><text:span text:style-name="T27">pair&lt;T1,T2&gt; make_pair (T1 x, T2 y){</text:span></text:span></text:p>
      <text:p text:style-name="P76"><text:span text:style-name="Variable"><text:span text:style-name="T30">return</text:span></text:span><text:span text:style-name="Source_20_Text"><text:span text:style-name="T27"> ( pair&lt;T1,T2&gt;(x,y) );</text:span></text:span></text:p>
      <text:p text:style-name="P33"><text:span text:style-name="Source_20_Text"><text:span text:style-name="T27">}</text:span></text:span></text:p>
      <text:p text:style-name="P12">g<text:span text:style-name="T49">2 = </text:span>make<text:span text:style-name="T49">_</text:span>pair<text:span text:style-name="T49">(1, '</text:span>a<text:span text:style-name="T49">');</text:span></text:p>
      <text:p text:style-name="P14"/>
      <text:p text:style-name="P14">В класі визначені стандартний конструктор за замовченням:</text:p>
      <text:p text:style-name="P74">pair();</text:p>
      <text:p text:style-name="P74">Стандартний конструктор копіювання:</text:p>
      <text:p text:style-name="P73"><text:soft-page-break/>template&lt;class U, class V&gt; pair (const pair&lt;U,V&gt;&amp; pr);</text:p>
      <text:p text:style-name="P73">Та конструктор ініціалізації (сеттер):</text:p>
      <text:p text:style-name="P77">pair (const first_type&amp; a, const second_type&amp; b);</text:p>
      <text:p text:style-name="P32"><text:span text:style-name="Strong_20_Emphasis"><text:span text:style-name="T14">Примітка:</text:span></text:span><text:span text:style-name="T11">Якщо поле не ініціалізоване контурктором за замовченням, то воно автоматично ініціалізується нулем.</text:span></text:p>
      <text:p text:style-name="P96"><text:span text:style-name="Source_20_Text"><text:span text:style-name="T27">Int main() { </text:span></text:span></text:p>
      <text:p text:style-name="P96"><text:span text:style-name="Source_20_Text"><text:span text:style-name="T27">pair &lt;int, double&gt; PAIR1 ; </text:span></text:span></text:p>
      <text:p text:style-name="P96"><text:span text:style-name="Source_20_Text"><text:span text:style-name="T27">pair &lt;string, char&gt; PAIR2 ; </text:span></text:span></text:p>
      <text:p text:style-name="P96"><text:span text:style-name="Source_20_Text"><text:span text:style-name="T27">cout &lt;&lt; PAIR1.first ;  //it is initialised to 0 </text:span></text:span></text:p>
      <text:p text:style-name="P96"><text:span text:style-name="Source_20_Text"><text:span text:style-name="T27">cout &lt;&lt; PAIR1.second ; //it is initialised to 0 </text:span></text:span></text:p>
      <text:p text:style-name="P96"><text:span text:style-name="Source_20_Text"><text:span text:style-name="T27">cout &lt;&lt; " "; </text:span></text:span></text:p>
      <text:p text:style-name="P96"><text:span text:style-name="Source_20_Text"><text:span text:style-name="T27">cout &lt;&lt; PAIR2.first ;  //it prints nothing i.e NULL </text:span></text:span></text:p>
      <text:p text:style-name="P96"><text:span text:style-name="Source_20_Text"><text:span text:style-name="T27">cout &lt;&lt; PAIR2.second ; //it prints nothing i.e NULL </text:span></text:span></text:p>
      <text:p text:style-name="P32"><text:span text:style-name="Source_20_Text"><text:span text:style-name="T1">}</text:span></text:span></text:p>
      <text:p text:style-name="P16">Методи класу</text:p>
      <text:p text:style-name="P12"><text:span text:style-name="T53">make</text:span><text:span text:style-name="T58">_</text:span><text:span text:style-name="T53">pair</text:span><text:span text:style-name="T58">()</text:span> : <text:span text:style-name="T49">створює пару без визначення типів полів явно</text:span></text:p>
      <text:p text:style-name="P77">Pair_name = make_pair (value1,value2);</text:p>
      <text:p text:style-name="P78">Приклад</text:p>
      <text:p text:style-name="P96"><text:span text:style-name="Source_20_Text"><text:span text:style-name="T27">pair &lt;int, char&gt; PAIR1 ; </text:span></text:span></text:p>
      <text:p text:style-name="P96"><text:span text:style-name="Source_20_Text"><text:span text:style-name="T27">pair &lt;string, double&gt; PAIR2 ("</text:span></text:span><text:span text:style-name="Source_20_Text"><text:span text:style-name="T11">Студент</text:span></text:span><text:span text:style-name="Source_20_Text"><text:span text:style-name="T27">", </text:span></text:span><text:span text:style-name="Source_20_Text"><text:span text:style-name="T11">4</text:span></text:span><text:span text:style-name="Source_20_Text"><text:span text:style-name="T27">.23) ; </text:span></text:span></text:p>
      <text:p text:style-name="P96"><text:span text:style-name="Source_20_Text"><text:span text:style-name="T27">pair &lt;string, double&gt; PAIR3 ; </text:span></text:span></text:p>
      <text:p text:style-name="P92"/>
      <text:p text:style-name="P96"><text:span text:style-name="Source_20_Text"><text:span text:style-name="T27">PAIR1.first = 100; </text:span></text:span></text:p>
      <text:p text:style-name="P96"><text:span text:style-name="Source_20_Text"><text:span text:style-name="T27">PAIR1.second = 'G'; </text:span></text:span></text:p>
      <text:p text:style-name="P92"/>
      <text:p text:style-name="P96"><text:span text:style-name="Source_20_Text"><text:span text:style-name="T27">PAIR3 = make_pair ("</text:span></text:span><text:span text:style-name="Source_20_Text"><text:span text:style-name="T11">Мехмат кращій</text:span></text:span><text:span text:style-name="Source_20_Text"><text:span text:style-name="T27">",4.56); </text:span></text:span></text:p>
      <text:p text:style-name="P92"/>
      <text:p text:style-name="P96"><text:span text:style-name="Source_20_Text"><text:span text:style-name="T27">cout &lt;&lt; PAIR1.first &lt;&lt; " "; </text:span></text:span></text:p>
      <text:p text:style-name="P96"><text:span text:style-name="Source_20_Text"><text:span text:style-name="T27">cout &lt;&lt; PAIR1.second &lt;&lt; endl ; </text:span></text:span></text:p>
      <text:p text:style-name="P92"/>
      <text:p text:style-name="P96"><text:soft-page-break/><text:span text:style-name="Source_20_Text"><text:span text:style-name="T27">cout &lt;&lt; PAIR2.first &lt;&lt; " "; </text:span></text:span></text:p>
      <text:p text:style-name="P96"><text:span text:style-name="Source_20_Text"><text:span text:style-name="T27">cout &lt;&lt; PAIR2.second &lt;&lt; endl ; </text:span></text:span></text:p>
      <text:p text:style-name="P92"/>
      <text:p text:style-name="P96"><text:span text:style-name="Source_20_Text"><text:span text:style-name="T27">cout &lt;&lt; PAIR3.first &lt;&lt; " "; </text:span></text:span></text:p>
      <text:p text:style-name="P96"><text:span text:style-name="Source_20_Text"><text:span text:style-name="T27">cout &lt;&lt; PAIR3.second &lt;&lt; endl ; </text:span></text:span></text:p>
      <text:p text:style-name="P93"/>
      <text:p text:style-name="P96"><text:span text:style-name="T11">Оператори </text:span><text:span text:style-name="Strong_20_Emphasis"><text:span text:style-name="T31">(=, ==, !=, &gt;=, &lt;=) :</text:span></text:span><text:span text:style-name="T27"> We can use operators with pairs as well. </text:span></text:p>
      <text:list xml:id="list7275153996397679388" text:style-name="WWNum1">
        <text:list-item>
          <text:list>
            <text:list-item>
              <text:p text:style-name="P27"><text:span text:style-name="Strong_20_Emphasis"><text:span text:style-name="T2">(=) :</text:span></text:span><text:span text:style-name="T11">Присвоює нову пару – конструктор копіювання</text:span><text:span text:style-name="T1">.<text:line-break/></text:span></text:p>
            </text:list-item>
          </text:list>
        </text:list-item>
      </text:list>
      <text:p text:style-name="P84">pair&amp; operator= (const pair&amp; pr);</text:p>
      <text:list xml:id="list133259354848182" text:continue-numbering="true" text:style-name="WWNum1">
        <text:list-item>
          <text:list>
            <text:list-item>
              <text:p text:style-name="P40"><text:span text:style-name="Strong_20_Emphasis"><text:span text:style-name="T14">Порівняння</text:span></text:span><text:span text:style-name="Strong_20_Emphasis"><text:span text:style-name="T31"> (==):</text:span></text:span><text:span text:style-name="T11">Порівнює поля</text:span><text:span text:style-name="T27"> pair1 </text:span><text:span text:style-name="T11">та</text:span><text:span text:style-name="T27"> pair2</text:span><text:span text:style-name="T11">.Пари рівніякщо</text:span><text:span text:style-name="T27"> pair1.first </text:span><text:span text:style-name="T11">рівне</text:span><text:span text:style-name="T27"> pair2.first </text:span><text:span text:style-name="T11">та</text:span><text:span text:style-name="T27"> pair1.second </text:span><text:span text:style-name="T11">рівне</text:span><text:span text:style-name="T27"> pair2.second. </text:span></text:p>
            </text:list-item>
            <text:list-item>
              <text:p text:style-name="P40"><text:span text:style-name="Strong_20_Emphasis"><text:span text:style-name="T31">Not equal (!=) operator with pair :</text:span></text:span><text:span text:style-name="T11">Протилежний до рівності</text:span><text:span text:style-name="T27">. </text:span></text:p>
            </text:list-item>
            <text:list-item>
              <text:p text:style-name="P27"><text:span text:style-name="Strong_20_Emphasis"><text:span text:style-name="T14">Логічні</text:span></text:span><text:span text:style-name="Strong_20_Emphasis"><text:span text:style-name="T2">( &gt;=, &lt;= )</text:span></text:span><text:span text:style-name="Strong_20_Emphasis"><text:span text:style-name="T14"> оператори</text:span></text:span><text:span text:style-name="Strong_20_Emphasis"><text:span text:style-name="T2">:</text:span></text:span><text:span text:style-name="T11">Порівнює лише перше поле пари</text:span></text:p>
            </text:list-item>
          </text:list>
        </text:list-item>
      </text:list>
      <text:p text:style-name="P96"><text:span text:style-name="Source_20_Text"><text:span text:style-name="T27">pair&lt;int, int&gt;pair1 = make_pair(1, 12); </text:span></text:span></text:p>
      <text:p text:style-name="P96"><text:span text:style-name="Source_20_Text"><text:span text:style-name="T27">pair&lt;int, int&gt;pair2 = make_pair(9, 12); </text:span></text:span></text:p>
      <text:p text:style-name="P96"><text:span text:style-name="Source_20_Text"><text:span text:style-name="T27">cout &lt;&lt; (pair1 == pair2) &lt;&lt; endl; </text:span></text:span></text:p>
      <text:p text:style-name="P96"><text:span text:style-name="Source_20_Text"><text:span text:style-name="T27">cout &lt;&lt; (pair1 != pair2) &lt;&lt; endl; </text:span></text:span></text:p>
      <text:p text:style-name="P96"><text:span text:style-name="Source_20_Text"><text:span text:style-name="T27">cout &lt;&lt; (pair1 &gt;= pair2) &lt;&lt; endl; </text:span></text:span></text:p>
      <text:p text:style-name="P96"><text:span text:style-name="Source_20_Text"><text:span text:style-name="T27">cout &lt;&lt; (pair1 &lt;= pair2) &lt;&lt; endl; </text:span></text:span></text:p>
      <text:p text:style-name="P96"><text:span text:style-name="Source_20_Text"><text:span text:style-name="T27">cout &lt;&lt; (pair1 &gt; pair2) &lt;&lt; endl; </text:span></text:span></text:p>
      <text:p text:style-name="P96"><text:span text:style-name="Source_20_Text"><text:span text:style-name="T27">cout &lt;&lt; (pair1 &lt; pair2) &lt;&lt; endl; </text:span></text:span></text:p>
      <text:p text:style-name="P96"><text:span text:style-name="Source_20_Text"><text:span text:style-name="T27">Результат:</text:span></text:span></text:p>
      <text:p text:style-name="P80">0</text:p>
      <text:p text:style-name="P80">1</text:p>
      <text:p text:style-name="P80">0</text:p>
      <text:p text:style-name="P80">1</text:p>
      <text:p text:style-name="P80">0</text:p>
      <text:p text:style-name="P79">1</text:p>
      <text:p text:style-name="P85"><text:soft-page-break/>Примітка: З С++20 <text:span text:style-name="T59">у якості </text:span>оператор<text:span text:style-name="T59">ів</text:span> порівняння р<text:span text:style-name="T59">а</text:span>дять ви<text:span text:style-name="T59">к</text:span>ористовувати оператор трьохстороннього порівняння (operator&lt;=&gt;)</text:p>
      <text:p text:style-name="P86"><text:span text:style-name="T1">Примітка: з С++11 додано також метод </text:span><text:span text:style-name="Strong_20_Emphasis"><text:span text:style-name="T31">swap, </text:span></text:span><text:span text:style-name="Strong_20_Emphasis"><text:span text:style-name="T42">що </text:span></text:span><text:span text:style-name="Strong_20_Emphasis"><text:span text:style-name="T43">з</text:span></text:span><text:span text:style-name="Strong_20_Emphasis"><text:span text:style-name="T45">м</text:span></text:span><text:span text:style-name="T24">і</text:span><text:span text:style-name="T11">н</text:span><text:span text:style-name="T16">ює місцями</text:span><text:span text:style-name="T11"> значення однієї пари зі значенням</text:span><text:span text:style-name="T16">и</text:span><text:span text:style-name="T11"> іншої пари тих самих типів</text:span><text:span text:style-name="T1">. </text:span></text:p>
      <text:p text:style-name="P96"><text:span text:style-name="Source_20_Text"><text:span text:style-name="T27">pair&lt;char, int&gt;pair1 = make_pair('A', 1); </text:span></text:span></text:p>
      <text:p text:style-name="P96"><text:span text:style-name="Source_20_Text"><text:span text:style-name="T27">pair&lt;char, int&gt;pair2 = make_pair('B', 2); </text:span></text:span></text:p>
      <text:p text:style-name="P92"/>
      <text:p text:style-name="P96"><text:span text:style-name="Source_20_Text"><text:span text:style-name="T27">cout &lt;&lt; "Before swapping:\n "; </text:span></text:span></text:p>
      <text:p text:style-name="P96"><text:span text:style-name="Source_20_Text"><text:span text:style-name="T27">cout &lt;&lt; "Contents of pair1 = "&lt;&lt; pair1.first &lt;&lt; " "&lt;&lt; pair1.second ; </text:span></text:span></text:p>
      <text:p text:style-name="P96"><text:span text:style-name="Source_20_Text"><text:span text:style-name="T27">cout &lt;&lt; "Contents of pair2 = "&lt;&lt; pair2.first &lt;&lt; " "&lt;&lt; pair2.second ; </text:span></text:span></text:p>
      <text:p text:style-name="P96"><text:span text:style-name="Source_20_Text"><text:span text:style-name="T27">pair1.swap(pair2); </text:span></text:span></text:p>
      <text:p text:style-name="P92"/>
      <text:p text:style-name="P96"><text:span text:style-name="Source_20_Text"><text:span text:style-name="T27">cout &lt;&lt; "\nAfter swapping:\n "; </text:span></text:span></text:p>
      <text:p text:style-name="P96"><text:span text:style-name="Source_20_Text"><text:span text:style-name="T27">cout &lt;&lt; "Contents of pair1 = "&lt;&lt; pair1.first &lt;&lt; " "&lt;&lt; pair1.second ; </text:span></text:span></text:p>
      <text:p text:style-name="P96"><text:span text:style-name="Source_20_Text"><text:span text:style-name="T27">cout &lt;&lt; "Contents of pair2 = "&lt;&lt; pair2.first &lt;&lt; " "&lt;&lt; pair2.second ; </text:span></text:span></text:p>
      <text:p text:style-name="P94"><text:span text:style-name="Source_20_Text"><text:span text:style-name="T1"/></text:span></text:p>
      <text:p text:style-name="P96"><text:span text:style-name="Source_20_Text"><text:span text:style-name="T27">Результат:</text:span></text:span></text:p>
      <text:p text:style-name="P81">Before swapping:</text:p>
      <text:p text:style-name="P81">Contents of pair1 = (A, 1)</text:p>
      <text:p text:style-name="P81">Contents of pair2 = (B, 2)</text:p>
      <text:p text:style-name="P81"/>
      <text:p text:style-name="P81">After swapping:</text:p>
      <text:p text:style-name="P81">Contents of pair1 = (B, 2)</text:p>
      <text:p text:style-name="P77">Contents of pair2 = (A, 1)</text:p>
      <text:p text:style-name="P75">З використанням цього шаблону полегшується використання в багатьох ситуаціях роботи зі стандартними контейнерами STL, особливо це стосується шаблонів класів відображнення (хештаблиць) map/multimap.</text:p>
      <text:p text:style-name="P75"/>
      <text:p text:style-name="P75"/>
      <text:p text:style-name="P11">Контейнери </text:p>
      <text:p text:style-name="P1"><text:soft-page-break/><text:span text:style-name="tlid-translation"><text:span text:style-name="T1"/></text:span></text:p>
      <text:p text:style-name="P11"><text:span text:style-name="T52">Контейнери або класи контейнерів зберігають об'єкти і дані. В загальній складності сім стандартних класів контейнерів першого класу і три класи адаптерів контейнерів і лише сім файлів заголовків, які забезпечують доступ до цих контейнерів або адаптерів контейнерів.</text:span></text:p>
      <text:p text:style-name="P11"><text:span text:style-name="T52">• Контейнери послідовного доступу (</text:span><text:span text:style-name="T58">Sequence containers</text:span><text:span text:style-name="T52">) - реалізують структури даних, до яких можна звертатися послідовно тобто за номером елементу:</text:span></text:p>
      <text:p text:style-name="P17">vector </text:p>
      <text:p text:style-name="P17">list </text:p>
      <text:p text:style-name="P17">deque </text:p>
      <text:p text:style-name="P17">arrays <text:s/><text:span text:style-name="T60">(C++11)</text:span></text:p>
      <text:p text:style-name="P17">forward_list(C++11) </text:p>
      <text:p text:style-name="P17">Контейнери адаптери (Container Adaptors) - реалізують інтерфейс для контейнерів баз даних, найбільш прості структури даних, що дозволяють додавати та видаляти елементи без забезпечення послідовного доступу: </text:p>
      <text:p text:style-name="P17">queue </text:p>
      <text:p text:style-name="P17">priority_queue </text:p>
      <text:p text:style-name="P17">stack </text:p>
      <text:p text:style-name="P17">Асоціативні контейнери (Associative Containers) : структури даних що зберігають сортоівані структури даних, що дозволяють швидкий пошук (зі скалдністю O(log n)). </text:p>
      <text:p text:style-name="P17">set </text:p>
      <text:p text:style-name="P17">multiset </text:p>
      <text:p text:style-name="P17">map </text:p>
      <text:p text:style-name="P17"><text:soft-page-break/>multimap </text:p>
      <text:p text:style-name="P17">З С++11 до стандартних контейнерів додали також невідсортовані асоціативні контейнери (Unordered Associative Containers ) які складаються з невідсортованих структур даних- хеш таблиць та відображеннь</text:p>
      <text:p text:style-name="P17">unordered_set (C++11) </text:p>
      <text:p text:style-name="P17">unordered_multiset (C++11) </text:p>
      <text:p text:style-name="P17">unordered_map (C++11) </text:p>
      <text:p text:style-name="P17">unordered_multimap (C++11) </text:p>
      <text:p text:style-name="P17"/>
      <text:p text:style-name="P13">Конте<text:span text:style-name="T61">й</text:span>нери-адаптори</text:p>
      <text:h text:style-name="P97" text:outline-level="1">Стек (Stack )</text:h>
      <text:p text:style-name="P20">Стек – це шаблон класу який релізує концепцію достпу до даних LIFO(Last In First Out – останній зайшов, перший вийшов), в який елемент додається до верхівки структури та відповідно опискає вниз той елемент, що до цього знаходився на верхівці стеку. Коли ж відбувається операція видалення елементу – видаляється верхівка стеку, та той елемент, що знаходився нижче (якщо він був) повертається на верхівку. Ниже нової вершини так саме знаходиться попередник нового елементу верщини і так далі.<text:line-break/>Одна з можливих реалізацій шаблону була в попредній главі. В стандартній бібліотеці, зрозуміло, більш якісна верся класу шаблону, що дозволяє виділяти память під кожен новий елемент та бросає виключення у випдку некоректного видалення елементу.</text:p>
      <text:p text:style-name="P20">Для використання цього контейнеру потрібно підключити заголовочний файл &lt;stack&gt;</text:p>
      <text:p text:style-name="P12"><text:soft-page-break/><text:span text:style-name="T52">Методи цього класу стеку </text:span><text:span text:style-name="T55">працюють дуже швидко (</text:span><text:span text:style-name="T63"> час виконання – O(1)</text:span><text:span text:style-name="T55">), а саме</text:span><text:span text:style-name="T52">:</text:span></text:p>
      <text:p text:style-name="P28">empty() – булева функція, що повертає true, якщо стек порожній;</text:p>
      <text:p text:style-name="P12"><text:span text:style-name="T62">size() – пове</text:span><text:span text:style-name="T64">р</text:span><text:span text:style-name="T62">тає розмір стеку</text:span><text:span text:style-name="T63">;</text:span></text:p>
      <text:p text:style-name="P28">top() – повертає вказівник на останній елемент(вер<text:span text:style-name="T125">х</text:span>івку) стеку;</text:p>
      <text:p text:style-name="P28">push(T g) –додає елемент ‘g’ у верхівку стеку;</text:p>
      <text:p text:style-name="P28">pop() – видаляє верхівку стеку.</text:p>
      <text:p text:style-name="P28">Також для стеку визначені оператори <text:span text:style-name="T126">присвоєння та </text:span>порівняння (&gt;,&gt;=,==,!=,&lt;,&lt;=) які здійснюють відповідні поелементні порівняння для вмістів двох стеків. </text:p>
      <text:p text:style-name="P28">Конструктор<text:span text:style-name="T61">и <text:s/>визначений</text:span> за замовченням та аналог копіконструктору, що приймає стек. </text:p>
      <text:p text:style-name="P12"><text:span text:style-name="T52">Примітка. З Сі++11 додано також методи swap() для обміну значень двох стеків та emplace() - синонім </text:span><text:span text:style-name="T62">push()</text:span><text:span text:style-name="T65">, який дозволяє додавати елементи в колекцію по аргументах типу, тобто без зайвого копіювання та переміщення у рамках move-семантіки стандарту Сі++11. </text:span></text:p>
      <text:p text:style-name="P96"><text:span text:style-name="Source_20_Text"><text:span text:style-name="T27">// C</text:span></text:span><text:span text:style-name="Source_20_Text"><text:span text:style-name="T33">++ програма для</text:span></text:span><text:span text:style-name="Source_20_Text"><text:span text:style-name="T27"> </text:span></text:span><text:span text:style-name="Source_20_Text"><text:span text:style-name="T33">демонстрації</text:span></text:span><text:span text:style-name="Source_20_Text"><text:span text:style-name="T27"> STL </text:span></text:span><text:span text:style-name="Source_20_Text"><text:span text:style-name="T33">стеку</text:span></text:span><text:span text:style-name="Source_20_Text"><text:span text:style-name="T27"> </text:span></text:span></text:p>
      <text:p text:style-name="P96"><text:span text:style-name="Source_20_Text"><text:span text:style-name="T27">#include &lt;iostream&gt;</text:span></text:span></text:p>
      <text:p text:style-name="P96"><text:span text:style-name="Source_20_Text"><text:span text:style-name="T27">#include &lt;string&gt;</text:span></text:span></text:p>
      <text:p text:style-name="P96"><text:span text:style-name="Source_20_Text"><text:span text:style-name="T27">#include &lt;stack&gt;</text:span></text:span></text:p>
      <text:p text:style-name="P96"><text:span text:style-name="Source_20_Text"><text:span text:style-name="T27">using namespace std;</text:span></text:span></text:p>
      <text:p text:style-name="P96"><text:span text:style-name="Source_20_Text"><text:span text:style-name="T27">// виводить стек у зворотньому порядку</text:span></text:span></text:p>
      <text:p text:style-name="P96"><text:span text:style-name="Source_20_Text"><text:span text:style-name="T27">void showstack(const stack &lt;string&gt; &amp; s){</text:span></text:span></text:p>
      <text:p text:style-name="P96"><text:span text:style-name="Source_20_Text"><text:span text:style-name="T27">stack &lt;string&gt; copy_s(s); // copy-constructor to create copy of s</text:span></text:span></text:p>
      <text:p text:style-name="P96"><text:span text:style-name="Source_20_Text"><text:span text:style-name="T27">// поки стек не порожній – виводить верхівку та видаляє її</text:span></text:span></text:p>
      <text:p text:style-name="P96"><text:span text:style-name="Source_20_Text"><text:span text:style-name="T27">while (!copy_s.empty()){</text:span></text:span></text:p>
      <text:p text:style-name="P96"><text:span text:style-name="Source_20_Text"><text:span text:style-name="T27">cout&lt;&lt;'\t'&lt;&lt;copy_s.top();</text:span></text:span></text:p>
      <text:p text:style-name="P96"><text:span text:style-name="Source_20_Text"><text:span text:style-name="T27">copy_s.pop();</text:span></text:span></text:p>
      <text:p text:style-name="P96"><text:span text:style-name="Source_20_Text"><text:span text:style-name="T27">}</text:span></text:span></text:p>
      <text:p text:style-name="P96"><text:soft-page-break/><text:span text:style-name="Source_20_Text"><text:span text:style-name="T27">cout &lt;&lt; '\n';</text:span></text:span></text:p>
      <text:p text:style-name="P96"><text:span text:style-name="Source_20_Text"><text:span text:style-name="T27">}</text:span></text:span></text:p>
      <text:p text:style-name="P95"><text:span text:style-name="Source_20_Text"><text:span text:style-name="T1"/></text:span></text:p>
      <text:p text:style-name="P96"><text:span text:style-name="Source_20_Text"><text:span text:style-name="T27">int main(){</text:span></text:span></text:p>
      <text:p text:style-name="P96"><text:span text:style-name="Source_20_Text"><text:span text:style-name="T27">stack &lt;string&gt; s;</text:span></text:span></text:p>
      <text:p text:style-name="P96"><text:span text:style-name="Source_20_Text"><text:span text:style-name="T27">s.push("sator");</text:span></text:span></text:p>
      <text:p text:style-name="P96"><text:span text:style-name="Source_20_Text"><text:span text:style-name="T27">s.push("arepo");</text:span></text:span></text:p>
      <text:p text:style-name="P96"><text:span text:style-name="Source_20_Text"><text:span text:style-name="T27">s.push("tenet");</text:span></text:span></text:p>
      <text:p text:style-name="P96"><text:span text:style-name="Source_20_Text"><text:span text:style-name="T27">s.push("opera");</text:span></text:span></text:p>
      <text:p text:style-name="P96"><text:span text:style-name="Source_20_Text"><text:span text:style-name="T27">s.push("rotas");</text:span></text:span></text:p>
      <text:p text:style-name="P96"><text:span text:style-name="Source_20_Text"><text:span text:style-name="T27">cout &lt;&lt;"The stack is : ";</text:span></text:span></text:p>
      <text:p text:style-name="P96"><text:span text:style-name="Source_20_Text"><text:span text:style-name="T27">showstack(s);</text:span></text:span></text:p>
      <text:p text:style-name="P96"><text:span text:style-name="Source_20_Text"><text:span text:style-name="T27">//The stack is : rotas opera tenet arepo sator</text:span></text:span></text:p>
      <text:p text:style-name="P96"><text:span text:style-name="Source_20_Text"><text:span text:style-name="T27">cout&lt;&lt;"\ns.size():"&lt;&lt;s.size();//5</text:span></text:span></text:p>
      <text:p text:style-name="P96"><text:span text:style-name="Source_20_Text"><text:span text:style-name="T27">cout &lt;&lt; "\ns.top() : " &lt;&lt; s.top();//rotas</text:span></text:span></text:p>
      <text:p text:style-name="P96"><text:span text:style-name="Source_20_Text"><text:span text:style-name="T27">cout &lt;&lt; "\ns.pop() : "; //</text:span></text:span></text:p>
      <text:p text:style-name="P96"><text:span text:style-name="Source_20_Text"><text:span text:style-name="T27">s.pop();</text:span></text:span></text:p>
      <text:p text:style-name="P96"><text:span text:style-name="Source_20_Text"><text:span text:style-name="T27">showstack(s); // opera tenet arepo sator</text:span></text:span></text:p>
      <text:p text:style-name="P96"><text:span text:style-name="Source_20_Text"><text:span text:style-name="T27">//s.pop() : // tenet arepo sator</text:span></text:span></text:p>
      <text:p text:style-name="P96"><text:span text:style-name="Source_20_Text"><text:span text:style-name="T27">}</text:span></text:span></text:p>
      <text:p text:style-name="P95"><text:span text:style-name="Source_20_Text"><text:span text:style-name="T1"/></text:span></text:p>
      <text:p text:style-name="P96"><text:span text:style-name="Source_20_Text"><text:span text:style-name="T27">Результат:</text:span></text:span></text:p>
      <text:p text:style-name="P92">The stack is : <text:tab/>rotas<text:tab/>opera tenet arepo sator</text:p>
      <text:p text:style-name="P92">s.size():5</text:p>
      <text:p text:style-name="P92">s.top() : rotas</text:p>
      <text:p text:style-name="P92">s.pop() : <text:tab/>opera<text:tab/> tenet arepo sator</text:p>
      <text:h text:style-name="P97" text:outline-level="1">Черга (Queue) в (STL)</text:h>
      <text:p text:style-name="P20">На відміну від стеку, черга - шаблон класу який релізує концепцію доступу до даних FIFO( First In First Out – пер<text:span text:style-name="T61">ш</text:span>ий зайшов, перший вийшов), в який елемент додається до кінця структури та видаляється елемент, що стоїть в початку структури. Тут пряма аналогія з “чергою” у магазині.</text:p>
      <text:p text:style-name="P20">Для використання цього контейнеру потрібно підключити заголовочний файл &lt;queue&gt;.</text:p>
      <text:p text:style-name="P12"><text:soft-page-break/><text:span text:style-name="T52">Методи класу </text:span><text:span text:style-name="T55">працюють зі складністю </text:span><text:span text:style-name="T69">O(1)</text:span><text:span text:style-name="T52">:</text:span></text:p>
      <text:p text:style-name="P12"><text:span text:style-name="T68">empty() – булева функція, що повертає true, якщо черга порожня </text:span><text:span text:style-name="T69">та false в іншому випадку;</text:span><text:span text:style-name="T68"><text:line-break/>size() – повертає розмір черги</text:span><text:span text:style-name="T69">;</text:span><text:span text:style-name="T68"><text:line-break/></text:span><text:span text:style-name="T52">push</text:span><text:span text:style-name="T68">(T g) –додає елемент ‘g’ у кінець черги;<text:line-break/>pop() – видаляє початок черги;</text:span></text:p>
      <text:p text:style-name="P29">front() - повертає посилання на елемент початку черги;</text:p>
      <text:p text:style-name="P41">back() <text:s/>- повертає посилання на останній елемент черги.</text:p>
      <text:p text:style-name="P20"><text:span text:style-name="T76">Також для черги визначені оператори </text:span><text:span text:style-name="T77">присвоєння та</text:span><text:span text:style-name="T76"> порівняння (&gt;,&gt;=,==,!=,&lt;,&lt;=) які здійснюють відповідні поелементні порівняння для вміст</text:span><text:span text:style-name="T78">у</text:span><text:span text:style-name="T76"> двох черг. </text:span></text:p>
      <text:p text:style-name="P42">Конструктор<text:span text:style-name="T59">и, що </text:span>є <text:span text:style-name="T59">для черги: конструктор</text:span> за замовченням та аналог копіконструктору. </text:p>
      <text:p text:style-name="P37"/>
      <text:p text:style-name="P36"><text:span text:style-name="T68">Примітка. З Сі++11 додано також методи swap() для обміну значень двох черг та emplace() - </text:span><text:span text:style-name="T70">що має функціонал</text:span><text:span text:style-name="T68"> </text:span><text:span text:style-name="T62">push().</text:span></text:p>
      <text:p text:style-name="P60"><text:span text:style-name="Strong_20_Emphasis"><text:span text:style-name="T1"/></text:span></text:p>
      <text:p text:style-name="P96"><text:span text:style-name="Source_20_Text"><text:span text:style-name="T27">// Queue in Standard Template Library (STL) </text:span></text:span></text:p>
      <text:p text:style-name="P96"><text:span text:style-name="Source_20_Text"><text:span text:style-name="T27">#include &lt;iostream&gt; </text:span></text:span></text:p>
      <text:p text:style-name="P96"><text:span text:style-name="Source_20_Text"><text:span text:style-name="T27">#include &lt;queue&gt; </text:span></text:span></text:p>
      <text:p text:style-name="P95"><text:span text:style-name="Source_20_Text"><text:span text:style-name="T1"/></text:span></text:p>
      <text:p text:style-name="P96"><text:span text:style-name="Source_20_Text"><text:span text:style-name="T27">using namespace std; </text:span></text:span></text:p>
      <text:p text:style-name="P96"><text:span text:style-name="Source_20_Text"><text:span text:style-name="T27">// виводить чергу в порядку заповнення для будь-якого стандартного типу</text:span></text:span></text:p>
      <text:p text:style-name="P96"><text:span text:style-name="Source_20_Text"><text:span text:style-name="T34">template &lt;typename T&gt;</text:span></text:span></text:p>
      <text:p text:style-name="P96"><text:span text:style-name="Source_20_Text"><text:span text:style-name="T34">void showq(const queue &lt;T&gt; &amp; gq) { </text:span></text:span></text:p>
      <text:p text:style-name="P96"><text:span text:style-name="Source_20_Text"><text:span text:style-name="T34">// створюємо копію черги</text:span></text:span></text:p>
      <text:p text:style-name="P96"><text:span text:style-name="Source_20_Text"><text:span text:style-name="T34">queue &lt;T&gt; g = gq;</text:span></text:span></text:p>
      <text:p text:style-name="P96"><text:span text:style-name="Source_20_Text"><text:span text:style-name="T34">// видаляємо та дивимось всі елементи в неї з початку</text:span></text:span></text:p>
      <text:p text:style-name="P96"><text:span text:style-name="Source_20_Text"><text:span text:style-name="T34">while (!g.empty()) {</text:span></text:span></text:p>
      <text:p text:style-name="P96"><text:span text:style-name="Source_20_Text"><text:span text:style-name="T34"><text:s text:c="2"/><text:tab/>cout &lt;&lt; '\t' &lt;&lt; g.front();</text:span></text:span></text:p>
      <text:p text:style-name="P96"><text:span text:style-name="Source_20_Text"><text:span text:style-name="T34"><text:s text:c="8"/>g.pop();</text:span></text:span></text:p>
      <text:p text:style-name="P96"><text:soft-page-break/><text:span text:style-name="Source_20_Text"><text:span text:style-name="T34"><text:s/>} </text:span></text:span></text:p>
      <text:p text:style-name="P96"><text:span text:style-name="Source_20_Text"><text:span text:style-name="T34">cout &lt;&lt; '\n'; </text:span></text:span></text:p>
      <text:p text:style-name="P96"><text:span text:style-name="Source_20_Text"><text:span text:style-name="T34">}</text:span></text:span></text:p>
      <text:p text:style-name="P95"><text:span text:style-name="Source_20_Text"><text:span text:style-name="T1"/></text:span></text:p>
      <text:p text:style-name="P95"><text:span text:style-name="Source_20_Text"><text:span text:style-name="T1"/></text:span></text:p>
      <text:p text:style-name="P95"><text:span text:style-name="Source_20_Text"><text:span text:style-name="T3">int main() {</text:span></text:span></text:p>
      <text:p text:style-name="P95"><text:span text:style-name="Source_20_Text"><text:span text:style-name="T3"><text:s text:c="3"/>queue &lt;int&gt; q1; </text:span></text:span></text:p>
      <text:p text:style-name="P95"><text:span text:style-name="Source_20_Text"><text:span text:style-name="T3"><text:s text:c="3"/>q1.push(10);</text:span></text:span></text:p>
      <text:p text:style-name="P95"><text:span text:style-name="Source_20_Text"><text:span text:style-name="T3"><text:s text:c="3"/>q1.push(20);</text:span></text:span></text:p>
      <text:p text:style-name="P95"><text:span text:style-name="Source_20_Text"><text:span text:style-name="T3"><text:s text:c="3"/>q1.push(30);</text:span></text:span></text:p>
      <text:p text:style-name="P95"><text:span text:style-name="Source_20_Text"><text:span text:style-name="T3"><text:s text:c="3"/>q1.push(15);</text:span></text:span></text:p>
      <text:p text:style-name="P95"><text:span text:style-name="Source_20_Text"><text:span text:style-name="T3"><text:s text:c="3"/>cout &lt;&lt; "The queue q1 is : ";</text:span></text:span></text:p>
      <text:p text:style-name="P95"><text:span text:style-name="Source_20_Text"><text:span text:style-name="T3"><text:s text:c="3"/>showq(q1);</text:span></text:span></text:p>
      <text:p text:style-name="P95"><text:span text:style-name="Source_20_Text"><text:span text:style-name="T3"><text:s text:c="3"/>cout &lt;&lt; "\nq1.size() : " &lt;&lt; q1.size();</text:span></text:span></text:p>
      <text:p text:style-name="P95"><text:span text:style-name="Source_20_Text"><text:span text:style-name="T3"><text:s text:c="3"/>cout &lt;&lt; "\nq1.front() : " &lt;&lt; q1.front();</text:span></text:span></text:p>
      <text:p text:style-name="P95"><text:span text:style-name="Source_20_Text"><text:span text:style-name="T3"><text:s text:c="3"/>cout &lt;&lt; "\nq1.back() : " &lt;&lt; q1.back();</text:span></text:span></text:p>
      <text:p text:style-name="P95"><text:span text:style-name="Source_20_Text"><text:span text:style-name="T3"><text:s text:c="3"/>cout &lt;&lt; "\nq1.pop() : ";</text:span></text:span></text:p>
      <text:p text:style-name="P95"><text:span text:style-name="Source_20_Text"><text:span text:style-name="T3"><text:s text:c="3"/>q1.pop();</text:span></text:span></text:p>
      <text:p text:style-name="P95"><text:span text:style-name="Source_20_Text"><text:span text:style-name="T3"><text:s text:c="3"/>showq(q1);</text:span></text:span></text:p>
      <text:p text:style-name="P95"><text:span text:style-name="Source_20_Text"><text:span text:style-name="T1"/></text:span></text:p>
      <text:p text:style-name="P69"><text:span text:style-name="Source_20_Text"><text:span text:style-name="T27">Результат:</text:span></text:span></text:p>
      <text:p text:style-name="P69"><text:span text:style-name="Source_20_Text"><text:span text:style-name="T34">The queue q1 is : <text:tab/>10<text:tab/>20<text:tab/>30<text:tab/>15</text:span></text:span></text:p>
      <text:p text:style-name="P69"><text:span text:style-name="Source_20_Text"><text:span text:style-name="T34"/></text:span></text:p>
      <text:p text:style-name="P69"><text:span text:style-name="Source_20_Text"><text:span text:style-name="T34">q1.size() : 4</text:span></text:span></text:p>
      <text:p text:style-name="P69"><text:span text:style-name="Source_20_Text"><text:span text:style-name="T34">q1.front() : 10</text:span></text:span></text:p>
      <text:p text:style-name="P69"><text:span text:style-name="Source_20_Text"><text:span text:style-name="T34">q1.back() : 15</text:span></text:span></text:p>
      <text:p text:style-name="P69"><text:span text:style-name="Source_20_Text"><text:span text:style-name="T34">q1.pop() : <text:tab/>20<text:tab/>30<text:tab/>15</text:span></text:span></text:p>
      <text:h text:style-name="P97" text:outline-level="1">Пріоритетна черга (Priority Queue)в STL</text:h>
      <text:p text:style-name="P20"/>
      <text:p text:style-name="P20">Пріорітетна черга відрізняється від звичайної черги тим, що першим елементом на видалення йде не перший елемент, а <text:soft-page-break/>елемент, що приймає найбільше значення. Тобто пріоритна черга - це тип контейнеру-адаптеру, спеціально розроблений таким чином, що перший елемент черги є найбільшим із усіх елементів черги, а елементи контейнеру розташовані в порядку не<text:span text:style-name="T127">спада</text:span>ння (отже, ми можемо бачити, що кожен елемент черги має пріоритет (фіксований порядок).</text:p>
      <text:p text:style-name="P20">Для використання цього контейнеру потрібно підключити заголовочний файл &lt;queue&gt;.</text:p>
      <text:p text:style-name="P20">Методи контейнеру:</text:p>
      <text:p text:style-name="P29">empty() – булева функція, що повертає true, якщо черга порожня. <text:span text:style-name="T128">Ч</text:span>ас виконання O(1);</text:p>
      <text:p text:style-name="P29">size() – повертає розмір черги – час виконання O(1);</text:p>
      <text:p text:style-name="P28">top() – повертає вказівник на останній елемент(вер<text:span text:style-name="T128">х</text:span>івку) черги. <text:span text:style-name="T128">Ч</text:span>ас виконання O(1);</text:p>
      <text:p text:style-name="P12"><text:span text:style-name="T52">push</text:span><text:span text:style-name="T68">(T g) –додає елемент ‘g’ у кінець черги. </text:span><text:span text:style-name="T71">Ч</text:span><text:span text:style-name="T68">ас виконання </text:span><text:span text:style-name="T72">повинен бути</text:span><text:span text:style-name="T68"> O(</text:span><text:span text:style-name="T73">log n</text:span><text:span text:style-name="T68">) </text:span><text:span text:style-name="T73">;</text:span></text:p>
      <text:p text:style-name="P12"><text:span text:style-name="T68">pop() – видаляє початок черги. </text:span><text:span text:style-name="T71">Ч</text:span><text:span text:style-name="T68">ас виконання </text:span><text:span text:style-name="T73">час </text:span><text:span text:style-name="T72">повинен бути</text:span><text:span text:style-name="T73"> O(log n)</text:span><text:span text:style-name="T68">.</text:span></text:p>
      <text:p text:style-name="P29"><text:span text:style-name="T129">Також для </text:span><text:span text:style-name="T130">пріоритетної </text:span><text:span text:style-name="T129">черги визначені оператори </text:span><text:span text:style-name="T130">присвоєння та</text:span><text:span text:style-name="T129"> порівняння (&gt;,&gt;=,==,!=,&lt;,&lt;=) які здійснюють відповідні поелементні порівняння для вмістів двох черг. </text:span></text:p>
      <text:p text:style-name="P49"><text:span text:style-name="Strong_20_Emphasis"><text:span text:style-name="T82">Конструктор</text:span></text:span><text:span text:style-name="Strong_20_Emphasis"><text:span text:style-name="T83">и</text:span></text:span><text:span text:style-name="Strong_20_Emphasis"><text:span text:style-name="T82"> </text:span></text:span><text:span text:style-name="Strong_20_Emphasis"><text:span text:style-name="T84">для цього класу - </text:span></text:span><text:span text:style-name="Strong_20_Emphasis"><text:span text:style-name="T83">конструктор</text:span></text:span><text:span text:style-name="Strong_20_Emphasis"><text:span text:style-name="T82"> </text:span></text:span><text:span text:style-name="Strong_20_Emphasis"><text:span text:style-name="T83">за </text:span></text:span><text:span text:style-name="Strong_20_Emphasis"><text:span text:style-name="T82">замовченням та аналог копіконструктору, що приймає цю колекцію. </text:span></text:span></text:p>
      <text:p text:style-name="P50"><text:span text:style-name="Strong_20_Emphasis"><text:span text:style-name="T45"/></text:span></text:p>
      <text:p text:style-name="P49"><text:span text:style-name="Strong_20_Emphasis"><text:span text:style-name="T82">// Queue in Standard Template Library (STL) </text:span></text:span></text:p>
      <text:p text:style-name="P49"><text:span text:style-name="Strong_20_Emphasis"><text:span text:style-name="T82">#include &lt;iostream&gt; </text:span></text:span></text:p>
      <text:p text:style-name="P49"><text:span text:style-name="Strong_20_Emphasis"><text:span text:style-name="T82">#include &lt;queue&gt; </text:span></text:span></text:p>
      <text:p text:style-name="P50"><text:span text:style-name="Strong_20_Emphasis"><text:span text:style-name="T45"/></text:span></text:p>
      <text:p text:style-name="P49"><text:span text:style-name="Strong_20_Emphasis"><text:span text:style-name="T82">using namespace std; </text:span></text:span></text:p>
      <text:p text:style-name="P49"><text:soft-page-break/><text:span text:style-name="Strong_20_Emphasis"><text:span text:style-name="T82">// виводить чергу в порядку пріорітету для стандартних типів</text:span></text:span></text:p>
      <text:p text:style-name="P49"><text:span text:style-name="Strong_20_Emphasis"><text:span text:style-name="T85">template&lt;class T&gt;</text:span></text:span></text:p>
      <text:p text:style-name="P49"><text:span text:style-name="Strong_20_Emphasis"><text:span text:style-name="T85">void showpq(const priority_queue &lt;T&gt; &amp; gq) {</text:span></text:span></text:p>
      <text:p text:style-name="P49"><text:span text:style-name="Strong_20_Emphasis"><text:span text:style-name="T85"><text:s text:c="2"/>priority_queue &lt;T&gt; g(gq);</text:span></text:span></text:p>
      <text:p text:style-name="P49"><text:span text:style-name="Strong_20_Emphasis"><text:span text:style-name="T85"><text:s text:c="2"/>while (!g.empty()){</text:span></text:span></text:p>
      <text:p text:style-name="P49"><text:span text:style-name="Strong_20_Emphasis"><text:span text:style-name="T85"><text:s text:c="3"/>cout &lt;&lt; '\t' &lt;&lt; g.top();</text:span></text:span></text:p>
      <text:p text:style-name="P49"><text:span text:style-name="Strong_20_Emphasis"><text:span text:style-name="T85"><text:s text:c="3"/>g.pop();</text:span></text:span></text:p>
      <text:p text:style-name="P49"><text:span text:style-name="Strong_20_Emphasis"><text:span text:style-name="T85"><text:s text:c="3"/>}</text:span></text:span></text:p>
      <text:p text:style-name="P49"><text:span text:style-name="Strong_20_Emphasis"><text:span text:style-name="T85">}</text:span></text:span></text:p>
      <text:p text:style-name="P49"><text:span text:style-name="Strong_20_Emphasis"><text:span text:style-name="T85">// виводить чергу в порядку пріорітету для типу Пара від двох цілих – спеціалізація <text:s/>showpq</text:span></text:span></text:p>
      <text:p text:style-name="P49"><text:span text:style-name="Strong_20_Emphasis"><text:span text:style-name="T85">template&lt;&gt;</text:span></text:span></text:p>
      <text:p text:style-name="P49"><text:span text:style-name="Strong_20_Emphasis"><text:span text:style-name="T85">void showpq(const priority_queue &lt;pair&lt;int,int&gt; &gt; &amp; gq) {</text:span></text:span></text:p>
      <text:p text:style-name="P49"><text:span text:style-name="Strong_20_Emphasis"><text:span text:style-name="T85"><text:s text:c="2"/>//‘&gt;&gt;’ should be ‘&gt; &gt;’ within a nested template argument list before C++11</text:span></text:span></text:p>
      <text:p text:style-name="P49"><text:span text:style-name="Strong_20_Emphasis"><text:span text:style-name="T85"><text:s text:c="2"/>priority_queue &lt;pair&lt;int,int&gt; &gt; g(gq);</text:span></text:span></text:p>
      <text:p text:style-name="P49"><text:span text:style-name="Strong_20_Emphasis"><text:span text:style-name="T85"><text:s text:c="2"/>while (!g.empty()){</text:span></text:span></text:p>
      <text:p text:style-name="P49"><text:span text:style-name="Strong_20_Emphasis"><text:span text:style-name="T85"><text:s text:c="3"/>pair&lt;int,int&gt; tmp = g.top();</text:span></text:span></text:p>
      <text:p text:style-name="P49"><text:span text:style-name="Strong_20_Emphasis"><text:span text:style-name="T85"><text:s text:c="3"/>cout &lt;&lt; "\t(" &lt;&lt; tmp.first&lt;&lt;", "&lt;&lt;tmp.second&lt;&lt;")";</text:span></text:span></text:p>
      <text:p text:style-name="P49"><text:span text:style-name="Strong_20_Emphasis"><text:span text:style-name="T85"><text:s text:c="3"/>g.pop();</text:span></text:span></text:p>
      <text:p text:style-name="P49"><text:span text:style-name="Strong_20_Emphasis"><text:span text:style-name="T85"><text:s text:c="3"/>}</text:span></text:span></text:p>
      <text:p text:style-name="P49"><text:span text:style-name="Strong_20_Emphasis"><text:span text:style-name="T85">}</text:span></text:span></text:p>
      <text:p text:style-name="P49"><text:span text:style-name="Strong_20_Emphasis"><text:span text:style-name="T82">int main() {</text:span></text:span></text:p>
      <text:p text:style-name="P49"><text:span text:style-name="Strong_20_Emphasis"><text:span text:style-name="T84"><text:s text:c="2"/></text:span></text:span><text:span text:style-name="Strong_20_Emphasis"><text:span text:style-name="T85">priority_queue &lt;int&gt; q2;</text:span></text:span></text:p>
      <text:p text:style-name="P49"><text:span text:style-name="Strong_20_Emphasis"><text:span text:style-name="T85"><text:s text:c="3"/>q2.push(10);</text:span></text:span></text:p>
      <text:p text:style-name="P49"><text:span text:style-name="Strong_20_Emphasis"><text:span text:style-name="T85"><text:s text:c="3"/>q2.push(30);</text:span></text:span></text:p>
      <text:p text:style-name="P49"><text:span text:style-name="Strong_20_Emphasis"><text:span text:style-name="T85"><text:s text:c="3"/>q2.push(20); </text:span></text:span></text:p>
      <text:p text:style-name="P49"><text:span text:style-name="Strong_20_Emphasis"><text:span text:style-name="T85"><text:s text:c="3"/>q2.push(5);</text:span></text:span></text:p>
      <text:p text:style-name="P49"><text:span text:style-name="Strong_20_Emphasis"><text:span text:style-name="T85"><text:s text:c="3"/>q2.push(1);</text:span></text:span></text:p>
      <text:p text:style-name="P49"><text:span text:style-name="Strong_20_Emphasis"><text:span text:style-name="T85"><text:s text:c="3"/>cout &lt;&lt; "The priority queue q2 is : ";</text:span></text:span></text:p>
      <text:p text:style-name="P49"><text:span text:style-name="Strong_20_Emphasis"><text:span text:style-name="T85"><text:s text:c="3"/>showpq(q2);</text:span></text:span></text:p>
      <text:p text:style-name="P49"><text:span text:style-name="Strong_20_Emphasis"><text:span text:style-name="T85"><text:s text:c="3"/>cout &lt;&lt; "\nq2.size() : " &lt;&lt; q2.size();</text:span></text:span></text:p>
      <text:p text:style-name="P49"><text:soft-page-break/><text:span text:style-name="Strong_20_Emphasis"><text:span text:style-name="T85"><text:s text:c="3"/>cout &lt;&lt; "\nq2.top() : " &lt;&lt; q2.top();</text:span></text:span></text:p>
      <text:p text:style-name="P49"><text:span text:style-name="Strong_20_Emphasis"><text:span text:style-name="T85"><text:s text:c="3"/>cout &lt;&lt; "\nq2.pop() : ";</text:span></text:span></text:p>
      <text:p text:style-name="P49"><text:span text:style-name="Strong_20_Emphasis"><text:span text:style-name="T85"><text:s text:c="3"/>q2.pop(); </text:span></text:span></text:p>
      <text:p text:style-name="P49"><text:span text:style-name="Strong_20_Emphasis"><text:span text:style-name="T85"><text:s text:c="3"/>showpq(q2);</text:span></text:span></text:p>
      <text:p text:style-name="P49"><text:span text:style-name="Strong_20_Emphasis"><text:span text:style-name="T85"/></text:span></text:p>
      <text:p text:style-name="P49"><text:span text:style-name="Strong_20_Emphasis"><text:span text:style-name="T85"><text:s text:c="3"/>priority_queue &lt;pair&lt;int,int&gt; &gt; q3;/* коректно до c++20 – інакше для pair не визначено оператор &lt; */</text:span></text:span></text:p>
      <text:p text:style-name="P49"><text:span text:style-name="Strong_20_Emphasis"><text:span text:style-name="T85"><text:s text:c="3"/>q3.push(make_pair(1,2));</text:span></text:span></text:p>
      <text:p text:style-name="P49"><text:span text:style-name="Strong_20_Emphasis"><text:span text:style-name="T85"><text:s text:c="3"/>q3.push(pair&lt;int,int&gt;(3,4));</text:span></text:span></text:p>
      <text:p text:style-name="P49"><text:span text:style-name="Strong_20_Emphasis"><text:span text:style-name="T85"><text:s text:c="3"/>q3.push(make_pair(1,4));</text:span></text:span></text:p>
      <text:p text:style-name="P49"><text:span text:style-name="Strong_20_Emphasis"><text:span text:style-name="T85"><text:s text:c="3"/>q3.push(make_pair(2,10));</text:span></text:span></text:p>
      <text:p text:style-name="P49"><text:span text:style-name="Strong_20_Emphasis"><text:span text:style-name="T85"><text:s text:c="3"/>cout &lt;&lt; "The priority queue q3 is : ";</text:span></text:span></text:p>
      <text:p text:style-name="P49"><text:span text:style-name="Strong_20_Emphasis"><text:span text:style-name="T85"><text:s text:c="3"/>showpq(q3);</text:span></text:span></text:p>
      <text:p text:style-name="P49"><text:span text:style-name="Strong_20_Emphasis"><text:span text:style-name="T82">}</text:span></text:span></text:p>
      <text:p text:style-name="P21"/>
      <text:p text:style-name="P18">Результат:</text:p>
      <text:p text:style-name="P19">The priority queue q2 is : <text:tab/>30<text:tab/>20<text:tab/>10<text:tab/>5<text:tab/>1</text:p>
      <text:p text:style-name="P19">q2.size() : 5</text:p>
      <text:p text:style-name="P19">q2.top() : 30</text:p>
      <text:p text:style-name="P19">q2.pop() : <text:tab/>20<text:tab/>10<text:tab/>5<text:tab/>1</text:p>
      <text:p text:style-name="P19">The priority queue q3 is : <text:tab/>(3, 4)<text:tab/> (2, 10) (1, 4) (1, 2)</text:p>
      <text:p text:style-name="P2"><text:span text:style-name="tlid-translation"><text:span text:style-name="T1"/></text:span></text:p>
      <text:p text:style-name="P2"><text:span text:style-name="tlid-translation"><text:span text:style-name="T4">Примітка. Звертаємо увагу, що тут використано контейнер від шаблону класу. До Сі++11 пітрібно було завжи в цьому випадку писати визначення типу вигляду</text:span></text:span></text:p>
      <text:p text:style-name="P52"><text:span text:style-name="Strong_20_Emphasis"><text:span text:style-name="T85">priority_queue &lt;pair&lt;int,int&gt; &gt; q3; // обовязковий пробіл між двома останніми дужками &gt; &gt;</text:span></text:span></text:p>
      <text:p text:style-name="P52"><text:span text:style-name="Strong_20_Emphasis"><text:span text:style-name="T85"/></text:span></text:p>
      <text:p text:style-name="P52"><text:span text:style-name="Strong_20_Emphasis"><text:span text:style-name="T85">І хоча останні стандарти дозволяють не робити цей пробіл, для сумісності коду краще цей пробіл ставити.</text:span></text:span></text:p>
      <text:p text:style-name="P52"><text:soft-page-break/><text:span text:style-name="Strong_20_Emphasis"><text:span text:style-name="T85"/></text:span></text:p>
      <text:p text:style-name="P52"><text:span text:style-name="Strong_20_Emphasis"><text:span text:style-name="T85"/></text:span></text:p>
      <text:p text:style-name="P52"><text:span text:style-name="Strong_20_Emphasis"><text:span text:style-name="T86">Контейнери послідовності</text:span></text:span></text:p>
      <text:p text:style-name="P52"><text:span text:style-name="Strong_20_Emphasis"><text:span text:style-name="T86"/></text:span></text:p>
      <text:p text:style-name="P52"><text:span text:style-name="Strong_20_Emphasis"><text:span text:style-name="T86">Контейнер</text:span></text:span><text:span text:style-name="Strong_20_Emphasis"><text:span text:style-name="T87">и</text:span></text:span><text:span text:style-name="Strong_20_Emphasis"><text:span text:style-name="T86"> послідовності </text:span></text:span><text:span text:style-name="Strong_20_Emphasis"><text:span text:style-name="T87">(Sequential containers)</text:span></text:span><text:span text:style-name="Strong_20_Emphasis"><text:span text:style-name="T86"> або контейнери послідовного доступу дозволяють зберігати масиви даних таким чином, щоб можно було, на відміну від контейнерів адаптерів, отримати доступ до довільного елементу контейнеру. Таким чином, в цих конте</text:span></text:span><text:span text:style-name="Strong_20_Emphasis"><text:span text:style-name="T88">й</text:span></text:span><text:span text:style-name="Strong_20_Emphasis"><text:span text:style-name="T86">нерах можна проходити зміст контейнеру за допомогою аналогу вказівника – ітератору. Різниця </text:span></text:span><text:span text:style-name="Strong_20_Emphasis"><text:span text:style-name="T88">між даними контейнерами полягає в сутності структур даних та можливостях контейнера (дек – розширений функціонал для контейнерів адаптерах, вектор та масив – для роботи з динамічним та сталого розміру масивами, списки – для даних <text:s/>де потрібно часто дадавати/видаляти дані всередині).</text:span></text:span></text:p>
      <text:p text:style-name="P52"><text:span text:style-name="Strong_20_Emphasis"><text:span text:style-name="T85"/></text:span></text:p>
      <text:p text:style-name="P52"><text:span text:style-name="Strong_20_Emphasis"><text:span text:style-name="T85"/></text:span></text:p>
      <text:p text:style-name="P64"><text:span text:style-name="T54">Дек (</text:span><text:span text:style-name="T53">Deque</text:span><text:span text:style-name="T54">)</text:span></text:p>
      <text:p text:style-name="P66"/>
      <text:p text:style-name="P64"><text:span text:style-name="tlid-translation"><text:span text:style-name="T136">Дек, або д</text:span></text:span><text:span text:style-name="tlid-translation">в</text:span><text:span text:style-name="tlid-translation"><text:span text:style-name="T137">онаправлен</text:span></text:span><text:span text:style-name="tlid-translation">і черги являють собою контейнери послідовності з функцією розширення і стиснення на обох кінцях</text:span><text:span text:style-name="tlid-translation"><text:span text:style-name="T52">. </text:span></text:span><text:span text:style-name="tlid-translation"><text:span text:style-name="T56">Це фіактично обєднання струткур стек та черга з доданим функціоналом послідовного доступу. </text:span></text:span><text:span text:style-name="tlid-translation">Вони схожі на вектори, але більш ефективні у випадку вставки і видалення елементів. На відміну від векторів, </text:span><text:span text:style-name="tlid-translation"><text:span text:style-name="T136">для деків</text:span></text:span><text:span text:style-name="tlid-translation"> </text:span><text:span text:style-name="tlid-translation"><text:span text:style-name="T137">посл</text:span></text:span><text:span text:style-name="tlid-translation"><text:span text:style-name="T138">і</text:span></text:span><text:span text:style-name="tlid-translation"><text:span text:style-name="T137">довне</text:span></text:span><text:span text:style-name="tlid-translation"><text:span text:style-name="T138"> виділення памяті</text:span></text:span><text:span text:style-name="tlid-translation"> не може бути гарантован</text:span><text:span text:style-name="tlid-translation"><text:span text:style-name="T138">им</text:span></text:span><text:span text:style-name="tlid-translation">.</text:span><text:line-break/><text:span text:style-name="tlid-translation"><text:span text:style-name="T138">Деки</text:span></text:span><text:span text:style-name="tlid-translation"> в основному є реалізацією структури даних</text:span><text:span text:style-name="tlid-translation"><text:span text:style-name="T138"> двонаправлена черга</text:span></text:span><text:span text:style-name="tlid-translation">. Структура даних черг дозволяє вставляти тільки в кінці і видаляти з </text:span><text:span text:style-name="tlid-translation"><text:span text:style-name="T136">початку</text:span></text:span><text:span text:style-name="tlid-translation">. Це схоже на чергу в реальному житті, де люди видаляються з </text:span><text:span text:style-name="tlid-translation"><text:span text:style-name="T139">початку черги</text:span></text:span><text:span text:style-name="tlid-translation"> і додаються </text:span><text:span text:style-name="tlid-translation"><text:span text:style-name="T138">назад</text:span></text:span><text:span text:style-name="tlid-translation">. </text:span><text:span text:style-name="tlid-translation"><text:span text:style-name="T136">Можно сказати, шо д</text:span></text:span><text:span text:style-name="tlid-translation"><text:span text:style-name="T138">ек</text:span></text:span><text:span text:style-name="tlid-translation"> - це особливий випадок черг, де операції вставки та видалення можливі на обох кінцях.</text:span><text:line-break/><text:span text:style-name="T136">Методи</text:span><text:span text:style-name="tlid-translation"><text:span text:style-name="T49"> для </text:span></text:span><text:span text:style-name="tlid-translation"><text:span text:style-name="T50">цієї структури</text:span></text:span><text:span text:style-name="tlid-translation"> </text:span><text:span text:style-name="tlid-translation"><text:span text:style-name="T136">наступні:</text:span></text:span></text:p>
      <text:p text:style-name="P64"><text:span text:style-name="tlid-translation"><text:span text:style-name="T57"/></text:span></text:p>
      <text:list xml:id="list1618287151379362874" text:style-name="WWNum9">
        <text:list-item>
          <text:p text:style-name="P70"><text:span text:style-name="Internet_20_link"><text:span text:style-name="T68">insert</text:span></text:span><text:span text:style-name="Internet_20_link"><text:span text:style-name="T118">()</text:span></text:span><text:span text:style-name="T118">:</text:span><text:span text:style-name="T119"> вставляє в дек нові елементи та повертає ітератор на початок встановлюваних елементів</text:span><text:span text:style-name="T118">. </text:span></text:p>
        </text:list-item>
        <text:list-item>
          <text:p text:style-name="P70"><text:span text:style-name="Internet_20_link"><text:span text:style-name="T68">max_size()</text:span></text:span><text:span text:style-name="T68">: </text:span><text:span text:style-name="T119">максимальний розмір контейнера</text:span><text:span text:style-name="T68">. </text:span></text:p>
        </text:list-item>
        <text:list-item>
          <text:p text:style-name="P70"><text:span text:style-name="Internet_20_link"><text:span text:style-name="T68">assign()</text:span></text:span><text:span text:style-name="T68">: </text:span><text:span text:style-name="T119">присвоює нові зачення контейнеру</text:span><text:span text:style-name="T68">. </text:span></text:p>
        </text:list-item>
        <text:list-item>
          <text:p text:style-name="P70"><text:span text:style-name="Internet_20_link"><text:span text:style-name="T68">resize()</text:span></text:span><text:span text:style-name="T68">: </text:span><text:span text:style-name="T119">змінює розмір деку</text:span><text:span text:style-name="T68">. </text:span></text:p>
        </text:list-item>
        <text:list-item>
          <text:p text:style-name="P70"><text:soft-page-break/><text:span text:style-name="Internet_20_link"><text:span text:style-name="T68">push_front()</text:span></text:span><text:span text:style-name="T68">: </text:span><text:span text:style-name="T119">вставляє елементи на початок</text:span><text:span text:style-name="T68">. </text:span></text:p>
        </text:list-item>
        <text:list-item>
          <text:p text:style-name="P70"><text:span text:style-name="Internet_20_link"><text:span text:style-name="T68">push_back()</text:span></text:span><text:span text:style-name="T68">: </text:span><text:span text:style-name="T119">вставляє елемент в кінець</text:span><text:span text:style-name="T68">. </text:span></text:p>
        </text:list-item>
        <text:list-item>
          <text:p text:style-name="P70"><text:span text:style-name="Strong_20_Emphasis"><text:span text:style-name="T74">pop_front() </text:span></text:span><text:span text:style-name="T119">видаляє елемент зпочатку</text:span></text:p>
        </text:list-item>
        <text:list-item>
          <text:p text:style-name="P70"><text:span text:style-name="Strong_20_Emphasis"><text:span text:style-name="T74">pop_back() </text:span></text:span><text:span text:style-name="T119">видаляє елемент з кінця</text:span><text:span text:style-name="T68">. </text:span></text:p>
        </text:list-item>
        <text:list-item>
          <text:p text:style-name="P70"><text:span text:style-name="Strong_20_Emphasis"><text:span text:style-name="T75">f</text:span></text:span><text:span text:style-name="Strong_20_Emphasis"><text:span text:style-name="T74">ront() </text:span></text:span><text:span text:style-name="T119">повертає посилання на перший елемент</text:span><text:span text:style-name="T68">. </text:span></text:p>
        </text:list-item>
        <text:list-item>
          <text:p text:style-name="P70"><text:span text:style-name="Strong_20_Emphasis"><text:span text:style-name="T74">back()</text:span></text:span><text:span text:style-name="T119">повертає вказівник на останній елемент</text:span><text:span text:style-name="T68">. </text:span></text:p>
        </text:list-item>
        <text:list-item>
          <text:p text:style-name="P70"><text:span text:style-name="Strong_20_Emphasis"><text:span text:style-name="T74">clear()</text:span></text:span><text:span text:style-name="T119">видаляє всі елементи деку</text:span><text:span text:style-name="T68">. </text:span></text:p>
        </text:list-item>
        <text:list-item>
          <text:p text:style-name="P70"><text:span text:style-name="Strong_20_Emphasis"><text:span text:style-name="T74">erase()</text:span></text:span><text:span text:style-name="T119">видаляє елементи всередині вказаного діапазону</text:span><text:span text:style-name="T68">. </text:span></text:p>
        </text:list-item>
        <text:list-item>
          <text:p text:style-name="P70"><text:span text:style-name="Strong_20_Emphasis"><text:span text:style-name="T74">empty()</text:span></text:span><text:span text:style-name="T119">перевіряє чи порожній дек</text:span><text:span text:style-name="T68">. </text:span></text:p>
        </text:list-item>
        <text:list-item>
          <text:p text:style-name="P70"><text:span text:style-name="Strong_20_Emphasis"><text:span text:style-name="T74">size()</text:span></text:span><text:span text:style-name="T119">повертає розмір деку</text:span><text:span text:style-name="T68">. </text:span></text:p>
        </text:list-item>
        <text:list-item>
          <text:p text:style-name="P70"><text:span text:style-name="Strong_20_Emphasis"><text:span text:style-name="T75">o</text:span></text:span><text:span text:style-name="Strong_20_Emphasis"><text:span text:style-name="T74">perator[] </text:span></text:span><text:span text:style-name="T119">пове</text:span><text:span text:style-name="T120">р</text:span><text:span text:style-name="T119">тає елемент заданої позиції</text:span><text:span text:style-name="T68">. </text:span></text:p>
        </text:list-item>
        <text:list-item>
          <text:p text:style-name="P55"><text:span text:style-name="Strong_20_Emphasis"><text:span text:style-name="T75">a</text:span></text:span><text:span text:style-name="Strong_20_Emphasis"><text:span text:style-name="T74">t() </text:span></text:span><text:span text:style-name="T119">повертає ел</text:span><text:span text:style-name="T120">е</text:span><text:span text:style-name="T119">мент заданої позиції</text:span><text:span text:style-name="T68">. </text:span></text:p>
        </text:list-item>
        <text:list-item>
          <text:p text:style-name="P71"><text:span text:style-name="Strong_20_Emphasis"><text:span text:style-name="T121">operator=</text:span></text:span><text:span text:style-name="Strong_20_Emphasis"><text:span text:style-name="T123">присвоює новий дек</text:span></text:span><text:span text:style-name="Strong_20_Emphasis"><text:span text:style-name="T122">. </text:span></text:span></text:p>
        </text:list-item>
      </text:list>
      <text:p text:style-name="P7"><text:span text:style-name="tlid-translation"><text:span text:style-name="T26"/></text:span></text:p>
      <text:p text:style-name="P67"><text:span text:style-name="tlid-translation"><text:span text:style-name="T131">Також для черги визначені оператори </text:span></text:span><text:span text:style-name="tlid-translation"><text:span text:style-name="T132">присвоєння та</text:span></text:span><text:span text:style-name="tlid-translation"><text:span text:style-name="T131"> </text:span></text:span><text:span text:style-name="tlid-translation"><text:span text:style-name="T134">порівняння (&gt;,&gt;=,==,!=,&lt;,&lt;=) які здійснюють </text:span></text:span><text:span text:style-name="tlid-translation"><text:span text:style-name="T135">спочатку порівняння для розмірів контенеру, а потім</text:span></text:span><text:span text:style-name="tlid-translation"><text:span text:style-name="T134"> відповідні поелементні порівняння для вмістів двох </text:span></text:span><text:span text:style-name="tlid-translation"><text:span text:style-name="T135">контейнерів</text:span></text:span><text:span text:style-name="tlid-translation"><text:span text:style-name="T131">. </text:span></text:span></text:p>
      <text:p text:style-name="P67"><text:span text:style-name="tlid-translation"><text:span text:style-name="T133">Крім того, визначені методи для роботи з ітераторами, які будуть розглянуті в розділі про ітератори.</text:span></text:span></text:p>
      <text:p text:style-name="P67"><text:span text:style-name="tlid-translation"><text:span text:style-name="T133"/></text:span></text:p>
      <text:p text:style-name="P67"><text:span text:style-name="tlid-translation"><text:span text:style-name="T133">Шаблон класу дек має також наступні конструктори:</text:span></text:span></text:p>
      <text:p text:style-name="P99"><text:span text:style-name="tlid-translation"><text:span text:style-name="T92">конструктор за замовченням – створює порожній дек</text:span></text:span></text:p>
      <text:p text:style-name="P100">Конструктор заповнення - ініціалізує контейнер з даною кількстью даних елементів:</text:p>
      <text:p text:style-name="P82">explicit deque (size_type n, const value_type&amp; val = value_type())// Constructs a container with <text:span text:style-name="T140">n</text:span> elements. Each element is a copy if <text:span text:style-name="T140">val</text:span>. </text:p>
      <text:p text:style-name="P82"/>
      <text:p text:style-name="P8">Приклад</text:p>
      <text:p text:style-name="P82"><text:span text:style-name="T141">deque d1(5, 10); // Вміст деку d1 : 10,10,10,10,10 </text:span><text:s/></text:p>
      <text:p text:style-name="P82"/>
      <text:p text:style-name="P83">Копіконструктор — копіює вміст іншого деку</text:p>
      <text:p text:style-name="P83"/>
      <text:p text:style-name="P82"><text:span text:style-name="T142">Конструктор за інтервалом (</text:span>range constructor<text:span text:style-name="T142">) — коструює дек за двома ітераторами іншого деку</text:span>.</text:p>
      <text:p text:style-name="P67"><text:span text:style-name="tlid-translation"><text:span text:style-name="T133"/></text:span></text:p>
      <text:p text:style-name="P65"><text:span text:style-name="tlid-translation"><text:span text:style-name="T94">Примітка. З Сі++11 додано також методи swap() для обміну значень двох </text:span></text:span><text:span text:style-name="tlid-translation"><text:span text:style-name="T95">деків</text:span></text:span><text:span text:style-name="tlid-translation"><text:span text:style-name="T94"> та </text:span></text:span><text:span text:style-name="tlid-translation"><text:span text:style-name="T95">методи додавання елементів</text:span></text:span><text:span text:style-name="tlid-translation"><text:span text:style-name="T94"> emplace_</text:span></text:span><text:span text:style-name="tlid-translation"><text:span text:style-name="T95">front</text:span></text:span><text:span text:style-name="tlid-translation"><text:span text:style-name="T94">(), emplace_</text:span></text:span><text:span text:style-name="tlid-translation"><text:span text:style-name="T95">back</text:span></text:span><text:span text:style-name="tlid-translation"><text:span text:style-name="T94">(), </text:span></text:span><text:span text:style-name="tlid-translation"><text:span text:style-name="T96">а також метод для зміни роміри під дані</text:span></text:span><text:span text:style-name="tlid-translation"><text:span text:style-name="T94"> </text:span></text:span><text:span text:style-name="tlid-translation"><text:span text:style-name="T91">shrink_to_fit(). <text:s/></text:span></text:span><text:span text:style-name="tlid-translation"><text:span text:style-name="T93">Також було додано move-</text:span></text:span><text:soft-page-break/><text:span text:style-name="tlid-translation"><text:span text:style-name="T93">конструктори та конструктори за списком ініціалізації. </text:span></text:span></text:p>
      <text:p text:style-name="P64"><text:span text:style-name="tlid-translation"><text:span text:style-name="T57"/></text:span></text:p>
      <text:p text:style-name="P68"><text:span text:style-name="tlid-translation"><text:span text:style-name="T5">#include &lt;iostream&gt; </text:span></text:span></text:p>
      <text:p text:style-name="P68"><text:span text:style-name="tlid-translation"><text:span text:style-name="T5">#include &lt;deque&gt;</text:span></text:span></text:p>
      <text:p text:style-name="P68"><text:span text:style-name="tlid-translation"><text:span text:style-name="T5">#include &lt;stack&gt; <text:s/></text:span></text:span></text:p>
      <text:p text:style-name="P68"><text:span text:style-name="tlid-translation"><text:span text:style-name="T5">using namespace std; </text:span></text:span></text:p>
      <text:p text:style-name="P68"><text:span text:style-name="tlid-translation"><text:span text:style-name="T5"/></text:span></text:p>
      <text:p text:style-name="P68"><text:span text:style-name="tlid-translation"><text:span text:style-name="T5">// виведення деку від стандартного класу</text:span></text:span></text:p>
      <text:p text:style-name="P68"><text:span text:style-name="tlid-translation"><text:span text:style-name="T5">template&lt;typename T&gt;</text:span></text:span></text:p>
      <text:p text:style-name="P68"><text:span text:style-name="tlid-translation"><text:span text:style-name="T5">void showdq(const deque &lt;T&gt; &amp; g){ <text:s/></text:span></text:span></text:p>
      <text:p text:style-name="P68"><text:span text:style-name="tlid-translation"><text:span text:style-name="T5"><text:s/>for(size_t i=0; i&lt;g.size();++i) </text:span></text:span></text:p>
      <text:p text:style-name="P68"><text:span text:style-name="tlid-translation"><text:span text:style-name="T5"><text:s text:c="4"/>cout &lt;&lt; '\t'&lt;&lt; g[i]; </text:span></text:span></text:p>
      <text:p text:style-name="P68"><text:span text:style-name="tlid-translation"><text:span text:style-name="T5"><text:s/>cout &lt;&lt; '\n'; </text:span></text:span></text:p>
      <text:p text:style-name="P68"><text:span text:style-name="tlid-translation"><text:span text:style-name="T5">} </text:span></text:span></text:p>
      <text:p text:style-name="P68"><text:span text:style-name="tlid-translation"><text:span text:style-name="T5">// виведення стеку</text:span></text:span></text:p>
      <text:p text:style-name="P68"><text:span text:style-name="tlid-translation"><text:span text:style-name="T5">template&lt;class T&gt;</text:span></text:span></text:p>
      <text:p text:style-name="P68"><text:span text:style-name="tlid-translation"><text:span text:style-name="T5">void printStack(const stack&lt;T&gt; &amp; st){ </text:span></text:span></text:p>
      <text:p text:style-name="P68"><text:span text:style-name="tlid-translation"><text:span text:style-name="T5"><text:s/>stack&lt;T&gt; st1(st);</text:span></text:span></text:p>
      <text:p text:style-name="P68"><text:span text:style-name="tlid-translation"><text:span text:style-name="T5"><text:s/>while(!st1.empty()){ </text:span></text:span></text:p>
      <text:p text:style-name="P68"><text:span text:style-name="tlid-translation"><text:span text:style-name="T5"><text:s text:c="4"/>cout &lt;&lt; ", "&lt;&lt; st1.top();</text:span></text:span></text:p>
      <text:p text:style-name="P68"><text:span text:style-name="tlid-translation"><text:span text:style-name="T5"><text:s text:c="4"/>st1.pop(); <text:s/></text:span></text:span></text:p>
      <text:p text:style-name="P68"><text:span text:style-name="tlid-translation"><text:span text:style-name="T5"><text:s/>}</text:span></text:span></text:p>
      <text:p text:style-name="P68"><text:span text:style-name="tlid-translation"><text:span text:style-name="T5"><text:s/>cout &lt;&lt; ";\t"; </text:span></text:span></text:p>
      <text:p text:style-name="P68"><text:span text:style-name="tlid-translation"><text:span text:style-name="T5">} </text:span></text:span></text:p>
      <text:p text:style-name="P68"><text:span text:style-name="tlid-translation"><text:span text:style-name="T5">// виведення деку від стеку</text:span></text:span></text:p>
      <text:p text:style-name="P68"><text:span text:style-name="tlid-translation"><text:span text:style-name="T5">template&lt;typename T&gt;</text:span></text:span></text:p>
      <text:p text:style-name="P68"><text:span text:style-name="tlid-translation"><text:span text:style-name="T5">void showdq(const deque&lt;stack&lt;T&gt; &gt; &amp; g){ </text:span></text:span></text:p>
      <text:p text:style-name="P68"><text:span text:style-name="tlid-translation"><text:span text:style-name="T5"><text:s text:c="2"/>for(size_t i=0; i&lt;g.size();++i) {</text:span></text:span></text:p>
      <text:p text:style-name="P68"><text:span text:style-name="tlid-translation"><text:span text:style-name="T5"><text:s text:c="4"/>cout &lt;&lt; "stack "&lt;&lt; i&lt;&lt;":";</text:span></text:span></text:p>
      <text:p text:style-name="P68"><text:span text:style-name="tlid-translation"><text:span text:style-name="T5"><text:s text:c="4"/>printStack(g[i]); </text:span></text:span></text:p>
      <text:p text:style-name="P68"><text:span text:style-name="tlid-translation"><text:span text:style-name="T5"><text:s/>}</text:span></text:span></text:p>
      <text:p text:style-name="P68"><text:span text:style-name="tlid-translation"><text:span text:style-name="T5"><text:s/>cout &lt;&lt; '\n'; </text:span></text:span></text:p>
      <text:p text:style-name="P68"><text:soft-page-break/><text:span text:style-name="tlid-translation"><text:span text:style-name="T5">} </text:span></text:span></text:p>
      <text:p text:style-name="P68"><text:span text:style-name="tlid-translation"><text:span text:style-name="T5"/></text:span></text:p>
      <text:p text:style-name="P68"><text:span text:style-name="tlid-translation"><text:span text:style-name="T5">int main(){ </text:span></text:span></text:p>
      <text:p text:style-name="P68"><text:span text:style-name="tlid-translation"><text:span text:style-name="T5">// дек від рядків Сі</text:span></text:span></text:p>
      <text:p text:style-name="P68"><text:span text:style-name="tlid-translation"><text:span text:style-name="T5">deque &lt;char*&gt; deq1; </text:span></text:span></text:p>
      <text:p text:style-name="P68"><text:span text:style-name="tlid-translation"><text:span text:style-name="T5">deq1.push_back((char*)"cadabra"); </text:span></text:span></text:p>
      <text:p text:style-name="P68"><text:span text:style-name="tlid-translation"><text:span text:style-name="T5">deq1.push_front((char*)"abra"); </text:span></text:span></text:p>
      <text:p text:style-name="P68"><text:span text:style-name="tlid-translation"><text:span text:style-name="T5">deq1.push_back((char*)"bums"); </text:span></text:span></text:p>
      <text:p text:style-name="P68"><text:span text:style-name="tlid-translation"><text:span text:style-name="T5">deq1.push_front((char*)"\n"); </text:span></text:span></text:p>
      <text:p text:style-name="P68"><text:span text:style-name="tlid-translation"><text:span text:style-name="T5">cout &lt;&lt; "The deque deq1 is : "; </text:span></text:span></text:p>
      <text:p text:style-name="P68"><text:span text:style-name="tlid-translation"><text:span text:style-name="T5">showdq(deq1); </text:span></text:span></text:p>
      <text:p text:style-name="P68"><text:span text:style-name="tlid-translation"><text:span text:style-name="T5">cout &lt;&lt; "\ndeq1.size() : "&lt;&lt; deq1.size(); </text:span></text:span></text:p>
      <text:p text:style-name="P68"><text:span text:style-name="tlid-translation"><text:span text:style-name="T5">cout &lt;&lt; "\ndeq1.max_size() : "&lt;&lt; deq1.max_size(); </text:span></text:span></text:p>
      <text:p text:style-name="P68"><text:span text:style-name="tlid-translation"><text:span text:style-name="T5">cout &lt;&lt; "\ndeq1.at(2) : "&lt;&lt; deq1.at(2); </text:span></text:span></text:p>
      <text:p text:style-name="P68"><text:span text:style-name="tlid-translation"><text:span text:style-name="T5">cout &lt;&lt; "\ndeq1.front() : "&lt;&lt; deq1.front(); </text:span></text:span></text:p>
      <text:p text:style-name="P68"><text:span text:style-name="tlid-translation"><text:span text:style-name="T5">cout &lt;&lt; "\ndeq1.back() : "&lt;&lt; deq1.back(); </text:span></text:span></text:p>
      <text:p text:style-name="P68"><text:span text:style-name="tlid-translation"><text:span text:style-name="T5">cout &lt;&lt; "\ndeq1.pop_front() : ";</text:span></text:span></text:p>
      <text:p text:style-name="P68"><text:span text:style-name="tlid-translation"><text:span text:style-name="T5">deq1.pop_front(); </text:span></text:span></text:p>
      <text:p text:style-name="P68"><text:span text:style-name="tlid-translation"><text:span text:style-name="T5">showdq(deq1); </text:span></text:span></text:p>
      <text:p text:style-name="P68"><text:span text:style-name="tlid-translation"><text:span text:style-name="T5">cout &lt;&lt; "\ndeq1.pop_back() : "; </text:span></text:span></text:p>
      <text:p text:style-name="P68"><text:span text:style-name="tlid-translation"><text:span text:style-name="T5">deq1.pop_back(); </text:span></text:span></text:p>
      <text:p text:style-name="P68"><text:span text:style-name="tlid-translation"><text:span text:style-name="T5">showdq(deq1); </text:span></text:span></text:p>
      <text:p text:style-name="P68"><text:span text:style-name="tlid-translation"><text:span text:style-name="T5">// дек від стеків</text:span></text:span></text:p>
      <text:p text:style-name="P68"><text:span text:style-name="tlid-translation"><text:span text:style-name="T5">deque&lt;stack&lt;int&gt; &gt; deq2;</text:span></text:span></text:p>
      <text:p text:style-name="P68"><text:span text:style-name="tlid-translation"><text:span text:style-name="T5">stack&lt;int&gt; a1;</text:span></text:span></text:p>
      <text:p text:style-name="P68"><text:span text:style-name="tlid-translation"><text:span text:style-name="T5">a1.push(1);a1.push(2);</text:span></text:span></text:p>
      <text:p text:style-name="P68"><text:span text:style-name="tlid-translation"><text:span text:style-name="T5">deq2.push_back(a1); </text:span></text:span></text:p>
      <text:p text:style-name="P68"><text:span text:style-name="tlid-translation"><text:span text:style-name="T5"/></text:span></text:p>
      <text:p text:style-name="P68"><text:span text:style-name="tlid-translation"><text:span text:style-name="T5">stack&lt;int&gt; a2(a1);</text:span></text:span></text:p>
      <text:p text:style-name="P68"><text:span text:style-name="tlid-translation"><text:span text:style-name="T5">a2.push(3);</text:span></text:span></text:p>
      <text:p text:style-name="P68"><text:span text:style-name="tlid-translation"><text:span text:style-name="T5">deq2.push_back(a2);</text:span></text:span></text:p>
      <text:p text:style-name="P68"><text:span text:style-name="tlid-translation"><text:span text:style-name="T5"/></text:span></text:p>
      <text:p text:style-name="P68"><text:soft-page-break/><text:span text:style-name="tlid-translation"><text:span text:style-name="T5">deq2.push_front(a1);</text:span></text:span></text:p>
      <text:p text:style-name="P68"><text:span text:style-name="tlid-translation"><text:span text:style-name="T5">a1.pop();</text:span></text:span></text:p>
      <text:p text:style-name="P68"><text:span text:style-name="tlid-translation"><text:span text:style-name="T5">deq2.push_back(a1);</text:span></text:span></text:p>
      <text:p text:style-name="P68"><text:span text:style-name="tlid-translation"><text:span text:style-name="T5">showdq(deq2); </text:span></text:span></text:p>
      <text:p text:style-name="P68"><text:span text:style-name="tlid-translation"><text:span text:style-name="T5">}</text:span></text:span></text:p>
      <text:p text:style-name="P2"><text:span text:style-name="tlid-translation"><text:span text:style-name="T5">Результат:</text:span></text:span></text:p>
      <text:p text:style-name="P2"><text:span text:style-name="tlid-translation"><text:span text:style-name="T5"/></text:span></text:p>
      <text:p text:style-name="P2"><text:span text:style-name="tlid-translation"><text:span text:style-name="T6">The deque deq1 is : <text:tab/></text:span></text:span></text:p>
      <text:p text:style-name="P2"><text:span text:style-name="tlid-translation"><text:span text:style-name="T6"><text:tab/>abra<text:tab/>cadabra<text:tab/>bums</text:span></text:span></text:p>
      <text:p text:style-name="P2"><text:span text:style-name="tlid-translation"><text:span text:style-name="T6"/></text:span></text:p>
      <text:p text:style-name="P2"><text:span text:style-name="tlid-translation"><text:span text:style-name="T6">deq1.size() : 4</text:span></text:span></text:p>
      <text:p text:style-name="P2"><text:span text:style-name="tlid-translation"><text:span text:style-name="T6">deq1.max_size() : 2305843009213693951</text:span></text:span></text:p>
      <text:p text:style-name="P2"><text:span text:style-name="tlid-translation"><text:span text:style-name="T6">deq1.at(2) : cadabra</text:span></text:span></text:p>
      <text:p text:style-name="P2"><text:span text:style-name="tlid-translation"><text:span text:style-name="T6">deq1.front() : </text:span></text:span></text:p>
      <text:p text:style-name="P2"><text:span text:style-name="tlid-translation"><text:span text:style-name="T6"/></text:span></text:p>
      <text:p text:style-name="P2"><text:span text:style-name="tlid-translation"><text:span text:style-name="T6">deq1.back() : bums</text:span></text:span></text:p>
      <text:p text:style-name="P2"><text:span text:style-name="tlid-translation"><text:span text:style-name="T6">deq1.pop_front() : <text:tab/>abra<text:tab/>cadabra<text:tab/>bums</text:span></text:span></text:p>
      <text:p text:style-name="P2"><text:span text:style-name="tlid-translation"><text:span text:style-name="T6"/></text:span></text:p>
      <text:p text:style-name="P2"><text:span text:style-name="tlid-translation"><text:span text:style-name="T6">deq1.pop_back() : <text:tab/>abra<text:tab/>cadabra</text:span></text:span></text:p>
      <text:p text:style-name="P2"><text:span text:style-name="tlid-translation"><text:span text:style-name="T6">stack 0:, 2, 1;<text:tab/>stack 1:, 2, 1;<text:tab/>stack 2:, 3, 2, 1;<text:tab/>stack 3:, 1;</text:span></text:span></text:p>
      <text:p text:style-name="P2"><text:span text:style-name="tlid-translation"><text:span text:style-name="T6"/></text:span></text:p>
      <text:p text:style-name="P6"><text:span text:style-name="tlid-translation"><text:span text:style-name="T11">Вектор</text:span></text:span></text:p>
      <text:p text:style-name="P2"><text:span text:style-name="tlid-translation"><text:span text:style-name="T1"/></text:span></text:p>
      <text:p text:style-name="P6"><text:span text:style-name="tlid-translation"><text:span text:style-name="T17">Вектор є, мабуть, найбільш популярним та застосовуваним конейнером STL. </text:span></text:span><text:span text:style-name="tlid-translation"><text:span text:style-name="T11">Вектори є реалізацією динамічних масивів з можливістю автоматично змінювати розмір, коли елемент вставляється або видаляється, а їх зберігання автоматично обробляється контейнером. </text:span></text:span><text:span text:style-name="tlid-translation"><text:span text:style-name="T1">Елементи вектор</text:span></text:span><text:span text:style-name="tlid-translation"><text:span text:style-name="T7">у</text:span></text:span><text:span text:style-name="tlid-translation"><text:span text:style-name="T1"> розміщуються в </text:span></text:span><text:span text:style-name="tlid-translation"><text:span text:style-name="T11">контейнері</text:span></text:span><text:span text:style-name="tlid-translation"><text:span text:style-name="T1">, так що до них можна отримати доступ і пройти через ітератори. У векторах дані вставляються в кінець. Вставка в кін</text:span></text:span><text:span text:style-name="tlid-translation"><text:span text:style-name="T11">ець</text:span></text:span><text:span text:style-name="tlid-translation"><text:span text:style-name="T1"> займає </text:span></text:span><text:span text:style-name="tlid-translation"><text:span text:style-name="T8">змінн</text:span></text:span><text:span text:style-name="tlid-translation"><text:span text:style-name="T1">ий час, оскільки іноді може виникнути потреба у розширенні масиву. Видалення останнього елемента займає лише </text:span></text:span><text:span text:style-name="tlid-translation"><text:span text:style-name="T8">сталий</text:span></text:span><text:span text:style-name="tlid-translation"><text:span text:style-name="T1"> час </text:span></text:span><text:span text:style-name="tlid-translation"><text:span text:style-name="T8">(O(1))</text:span></text:span><text:span text:style-name="tlid-translation"><text:span text:style-name="T1">, оскільки зміна розміру не відбувається. Встав</text:span></text:span><text:span text:style-name="tlid-translation"><text:span text:style-name="T8">ка</text:span></text:span><text:span text:style-name="tlid-translation"><text:span text:style-name="T1"> та </text:span></text:span><text:span text:style-name="tlid-translation"><text:span text:style-name="T8">видалення елементу</text:span></text:span><text:span text:style-name="tlid-translation"><text:span text:style-name="T1"> на початку або всередині є лінійними </text:span></text:span><text:span text:style-name="tlid-translation"><text:span text:style-name="T8">по</text:span></text:span><text:span text:style-name="tlid-translation"><text:span text:style-name="T1"> час</text:span></text:span><text:span text:style-name="tlid-translation"><text:span text:style-name="T8">у</text:span></text:span><text:span text:style-name="tlid-translation"><text:span text:style-name="T1"> </text:span></text:span><text:span text:style-name="tlid-translation"><text:span text:style-name="T8">O(n)</text:span></text:span><text:span text:style-name="tlid-translation"><text:span text:style-name="T1">.</text:span></text:span></text:p>
      <text:p text:style-name="P2"><text:soft-page-break/><text:span text:style-name="tlid-translation"><text:span text:style-name="T1"/></text:span></text:p>
      <text:p text:style-name="P2"><text:span text:style-name="T7">Методи, які містить клас</text:span><text:span text:style-name="T1"> вектора </text:span><text:span text:style-name="T7">можна класифікувати наступним чином</text:span><text:span text:style-name="T1">:</text:span></text:p>
      <text:list xml:id="list8342742765303318453" text:style-name="L1">
        <text:list-item>
          <text:p text:style-name="P53"><text:span text:style-name="Strong_20_Emphasis"><text:span text:style-name="T45">Модіфікатори </text:span></text:span><text:span text:style-name="Strong_20_Emphasis"><text:span text:style-name="T46">даних</text:span></text:span><text:span text:style-name="Strong_20_Emphasis"><text:span text:style-name="T45"> (Modifiers)</text:span></text:span></text:p>
        </text:list-item>
        <text:list-item>
          <text:p text:style-name="P53"><text:span text:style-name="Strong_20_Emphasis"><text:span text:style-name="T46">Ідентифікатори та модифікатори о</text:span></text:span><text:span text:style-name="Strong_20_Emphasis"><text:span text:style-name="T45">бсяг</text:span></text:span><text:span text:style-name="Strong_20_Emphasis"><text:span text:style-name="T46">у</text:span></text:span><text:span text:style-name="Strong_20_Emphasis"><text:span text:style-name="T45"> (Capacity)</text:span></text:span></text:p>
        </text:list-item>
        <text:list-item>
          <text:p text:style-name="P53"><text:span text:style-name="Strong_20_Emphasis"><text:span text:style-name="T46">Методи д</text:span></text:span><text:span text:style-name="Strong_20_Emphasis"><text:span text:style-name="T45">оступ</text:span></text:span><text:span text:style-name="Strong_20_Emphasis"><text:span text:style-name="T46">у</text:span></text:span><text:span text:style-name="Strong_20_Emphasis"><text:span text:style-name="T45"> до елементів </text:span></text:span><text:span text:style-name="Strong_20_Emphasis"><text:span text:style-name="T46">(Access)</text:span></text:span></text:p>
        </text:list-item>
        <text:list-item>
          <text:p text:style-name="P53"><text:span text:style-name="Strong_20_Emphasis"><text:span text:style-name="T46">Робота з і</text:span></text:span><text:span text:style-name="Strong_20_Emphasis"><text:span text:style-name="T45">тератор</text:span></text:span><text:span text:style-name="Strong_20_Emphasis"><text:span text:style-name="T46">ами</text:span></text:span><text:span text:style-name="Strong_20_Emphasis"><text:span text:style-name="T45"> </text:span></text:span><text:span text:style-name="Strong_20_Emphasis"><text:span text:style-name="T46">(Iterators)</text:span></text:span></text:p>
        </text:list-item>
      </text:list>
      <text:p text:style-name="P54"><text:span text:style-name="Strong_20_Emphasis"><text:span text:style-name="T46"/></text:span></text:p>
      <text:p text:style-name="P5">До Сі++11 шаблон класу множина мав наступні конструктори</text:p>
      <text:p text:style-name="P98"><text:span text:style-name="T22">1)</text:span><text:span text:style-name="T23"> </text:span><text:span text:style-name="T22">конструктор за замовченням</text:span><text:span text:style-name="T23"> (default constructor), </text:span><text:span text:style-name="T22">що створює порожній вектор</text:span><text:span text:style-name="T23"> </text:span></text:p>
      <text:p text:style-name="P98">2) <text:s/><text:span text:style-name="T142">Копіконструктор — копіює вміст іншого вектору</text:span></text:p>
      <text:p text:style-name="P87"><text:span text:style-name="T143">3) Конструктор за інтервалом (</text:span>range constructor<text:span text:style-name="T142">) — коструює вектор за двома ітераторами іншої колекції</text:span>.</text:p>
      <text:p text:style-name="P88"><text:span text:style-name="Strong_20_Emphasis"><text:span text:style-name="T144">4) </text:span></text:span><text:span text:style-name="Strong_20_Emphasis"><text:span text:style-name="T145">Конструктор заповнення - ініціалізує контейнер з даною кільк</text:span></text:span><text:span text:style-name="Strong_20_Emphasis"><text:span text:style-name="T146">і</text:span></text:span><text:span text:style-name="Strong_20_Emphasis"><text:span text:style-name="T145">стью даних елементів:</text:span></text:span></text:p>
      <text:p text:style-name="P82">explicit deque (size_type n, const value_type&amp; val = value_type())// Constructs a container with <text:span text:style-name="T140">n</text:span> elements. Each element is a copy if <text:span text:style-name="T140">val</text:span>. </text:p>
      <text:p text:style-name="P82"/>
      <text:p text:style-name="P8">Приклад</text:p>
      <text:p text:style-name="P88"><text:span text:style-name="Strong_20_Emphasis"><text:span text:style-name="T146">vector</text:span></text:span><text:span text:style-name="Strong_20_Emphasis"><text:span text:style-name="T145"> </text:span></text:span><text:span text:style-name="Strong_20_Emphasis"><text:span text:style-name="T146">v</text:span></text:span><text:span text:style-name="Strong_20_Emphasis"><text:span text:style-name="T145">1(</text:span></text:span><text:span text:style-name="Strong_20_Emphasis"><text:span text:style-name="T146">3</text:span></text:span><text:span text:style-name="Strong_20_Emphasis"><text:span text:style-name="T145">, </text:span></text:span><text:span text:style-name="Strong_20_Emphasis"><text:span text:style-name="T146">‘A’</text:span></text:span><text:span text:style-name="Strong_20_Emphasis"><text:span text:style-name="T145">); // Вміст <text:s/></text:span></text:span><text:span text:style-name="Strong_20_Emphasis"><text:span text:style-name="T146">v</text:span></text:span><text:span text:style-name="Strong_20_Emphasis"><text:span text:style-name="T145">1 : </text:span></text:span><text:span text:style-name="Strong_20_Emphasis"><text:span text:style-name="T146">A</text:span></text:span><text:span text:style-name="Strong_20_Emphasis"><text:span text:style-name="T145">,</text:span></text:span><text:span text:style-name="Strong_20_Emphasis"><text:span text:style-name="T146">A</text:span></text:span><text:span text:style-name="Strong_20_Emphasis"><text:span text:style-name="T145">,</text:span></text:span><text:span text:style-name="Strong_20_Emphasis"><text:span text:style-name="T146">A</text:span></text:span><text:span text:style-name="Strong_20_Emphasis"><text:span text:style-name="T145"> </text:span></text:span><text:span text:style-name="Strong_20_Emphasis"><text:span text:style-name="T144"><text:s/></text:span></text:span></text:p>
      <text:p text:style-name="P54"><text:span text:style-name="Strong_20_Emphasis"><text:span text:style-name="T46"/></text:span></text:p>
      <text:p text:style-name="P32"><text:span text:style-name="Strong_20_Emphasis"><text:span text:style-name="T14">Модіфікатори </text:span></text:span><text:span text:style-name="Strong_20_Emphasis"><text:span text:style-name="T15">даних</text:span></text:span><text:span text:style-name="Strong_20_Emphasis"><text:span text:style-name="T14"> (</text:span></text:span><text:span text:style-name="Strong_20_Emphasis"><text:span text:style-name="T2">Modifiers</text:span></text:span><text:span text:style-name="Strong_20_Emphasis"><text:span text:style-name="T14">)</text:span></text:span><text:span text:style-name="Strong_20_Emphasis"><text:span text:style-name="T2">: </text:span></text:span></text:p>
      <text:list xml:id="list6027757600884876984" text:style-name="WWNum5">
        <text:list-item>
          <text:p text:style-name="P44"><text:span text:style-name="Internet_20_link"><text:span text:style-name="T98">assign(</text:span></text:span><text:span text:style-name="Internet_20_link"><text:span text:style-name="T99">n, v</text:span></text:span><text:span text:style-name="Internet_20_link"><text:span text:style-name="T98">) </text:span></text:span><text:span text:style-name="T98">– </text:span><text:span text:style-name="T101">присвоюємо </text:span><text:span text:style-name="T102">(ініціалізуємо)</text:span><text:span text:style-name="T101"> значення у векторі — </text:span><text:span text:style-name="T102">n значень v присвоюєьтся у вектор;</text:span></text:p>
        </text:list-item>
        <text:list-item>
          <text:p text:style-name="P44"><text:span text:style-name="Internet_20_link"><text:span text:style-name="T98">push_back(</text:span></text:span><text:span text:style-name="Internet_20_link"><text:span text:style-name="T99">g</text:span></text:span><text:span text:style-name="Internet_20_link"><text:span text:style-name="T98">)</text:span></text:span><text:span text:style-name="T98"> – </text:span><text:span text:style-name="T101">додає елемент </text:span><text:span text:style-name="T102">g</text:span><text:span text:style-name="T101"> у кінець вектору</text:span><text:span text:style-name="T102">;</text:span></text:p>
        </text:list-item>
        <text:list-item>
          <text:p text:style-name="P44"><text:span text:style-name="Internet_20_link"><text:span text:style-name="T98">pop_back()</text:span></text:span><text:span text:style-name="T98"> – </text:span><text:span text:style-name="T101">видаляє елемент з кінкця вектору;</text:span></text:p>
        </text:list-item>
        <text:list-item>
          <text:p text:style-name="P43"><text:span text:style-name="T52">insert</text:span>(<text:span text:style-name="T147">g, it_beg</text:span>) – <text:span text:style-name="T49">додає елемент(ел</text:span><text:span text:style-name="T51">е</text:span><text:span text:style-name="T49">менти) у вказану </text:span><text:span text:style-name="T51">ітератором</text:span><text:span text:style-name="T49"> позицію;</text:span></text:p>
        </text:list-item>
        <text:list-item>
          <text:p text:style-name="P44"><text:span text:style-name="Internet_20_link"><text:span text:style-name="T98">erase(</text:span></text:span><text:span text:style-name="Internet_20_link"><text:span text:style-name="T99">it_begin, it_end</text:span></text:span><text:span text:style-name="Internet_20_link"><text:span text:style-name="T98">)</text:span></text:span><text:span text:style-name="T98"> – </text:span><text:span text:style-name="T101">видаляє ел</text:span><text:span text:style-name="T103">е</text:span><text:span text:style-name="T101">менти з вектору </text:span><text:span text:style-name="T102">по вказаному ітераторами інтервалу;</text:span><text:span text:style-name="T98"> </text:span></text:p>
        </text:list-item>
        <text:list-item>
          <text:p text:style-name="P44"><text:span text:style-name="Internet_20_link"><text:span text:style-name="T98">clear()</text:span></text:span><text:span text:style-name="T98"> – </text:span><text:span text:style-name="T101">видаляє </text:span><text:span text:style-name="T102">всі </text:span><text:span text:style-name="T101">елементи з вектору;</text:span></text:p>
        </text:list-item>
        <text:list-item>
          <text:p text:style-name="P44"><text:span text:style-name="Internet_20_link"><text:span text:style-name="T98">emplace(</text:span></text:span><text:span text:style-name="Internet_20_link"><text:span text:style-name="T99">g</text:span></text:span><text:span text:style-name="Internet_20_link"><text:span text:style-name="T98">)</text:span></text:span><text:span text:style-name="T98"> – </text:span><text:span text:style-name="T100">р</text:span><text:span text:style-name="T101">озширює ве</text:span><text:span text:style-name="T103">к</text:span><text:span text:style-name="T101">тор вставляючи нові елементи на позицію </text:span><text:span text:style-name="T103">вказану ітератором</text:span><text:span text:style-name="T101"> </text:span><text:span text:style-name="T103">(С++11);</text:span></text:p>
        </text:list-item>
        <text:list-item>
          <text:p text:style-name="P23"><text:span text:style-name="Internet_20_link"><text:span text:style-name="T98">emplace_back(</text:span></text:span><text:span text:style-name="Internet_20_link"><text:span text:style-name="T99">g</text:span></text:span><text:span text:style-name="Internet_20_link"><text:span text:style-name="T98">)</text:span></text:span><text:span text:style-name="T98"> –</text:span><text:span text:style-name="T101"> </text:span><text:span text:style-name="T103">д</text:span><text:span text:style-name="T101">одає нові елементи в кінець вектор</text:span><text:span text:style-name="T103">у(С+</text:span><text:soft-page-break/><text:span text:style-name="T103">+11)</text:span><text:span text:style-name="T102">;</text:span></text:p>
        </text:list-item>
        <text:list-item>
          <text:p text:style-name="P44"><text:span text:style-name="Internet_20_link"><text:span text:style-name="T101">swap(</text:span></text:span><text:span text:style-name="Internet_20_link"><text:span text:style-name="T102">v</text:span></text:span><text:span text:style-name="Internet_20_link"><text:span text:style-name="T101">)</text:span></text:span><text:span text:style-name="T101"> – </text:span><text:span text:style-name="T103">м</text:span><text:span text:style-name="T101">іняє значення векторів з одного в інший. Розміри ве</text:span><text:span text:style-name="T103">к</text:span><text:span text:style-name="T101">торів </text:span><text:span text:style-name="T103">(але не тип)</text:span><text:span text:style-name="T101"> можуть відр</text:span><text:span text:style-name="T103">і</text:span><text:span text:style-name="T101">знятись</text:span><text:span text:style-name="T103">(С++11)</text:span><text:span text:style-name="T97">. </text:span></text:p>
        </text:list-item>
      </text:list>
      <text:p text:style-name="P4"/>
      <text:p text:style-name="P96"><text:span text:style-name="Source_20_Text"><text:span text:style-name="T35">// C++ program to illustrate the methods Modifiers in vector </text:span></text:span></text:p>
      <text:p text:style-name="P96"><text:span text:style-name="Source_20_Text"><text:span text:style-name="T35">#include &lt;iostream&gt; </text:span></text:span></text:p>
      <text:p text:style-name="P96"><text:span text:style-name="Source_20_Text"><text:span text:style-name="T35">#include &lt;vector&gt; </text:span></text:span></text:p>
      <text:p text:style-name="P96"><text:span text:style-name="Source_20_Text"><text:span text:style-name="T35">using namespace std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int main(){ </text:span></text:span></text:p>
      <text:p text:style-name="P96"><text:span text:style-name="Source_20_Text"><text:span text:style-name="T35">// Assign vector </text:span></text:span></text:p>
      <text:p text:style-name="P96"><text:span text:style-name="Source_20_Text"><text:span text:style-name="T35">vector&lt;int&gt; v; </text:span></text:span></text:p>
      <text:p text:style-name="P96"><text:span text:style-name="Source_20_Text"><text:span text:style-name="T35">// fill the array with 10 five times </text:span></text:span></text:p>
      <text:p text:style-name="P96"><text:span text:style-name="Source_20_Text"><text:span text:style-name="T35">v.assign(5, 10)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cout &lt;&lt; "The vector elements are: "; </text:span></text:span></text:p>
      <text:p text:style-name="P96"><text:span text:style-name="Source_20_Text"><text:span text:style-name="T35">for(int i = 0; i &lt; v.size(); i++) </text:span></text:span></text:p>
      <text:p text:style-name="P96"><text:span text:style-name="Source_20_Text"><text:span text:style-name="T35">cout &lt;&lt; v[i] &lt;&lt; " "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// inserts 15 to the last position </text:span></text:span></text:p>
      <text:p text:style-name="P96"><text:span text:style-name="Source_20_Text"><text:span text:style-name="T35">v.push_back(15); </text:span></text:span></text:p>
      <text:p text:style-name="P96"><text:span text:style-name="Source_20_Text"><text:span text:style-name="T35">int n = v.size(); </text:span></text:span></text:p>
      <text:p text:style-name="P96"><text:span text:style-name="Source_20_Text"><text:span text:style-name="T35">cout &lt;&lt; "\nThe last element is: "&lt;&lt; v[n - 1]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// removes last element </text:span></text:span></text:p>
      <text:p text:style-name="P96"><text:span text:style-name="Source_20_Text"><text:span text:style-name="T35">v.pop_back()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for(int i = 0; i &lt; v.size(); i++) </text:span></text:span></text:p>
      <text:p text:style-name="P96"><text:span text:style-name="Source_20_Text"><text:span text:style-name="T35"><text:s/>cout &lt;&lt; v.at(i) &lt;&lt; " "; </text:span></text:span></text:p>
      <text:p text:style-name="P96"><text:span text:style-name="Source_20_Text"><text:span text:style-name="T35">// erases the vector </text:span></text:span></text:p>
      <text:p text:style-name="P96"><text:span text:style-name="Source_20_Text"><text:span text:style-name="T35">v.clear(); </text:span></text:span></text:p>
      <text:p text:style-name="P96"><text:span text:style-name="Source_20_Text"><text:span text:style-name="T35">cout &lt;&lt; "\nVector size after erase(): "&lt;&lt; v.size();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/></text:span></text:p>
      <text:p text:style-name="P96"><text:span text:style-name="Source_20_Text"><text:span text:style-name="T35">// prints the vector </text:span></text:span></text:p>
      <text:p text:style-name="P96"><text:soft-page-break/><text:span text:style-name="Source_20_Text"><text:span text:style-name="T35">cout &lt;&lt; "\nThe vector elements are: "; </text:span></text:span></text:p>
      <text:p text:style-name="P96"><text:span text:style-name="Source_20_Text"><text:span text:style-name="T35">for(int i = 0; i &lt; v.size(); i++) </text:span></text:span></text:p>
      <text:p text:style-name="P96"><text:span text:style-name="Source_20_Text"><text:span text:style-name="T35"><text:s/>cout &lt;&lt; v.at(i) &lt;&lt; " "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// inserts 5 at the beginning </text:span></text:span></text:p>
      <text:p text:style-name="P96"><text:span text:style-name="Source_20_Text"><text:span text:style-name="T35">v.insert(v.begin(), 5)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cout &lt;&lt; "\nThe first element is: "&lt;&lt; v[0]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// removes the first element </text:span></text:span></text:p>
      <text:p text:style-name="P96"><text:span text:style-name="Source_20_Text"><text:span text:style-name="T35">v.erase(v.begin()); </text:span></text:span></text:p>
      <text:p text:style-name="P96"><text:span text:style-name="Source_20_Text"><text:span text:style-name="T35"/></text:span></text:p>
      <text:p text:style-name="P96"><text:span text:style-name="Source_20_Text"><text:span text:style-name="T35">cout &lt;&lt; "\nThe first element is: "&lt;&lt; v[0]; </text:span></text:span></text:p>
      <text:p text:style-name="P96"><text:span text:style-name="Source_20_Text"><text:span text:style-name="T35">}</text:span></text:span></text:p>
      <text:p text:style-name="P96"><text:span text:style-name="Source_20_Text"><text:span text:style-name="T35">Результат:</text:span></text:span></text:p>
      <text:p text:style-name="P96"><text:span text:style-name="Source_20_Text"><text:span text:style-name="T35"/></text:span></text:p>
      <text:p text:style-name="P89">The vector elements are: 10 10 10 10 10 </text:p>
      <text:p text:style-name="P89">The last element is: 1510 10 10 10 10 </text:p>
      <text:p text:style-name="P89">Vector size after erase(): 0</text:p>
      <text:p text:style-name="P89">The vector elements are: </text:p>
      <text:p text:style-name="P89">The first element is: 5</text:p>
      <text:p text:style-name="P89">The first element is: 5Size : 5</text:p>
      <text:p text:style-name="P4"/>
      <text:p text:style-name="P32"><text:span text:style-name="Strong_20_Emphasis"><text:span text:style-name="T25">Ідентифікатори та модифікатори о</text:span></text:span><text:span text:style-name="Strong_20_Emphasis"><text:span text:style-name="T24">бсяг</text:span></text:span><text:span text:style-name="Strong_20_Emphasis"><text:span text:style-name="T25">у</text:span></text:span><text:span text:style-name="Strong_20_Emphasis"><text:span text:style-name="T14"> (</text:span></text:span><text:span text:style-name="Strong_20_Emphasis"><text:span text:style-name="T2">Capacity</text:span></text:span><text:span text:style-name="Strong_20_Emphasis"><text:span text:style-name="T14">)</text:span></text:span></text:p>
      <text:list xml:id="list6064454503796946755" text:style-name="WWNum4">
        <text:list-item>
          <text:p text:style-name="P45"><text:a xlink:type="simple" xlink:href="https://www.geeksforgeeks.org/vectorempty-vectorsize-c-stl/" text:style-name="Internet_20_link" text:visited-style-name="Visited_20_Internet_20_Link"><text:span text:style-name="Internet_20_link"><text:span text:style-name="T148">size()</text:span></text:span></text:a><text:span text:style-name="T27"> – </text:span><text:span text:style-name="T11">кількість елементів вектор</text:span><text:span text:style-name="T18">у;</text:span><text:span text:style-name="T27"> </text:span></text:p>
        </text:list-item>
        <text:list-item>
          <text:p text:style-name="P45"><text:a xlink:type="simple" xlink:href="https://www.geeksforgeeks.org/vector-max_size-function-in-c-stl/" text:style-name="Internet_20_link" text:visited-style-name="Visited_20_Internet_20_Link"><text:span text:style-name="Internet_20_link"><text:span text:style-name="T148">max_size()</text:span></text:span></text:a><text:span text:style-name="T1"> – </text:span><text:span text:style-name="T11">максимальна кількість елементів вектору;</text:span><text:span text:style-name="T1"> </text:span></text:p>
        </text:list-item>
        <text:list-item>
          <text:p text:style-name="P45"><text:a xlink:type="simple" xlink:href="https://www.geeksforgeeks.org/vector-capacity-function-in-c-stl/" text:style-name="Internet_20_link" text:visited-style-name="Visited_20_Internet_20_Link"><text:span text:style-name="Internet_20_link"><text:span text:style-name="T148">capacity()</text:span></text:span></text:a><text:span text:style-name="T1"> – </text:span><text:span text:style-name="T11">розмір алокатору, виділенного під цій контейнер,</text:span><text:span text:style-name="T18"> тобто справжній розмір даного вектору;</text:span><text:span text:style-name="T1"> </text:span></text:p>
        </text:list-item>
        <text:list-item>
          <text:p text:style-name="P45"><text:a xlink:type="simple" xlink:href="https://www.geeksforgeeks.org/vector-resize-c-stl/" text:style-name="Internet_20_link" text:visited-style-name="Visited_20_Internet_20_Link"><text:span text:style-name="Internet_20_link"><text:span text:style-name="T148">resize(</text:span></text:span></text:a><text:a xlink:type="simple" xlink:href="https://www.geeksforgeeks.org/vector-resize-c-stl/" text:style-name="Internet_20_link" text:visited-style-name="Visited_20_Internet_20_Link"><text:span text:style-name="Internet_20_link"><text:span text:style-name="T149">n</text:span></text:span></text:a><text:a xlink:type="simple" xlink:href="https://www.geeksforgeeks.org/vector-resize-c-stl/" text:style-name="Internet_20_link" text:visited-style-name="Visited_20_Internet_20_Link"><text:span text:style-name="Internet_20_link"><text:span text:style-name="T148">)</text:span></text:span></text:a><text:span text:style-name="T27"> – </text:span><text:span text:style-name="T36">з</text:span><text:span text:style-name="T11">мінює розмір вектору </text:span><text:span text:style-name="T18">на заданий;</text:span><text:span text:style-name="T27"> </text:span></text:p>
        </text:list-item>
        <text:list-item>
          <text:p text:style-name="P45"><text:a xlink:type="simple" xlink:href="https://www.geeksforgeeks.org/vectorempty-vectorsize-c-stl/" text:style-name="Internet_20_link" text:visited-style-name="Visited_20_Internet_20_Link"><text:span text:style-name="Internet_20_link"><text:span text:style-name="T148">empty()</text:span></text:span></text:a><text:span text:style-name="T1"> – </text:span><text:span text:style-name="T11">Повертає </text:span><text:span text:style-name="T27">true</text:span><text:span text:style-name="T1">, якщо контейнер порожн</text:span><text:span text:style-name="T11">ій;</text:span><text:span text:style-name="T1"> </text:span></text:p>
        </text:list-item>
        <text:list-item>
          <text:p text:style-name="P24"><text:a xlink:type="simple" xlink:href="https://www.geeksforgeeks.org/using-stdvectorreserve-whenever-possible/" text:style-name="Internet_20_link" text:visited-style-name="Visited_20_Internet_20_Link"><text:span text:style-name="Internet_20_link"><text:span text:style-name="T148">reserve(</text:span></text:span></text:a><text:a xlink:type="simple" xlink:href="https://www.geeksforgeeks.org/using-stdvectorreserve-whenever-possible/" text:style-name="Internet_20_link" text:visited-style-name="Visited_20_Internet_20_Link"><text:span text:style-name="Internet_20_link"><text:span text:style-name="T149">n</text:span></text:span></text:a><text:a xlink:type="simple" xlink:href="https://www.geeksforgeeks.org/using-stdvectorreserve-whenever-possible/" text:style-name="Internet_20_link" text:visited-style-name="Visited_20_Internet_20_Link"><text:span text:style-name="Internet_20_link"><text:span text:style-name="T148">) </text:span></text:span></text:a><text:span text:style-name="T1">–</text:span><text:span text:style-name="T11">виділяє пам'ять для зберігання рівно </text:span><text:span text:style-name="T27">n </text:span><text:span text:style-name="T11">елементів;</text:span></text:p>
        </text:list-item>
        <text:list-item>
          <text:p text:style-name="P45"><text:a xlink:type="simple" xlink:href="https://www.geeksforgeeks.org/vector-shrink_to_fit-function-in-c-stl/" text:style-name="Internet_20_link" text:visited-style-name="Visited_20_Internet_20_Link"><text:span text:style-name="Internet_20_link"><text:span text:style-name="T148">shrink_to_fit()</text:span></text:span></text:a><text:span text:style-name="T1"> – </text:span><text:span text:style-name="T11">Зменшує розмір контейнеру видаляючи неініціалізовані елементи </text:span><text:span text:style-name="T19">(</text:span><text:span text:style-name="T18">С++11</text:span><text:span text:style-name="T19">)</text:span><text:span text:style-name="T1">. </text:span></text:p>
        </text:list-item>
      </text:list>
      <text:p text:style-name="P57"><text:soft-page-break/>Приклад:</text:p>
      <text:p text:style-name="P92"><text:span text:style-name="Source_20_Text"><text:span text:style-name="T27"/></text:span></text:p>
      <text:p text:style-name="P92"><text:span text:style-name="Source_20_Text"><text:span text:style-name="T48">vector&lt;int&gt; g1; </text:span></text:span></text:p>
      <text:p text:style-name="P92"><text:span text:style-name="Source_20_Text"><text:span text:style-name="T48">for(int i = 1; i &lt;= 5; i++) </text:span></text:span></text:p>
      <text:p text:style-name="P92"><text:span text:style-name="Source_20_Text"><text:span text:style-name="T48"><text:s text:c="2"/>g1.push_back(i); </text:span></text:span></text:p>
      <text:p text:style-name="P92"><text:span text:style-name="Source_20_Text"><text:span text:style-name="T48"/></text:span></text:p>
      <text:p text:style-name="P92"><text:span text:style-name="Source_20_Text"><text:span text:style-name="T48">cout &lt;&lt; "Size : "&lt;&lt; g1.size(); </text:span></text:span></text:p>
      <text:p text:style-name="P92"><text:span text:style-name="Source_20_Text"><text:span text:style-name="T48">cout &lt;&lt; "\nCapacity : "&lt;&lt; g1.capacity(); </text:span></text:span></text:p>
      <text:p text:style-name="P92"><text:span text:style-name="Source_20_Text"><text:span text:style-name="T48">cout &lt;&lt; "\nMax_Size : "&lt;&lt; g1.max_size(); </text:span></text:span></text:p>
      <text:p text:style-name="P92"><text:span text:style-name="Source_20_Text"><text:span text:style-name="T48"/></text:span></text:p>
      <text:p text:style-name="P92"><text:span text:style-name="Source_20_Text"><text:span text:style-name="T48">// resizes the vector size to 4 </text:span></text:span></text:p>
      <text:p text:style-name="P92"><text:span text:style-name="Source_20_Text"><text:span text:style-name="T48">g1.resize(4); </text:span></text:span></text:p>
      <text:p text:style-name="P92"><text:span text:style-name="Source_20_Text"><text:span text:style-name="T48"/></text:span></text:p>
      <text:p text:style-name="P92"><text:span text:style-name="Source_20_Text"><text:span text:style-name="T48">// prints the vector size after resize() </text:span></text:span></text:p>
      <text:p text:style-name="P92"><text:span text:style-name="Source_20_Text"><text:span text:style-name="T48">cout &lt;&lt; "\nSize : "&lt;&lt; g1.size(); </text:span></text:span></text:p>
      <text:p text:style-name="P92"><text:span text:style-name="Source_20_Text"><text:span text:style-name="T48"/></text:span></text:p>
      <text:p text:style-name="P92"><text:span text:style-name="Source_20_Text"><text:span text:style-name="T48">// checks if the vector is empty or not </text:span></text:span></text:p>
      <text:p text:style-name="P92"><text:span text:style-name="Source_20_Text"><text:span text:style-name="T48">if(g1.empty() == false) </text:span></text:span></text:p>
      <text:p text:style-name="P92"><text:span text:style-name="Source_20_Text"><text:span text:style-name="T48">cout &lt;&lt; "\nVector is not empty"; </text:span></text:span></text:p>
      <text:p text:style-name="P92"><text:span text:style-name="Source_20_Text"><text:span text:style-name="T48">else</text:span></text:span></text:p>
      <text:p text:style-name="P92"><text:span text:style-name="Source_20_Text"><text:span text:style-name="T48">cout &lt;&lt; "\nVector is empty"; </text:span></text:span></text:p>
      <text:p text:style-name="P92"><text:span text:style-name="Source_20_Text"><text:span text:style-name="T48"/></text:span></text:p>
      <text:p text:style-name="P92"><text:span text:style-name="Source_20_Text"><text:span text:style-name="T48"/></text:span></text:p>
      <text:p text:style-name="P92"><text:span text:style-name="Source_20_Text"><text:span text:style-name="T48">for(vector&lt;int&gt;::iterator it = g1.begin(); it != g1.end(); it++) </text:span></text:span></text:p>
      <text:p text:style-name="P92"><text:span text:style-name="Source_20_Text"><text:span text:style-name="T48"><text:s text:c="2"/>cout &lt;&lt; *it &lt;&lt; " ";</text:span></text:span></text:p>
      <text:p text:style-name="P92"><text:span text:style-name="Source_20_Text"><text:span text:style-name="T48"/></text:span></text:p>
      <text:p text:style-name="P92"><text:span text:style-name="Source_20_Text"><text:span text:style-name="T48">Результат:</text:span></text:span></text:p>
      <text:p text:style-name="P90">Capacity : 8</text:p>
      <text:p text:style-name="P90">Max_Size : 4611686018427387903</text:p>
      <text:p text:style-name="P90">Size : 4</text:p>
      <text:p text:style-name="P90">Vector is not empty1 2 3 4 </text:p>
      <text:p text:style-name="P90"/>
      <text:p text:style-name="P32"><text:span text:style-name="Strong_20_Emphasis"><text:span text:style-name="T25">Методи д</text:span></text:span><text:span text:style-name="Strong_20_Emphasis"><text:span text:style-name="T24">оступ</text:span></text:span><text:span text:style-name="Strong_20_Emphasis"><text:span text:style-name="T25">у</text:span></text:span><text:span text:style-name="Strong_20_Emphasis"><text:span text:style-name="T24"> до елементів</text:span></text:span><text:span text:style-name="Strong_20_Emphasis"><text:span text:style-name="T2">:</text:span></text:span></text:p>
      <text:list xml:id="list3566387255821316059" text:style-name="WWNum3">
        <text:list-item>
          <text:p text:style-name="P46"><text:span text:style-name="Internet_20_link"><text:span text:style-name="T111">at(</text:span></text:span><text:span text:style-name="Internet_20_link"><text:span text:style-name="T112">n</text:span></text:span><text:span text:style-name="Internet_20_link"><text:span text:style-name="T111">)</text:span></text:span><text:span text:style-name="T111"> – </text:span><text:span text:style-name="T113">п</text:span><text:span text:style-name="T104">овертає поси</text:span><text:span text:style-name="T105">л</text:span><text:span text:style-name="T104">ання на</text:span><text:span text:style-name="T111"> ‘</text:span><text:span text:style-name="T89">n</text:span><text:span text:style-name="T111">’</text:span><text:span text:style-name="T104">-ий елемент вектору;</text:span></text:p>
        </text:list-item>
        <text:list-item>
          <text:p text:style-name="P46"><text:span text:style-name="Internet_20_link"><text:span text:style-name="T104">operator [</text:span></text:span><text:span text:style-name="Internet_20_link"><text:span text:style-name="T106">n</text:span></text:span><text:span text:style-name="Internet_20_link"><text:span text:style-name="T104">]</text:span></text:span><text:span text:style-name="T104"> – </text:span><text:span text:style-name="T105">п</text:span><text:span text:style-name="T104">еревантажений оператор для доступу до ‘</text:span><text:span text:style-name="T89">n</text:span><text:span text:style-name="T104">’-</text:span><text:soft-page-break/><text:span text:style-name="T104">го елементу вектору; </text:span></text:p>
        </text:list-item>
        <text:list-item>
          <text:p text:style-name="P46"><text:span text:style-name="Internet_20_link"><text:span text:style-name="T111">front()</text:span></text:span><text:span text:style-name="T111"> – </text:span><text:span text:style-name="T104">повертає посилання на перший елемент контейнеру</text:span><text:span text:style-name="T105">;</text:span></text:p>
        </text:list-item>
        <text:list-item>
          <text:p text:style-name="P46"><text:span text:style-name="Internet_20_link"><text:span text:style-name="T111">back()</text:span></text:span><text:span text:style-name="T111"> – </text:span><text:span text:style-name="T104">повертає посилання на останній елемент контейнеру;</text:span></text:p>
        </text:list-item>
        <text:list-item>
          <text:p text:style-name="P25"><text:span text:style-name="Internet_20_link"><text:span text:style-name="T111">data()</text:span></text:span><text:span text:style-name="T111"> – </text:span><text:span text:style-name="T104"><text:s/>повертає вказівник на місце де зберігаються дані</text:span><text:span text:style-name="T111">.</text:span></text:p>
        </text:list-item>
      </text:list>
      <text:p text:style-name="P96"><text:span text:style-name="Source_20_Text"><text:span text:style-name="T37">string massiv[] = {"first", "second", "third", "forth", "fifth"};</text:span></text:span></text:p>
      <text:p text:style-name="P96"><text:span text:style-name="Source_20_Text"><text:span text:style-name="T37">vector&lt;string&gt; g2(massiv, massiv + 5); <text:s text:c="3"/></text:span></text:span></text:p>
      <text:p text:style-name="P96"><text:span text:style-name="Source_20_Text"><text:span text:style-name="T37"/></text:span></text:p>
      <text:p text:style-name="P96"><text:span text:style-name="Source_20_Text"><text:span text:style-name="T37"/></text:span></text:p>
      <text:p text:style-name="P96"><text:span text:style-name="Source_20_Text"><text:span text:style-name="T37">cout &lt;&lt; "\nReference operator [g] : g1[2] = "&lt;&lt; g2[2]; </text:span></text:span></text:p>
      <text:p text:style-name="P96"><text:span text:style-name="Source_20_Text"><text:span text:style-name="T37">cout &lt;&lt; "\nat : g1.at(4) = "&lt;&lt; g2.at(4); </text:span></text:span></text:p>
      <text:p text:style-name="P96"><text:span text:style-name="Source_20_Text"><text:span text:style-name="T37">cout &lt;&lt; "\nfront() : g1.front() = "&lt;&lt; g2.front(); </text:span></text:span></text:p>
      <text:p text:style-name="P96"><text:span text:style-name="Source_20_Text"><text:span text:style-name="T37">cout &lt;&lt; "\nback() : g1.back() = "&lt;&lt; g2.back(); </text:span></text:span></text:p>
      <text:p text:style-name="P96"><text:span text:style-name="Source_20_Text"><text:span text:style-name="T37">// pointer to the first element </text:span></text:span></text:p>
      <text:p text:style-name="P96"><text:span text:style-name="Source_20_Text"><text:span text:style-name="T37">string* pos = g2.data(); </text:span></text:span></text:p>
      <text:p text:style-name="P96"><text:span text:style-name="Source_20_Text"><text:span text:style-name="T37">cout &lt;&lt; "\nThe first element is "&lt;&lt; *pos; </text:span></text:span></text:p>
      <text:p text:style-name="P96"><text:span text:style-name="Source_20_Text"><text:span text:style-name="T37"><text:s/></text:span></text:span></text:p>
      <text:p text:style-name="P96"><text:span text:style-name="Source_20_Text"><text:span text:style-name="T37">Результат:</text:span></text:span></text:p>
      <text:p text:style-name="P96"><text:span text:style-name="Source_20_Text"><text:span text:style-name="T37">Reference operator [g] : g1[2] = third</text:span></text:span></text:p>
      <text:p text:style-name="P96"><text:span text:style-name="Source_20_Text"><text:span text:style-name="T37">at : g1.at(4) = fifth</text:span></text:span></text:p>
      <text:p text:style-name="P96"><text:span text:style-name="Source_20_Text"><text:span text:style-name="T37">front() : g1.front() = first</text:span></text:span></text:p>
      <text:p text:style-name="P96"><text:span text:style-name="Source_20_Text"><text:span text:style-name="T37">back() : g1.back() = fifth</text:span></text:span></text:p>
      <text:p text:style-name="P96"><text:span text:style-name="Source_20_Text"><text:span text:style-name="T37">The first element is first</text:span></text:span></text:p>
      <text:p text:style-name="P96"><text:span text:style-name="Source_20_Text"><text:span text:style-name="T27"/></text:span></text:p>
      <text:p text:style-name="P96"><text:span text:style-name="Source_20_Text"><text:span text:style-name="T38">Різницю між оператором [] та методом at() поляга</text:span></text:span><text:span text:style-name="Source_20_Text"><text:span text:style-name="T39">є</text:span></text:span><text:span text:style-name="Source_20_Text"><text:span text:style-name="T38"> в обробці ситуації з невірним індексом вектору. При використанні функції at() при спробі звернення по неприпустимому індексу буде генеруватись виключення out_of_range, в той яас як при використанні квадратних дужок поведінка компілятора невизначена:</text:span></text:span></text:p>
      <text:p text:style-name="P96"><text:span text:style-name="Source_20_Text"><text:span text:style-name="T38"><text:s text:c="4"/>int mas[] = { 1, 2, 3, 4, 5};</text:span></text:span></text:p>
      <text:p text:style-name="P96"><text:span text:style-name="Source_20_Text"><text:span text:style-name="T38"><text:s text:c="4"/>std::vector&lt;int&gt; numbers(mas,mas+5);</text:span></text:span></text:p>
      <text:p text:style-name="P96"><text:span text:style-name="Source_20_Text"><text:span text:style-name="T38"><text:s text:c="4"/>try</text:span></text:span></text:p>
      <text:p text:style-name="P96"><text:span text:style-name="Source_20_Text"><text:span text:style-name="T38"><text:s text:c="4"/>{</text:span></text:span></text:p>
      <text:p text:style-name="P96"><text:soft-page-break/><text:span text:style-name="Source_20_Text"><text:span text:style-name="T38"><text:s text:c="8"/>int n = numbers.at(5); //oops...</text:span></text:span></text:p>
      <text:p text:style-name="P96"><text:span text:style-name="Source_20_Text"><text:span text:style-name="T38"><text:s text:c="8"/>std::cout&lt;&lt;"n="&lt;&lt;n;</text:span></text:span></text:p>
      <text:p text:style-name="P96"><text:span text:style-name="Source_20_Text"><text:span text:style-name="T38"><text:s text:c="4"/>}</text:span></text:span></text:p>
      <text:p text:style-name="P96"><text:span text:style-name="Source_20_Text"><text:span text:style-name="T38"><text:s text:c="4"/>catch (std::out_of_range e)</text:span></text:span></text:p>
      <text:p text:style-name="P96"><text:span text:style-name="Source_20_Text"><text:span text:style-name="T38"><text:s text:c="4"/>{</text:span></text:span></text:p>
      <text:p text:style-name="P96"><text:span text:style-name="Source_20_Text"><text:span text:style-name="T38"><text:s text:c="8"/>std::cout &lt;&lt; "Caught: Incorrect index 1" &lt;&lt; std::endl;</text:span></text:span></text:p>
      <text:p text:style-name="P96"><text:span text:style-name="Source_20_Text"><text:span text:style-name="T38"><text:s text:c="4"/>}</text:span></text:span></text:p>
      <text:p text:style-name="P96"><text:span text:style-name="Source_20_Text"><text:span text:style-name="T38"><text:s/></text:span></text:span></text:p>
      <text:p text:style-name="P96"><text:span text:style-name="Source_20_Text"><text:span text:style-name="T38"><text:s text:c="4"/>std::vector&lt;int&gt; numbers2(mas,mas+5);</text:span></text:span></text:p>
      <text:p text:style-name="P96"><text:span text:style-name="Source_20_Text"><text:span text:style-name="T38"><text:s text:c="4"/>try</text:span></text:span></text:p>
      <text:p text:style-name="P96"><text:span text:style-name="Source_20_Text"><text:span text:style-name="T38"><text:s text:c="4"/>{</text:span></text:span></text:p>
      <text:p text:style-name="P96"><text:span text:style-name="Source_20_Text"><text:span text:style-name="T38"><text:s text:c="8"/>int n = numbers2[5]; // ??? - поведінка невизначена</text:span></text:span></text:p>
      <text:p text:style-name="P96"><text:span text:style-name="Source_20_Text"><text:span text:style-name="T38"><text:s text:c="8"/>std::cout&lt;&lt;"n="&lt;&lt;n; // n=0 or maybe n=502012792....</text:span></text:span></text:p>
      <text:p text:style-name="P96"><text:span text:style-name="Source_20_Text"><text:span text:style-name="T38"><text:s text:c="4"/>}</text:span></text:span></text:p>
      <text:p text:style-name="P96"><text:span text:style-name="Source_20_Text"><text:span text:style-name="T38"><text:s text:c="4"/>catch (std::out_of_range e)</text:span></text:span></text:p>
      <text:p text:style-name="P96"><text:span text:style-name="Source_20_Text"><text:span text:style-name="T38"><text:s text:c="4"/>{</text:span></text:span></text:p>
      <text:p text:style-name="P96"><text:span text:style-name="Source_20_Text"><text:span text:style-name="T38"><text:s text:c="8"/>std::cout &lt;&lt; "Shouldnt caught: Incorrect index 2" &lt;&lt; std::endl;</text:span></text:span></text:p>
      <text:p text:style-name="P96"><text:span text:style-name="Source_20_Text"><text:span text:style-name="T38"><text:s text:c="4"/>} </text:span></text:span></text:p>
      <text:p text:style-name="P96"><text:span text:style-name="Source_20_Text"><text:span text:style-name="T27"/></text:span></text:p>
      <text:p text:style-name="P96"><text:span text:style-name="Source_20_Text"><text:span text:style-name="T32">Результат:</text:span></text:span></text:p>
      <text:p text:style-name="P96"><text:span text:style-name="Source_20_Text"><text:span text:style-name="T32">Incorrect index 1</text:span></text:span></text:p>
      <text:p text:style-name="P96"><text:span text:style-name="Source_20_Text"><text:span text:style-name="T32">n=502012792</text:span></text:span></text:p>
      <text:p text:style-name="P96"><text:span text:style-name="Source_20_Text"><text:span text:style-name="T32"/></text:span></text:p>
      <text:p text:style-name="P54"><text:span text:style-name="Strong_20_Emphasis"><text:span text:style-name="T46">Робота з і</text:span></text:span><text:span text:style-name="Strong_20_Emphasis"><text:span text:style-name="T45">тератор</text:span></text:span><text:span text:style-name="Strong_20_Emphasis"><text:span text:style-name="T46">ами</text:span></text:span><text:span text:style-name="Strong_20_Emphasis"><text:span text:style-name="T47">:</text:span></text:span><text:span text:style-name="Strong_20_Emphasis"><text:span text:style-name="T45"> </text:span></text:span></text:p>
      <text:list xml:id="list133260746911199" text:continue-list="list3255350780283758182" text:style-name="WWNum2">
        <text:list-item>
          <text:p text:style-name="P47"><text:a xlink:type="simple" xlink:href="https://www.geeksforgeeks.org/vectorbegin-vectorend-c-stl/" text:style-name="Internet_20_link" text:visited-style-name="Visited_20_Internet_20_Link"><text:span text:style-name="Internet_20_link"><text:span text:style-name="T148">begin()</text:span></text:span></text:a><text:span text:style-name="T1"> – </text:span><text:span text:style-name="T11">повертає ітератор на перший обєкт вектору</text:span></text:p>
        </text:list-item>
        <text:list-item>
          <text:p text:style-name="P47"><text:a xlink:type="simple" xlink:href="https://www.geeksforgeeks.org/vectorbegin-vectorend-c-stl/" text:style-name="Internet_20_link" text:visited-style-name="Visited_20_Internet_20_Link"><text:span text:style-name="Internet_20_link"><text:span text:style-name="T148">end()</text:span></text:span></text:a><text:span text:style-name="T1"> – </text:span><text:span text:style-name="T11">повертає ітератор на останній обєкт вектору</text:span></text:p>
          <text:p text:style-name="P38">Починаючі зі стандарту С++11 додано ще наступні варіанти доступу до ітераторів:</text:p>
        </text:list-item>
        <text:list-item>
          <text:p text:style-name="P47"><text:a xlink:type="simple" xlink:href="https://www.geeksforgeeks.org/vector-rbegin-and-rend-function-in-c-stl/" text:style-name="Internet_20_link" text:visited-style-name="Visited_20_Internet_20_Link"><text:span text:style-name="Internet_20_link"><text:span text:style-name="T148">rbegin()</text:span></text:span></text:a><text:span text:style-name="T1"> – </text:span><text:span text:style-name="T11">повертає ітератор на останній обєкт вектору як на початковий</text:span><text:span text:style-name="T1"> (</text:span><text:span text:style-name="T27">reverse beginning</text:span><text:span text:style-name="T1">). </text:span><text:span text:style-name="T11">Рухається з останнього елементу до першого;</text:span></text:p>
        </text:list-item>
        <text:list-item>
          <text:p text:style-name="P47"><text:a xlink:type="simple" xlink:href="https://www.geeksforgeeks.org/vector-rbegin-and-rend-function-in-c-stl/" text:style-name="Internet_20_link" text:visited-style-name="Visited_20_Internet_20_Link"><text:span text:style-name="Internet_20_link"><text:span text:style-name="T148">rend()</text:span></text:span></text:a><text:span text:style-name="T1"> – </text:span><text:span text:style-name="T11">повертає ітератор на перший обєкт вектору як на останній</text:span><text:span text:style-name="T1"> (</text:span><text:span text:style-name="T27">reverse beginning</text:span><text:span text:style-name="T1">). </text:span><text:span text:style-name="T11">Рухається з останнього елементу до першого;</text:span></text:p>
        </text:list-item>
        <text:list-item>
          <text:p text:style-name="P47"><text:soft-page-break/><text:a xlink:type="simple" xlink:href="https://www.geeksforgeeks.org/vector-cbegin-vector-cend-c-stl/" text:style-name="Internet_20_link" text:visited-style-name="Visited_20_Internet_20_Link"><text:span text:style-name="Internet_20_link"><text:span text:style-name="T148">cbegin()</text:span></text:span></text:a><text:span text:style-name="T1"> – </text:span><text:span text:style-name="T9">п</text:span><text:span text:style-name="T11">овертає константний ітератор на преший елемент;</text:span><text:span text:style-name="T1"> </text:span></text:p>
        </text:list-item>
        <text:list-item>
          <text:p text:style-name="P47"><text:a xlink:type="simple" xlink:href="https://www.geeksforgeeks.org/vector-cbegin-vector-cend-c-stl/" text:style-name="Internet_20_link" text:visited-style-name="Visited_20_Internet_20_Link"><text:span text:style-name="Internet_20_link"><text:span text:style-name="T148">cend()</text:span></text:span></text:a><text:span text:style-name="T1"> – </text:span><text:span text:style-name="T9">п</text:span><text:span text:style-name="T11">овертає константний ітератор на останній елемент;</text:span><text:span text:style-name="T1"> </text:span></text:p>
        </text:list-item>
        <text:list-item>
          <text:p text:style-name="P47"><text:a xlink:type="simple" xlink:href="https://www.geeksforgeeks.org/vectorcrend-vectorcrbegin-examples/" text:style-name="Internet_20_link" text:visited-style-name="Visited_20_Internet_20_Link"><text:span text:style-name="Internet_20_link"><text:span text:style-name="T148">crbegin()</text:span></text:span></text:a><text:span text:style-name="T1"> – </text:span><text:span text:style-name="T11">повератає констан</text:span><text:span text:style-name="T20">тн</text:span><text:span text:style-name="T11">ий реверсивний оператор </text:span><text:span text:style-name="T20">на початок</text:span><text:span text:style-name="T11">;</text:span></text:p>
        </text:list-item>
        <text:list-item>
          <text:p text:style-name="P22"><text:a xlink:type="simple" xlink:href="https://www.geeksforgeeks.org/vectorcrend-vectorcrbegin-examples/" text:style-name="Internet_20_link" text:visited-style-name="Visited_20_Internet_20_Link"><text:span text:style-name="Internet_20_link"><text:span text:style-name="T150">crend()</text:span></text:span></text:a><text:span text:style-name="T27"> – </text:span><text:span text:style-name="T40">п</text:span><text:span text:style-name="T11">овератає констан</text:span><text:span text:style-name="T20">тн</text:span><text:span text:style-name="T11">ий реверсивний оператор </text:span><text:span text:style-name="T20">на кінець вектору.</text:span></text:p>
          <text:p text:style-name="P15"/>
        </text:list-item>
      </text:list>
      <text:p text:style-name="P4"/>
      <text:p text:style-name="P6"><text:span text:style-name="tlid-translation"><text:span text:style-name="T11">Список </text:span></text:span><text:span text:style-name="tlid-translation"><text:span text:style-name="T21">(list)</text:span></text:span><text:span text:style-name="tlid-translation"><text:span text:style-name="T11"> у </text:span></text:span><text:span text:style-name="tlid-translation"><text:span text:style-name="T1">STL</text:span></text:span><text:span text:style-name="T11"><text:line-break/></text:span></text:p>
      <text:p text:style-name="P6"><text:span text:style-name="tlid-translation"><text:span text:style-name="T11">Списки є контейнерами послідовностей, які дозволяють </text:span></text:span><text:span text:style-name="tlid-translation"><text:span text:style-name="T21">як і асоціативні контенери не виділяти цілком однорідну</text:span></text:span><text:span text:style-name="tlid-translation"><text:span text:style-name="T11"> пам'ят</text:span></text:span><text:span text:style-name="tlid-translation"><text:span text:style-name="T21">ь під масиви, а збергіати її “порціями” разом з посиланнями на попередній та настпний обєкти</text:span></text:span><text:span text:style-name="tlid-translation"><text:span text:style-name="T11">. </text:span></text:span><text:span text:style-name="tlid-translation"><text:span text:style-name="T1">У порівнянні з вектором список має повільну обробку, але коли знайдена позиція, вставка і видалення є швидкими. Зазвичай, коли ми говоримо список, ми говоримо про подвійно пов'язаний список. Для реалізації </text:span></text:span><text:span text:style-name="tlid-translation"><text:span text:style-name="T10">одноз</text:span></text:span><text:span text:style-name="tlid-translation"><text:span text:style-name="T1">в'язного списку </text:span></text:span><text:span text:style-name="tlid-translation"><text:span text:style-name="T10">потрібно використовувати forward_list (C++11)</text:span></text:span><text:span text:style-name="tlid-translation"><text:span text:style-name="T1">.</text:span></text:span></text:p>
      <text:p text:style-name="P6"><text:span text:style-name="tlid-translation"><text:span text:style-name="T117"/></text:span></text:p>
      <text:list xml:id="list133260059526382" text:continue-list="list8342742765303318453" text:style-name="L1">
        <text:list-item>
          <text:p text:style-name="P53"><text:span text:style-name="Strong_20_Emphasis"><text:span text:style-name="T111">Модіфікатори </text:span></text:span><text:span text:style-name="Strong_20_Emphasis"><text:span text:style-name="T114">даних</text:span></text:span><text:span text:style-name="Strong_20_Emphasis"><text:span text:style-name="T111"> (Modifiers)</text:span></text:span></text:p>
        </text:list-item>
        <text:list-item>
          <text:p text:style-name="P53"><text:span text:style-name="Strong_20_Emphasis"><text:span text:style-name="T114">Ідентифікатори та модифікатори о</text:span></text:span><text:span text:style-name="Strong_20_Emphasis"><text:span text:style-name="T111">бсяг</text:span></text:span><text:span text:style-name="Strong_20_Emphasis"><text:span text:style-name="T114">у</text:span></text:span><text:span text:style-name="Strong_20_Emphasis"><text:span text:style-name="T111"> (Capacity)</text:span></text:span></text:p>
        </text:list-item>
        <text:list-item>
          <text:p text:style-name="P53"><text:span text:style-name="Strong_20_Emphasis"><text:span text:style-name="T114">Методи д</text:span></text:span><text:span text:style-name="Strong_20_Emphasis"><text:span text:style-name="T111">оступ</text:span></text:span><text:span text:style-name="Strong_20_Emphasis"><text:span text:style-name="T114">у</text:span></text:span><text:span text:style-name="Strong_20_Emphasis"><text:span text:style-name="T111"> до елементів </text:span></text:span><text:span text:style-name="Strong_20_Emphasis"><text:span text:style-name="T114">(Access)</text:span></text:span></text:p>
        </text:list-item>
        <text:list-item>
          <text:p text:style-name="P53"><text:span text:style-name="Strong_20_Emphasis"><text:span text:style-name="T114">Робота з і</text:span></text:span><text:span text:style-name="Strong_20_Emphasis"><text:span text:style-name="T111">тератор</text:span></text:span><text:span text:style-name="Strong_20_Emphasis"><text:span text:style-name="T114">ами</text:span></text:span><text:span text:style-name="Strong_20_Emphasis"><text:span text:style-name="T111"> </text:span></text:span><text:span text:style-name="Strong_20_Emphasis"><text:span text:style-name="T114">(Iterators)</text:span></text:span></text:p>
        </text:list-item>
      </text:list>
      <text:p text:style-name="P6"><text:span text:style-name="tlid-translation"><text:span text:style-name="T117"/></text:span></text:p>
      <text:p text:style-name="P32"><text:span text:style-name="Strong_20_Emphasis"><text:span text:style-name="T90">Методи класу</text:span></text:span><text:span text:style-name="Strong_20_Emphasis"><text:span text:style-name="T82"> List: </text:span></text:span></text:p>
      <text:p text:style-name="P32"><text:span text:style-name="Strong_20_Emphasis"><text:span text:style-name="T82"><text:s text:c="3"/></text:span></text:span><text:span text:style-name="Strong_20_Emphasis"><text:span text:style-name="T107">Ідентифікатори та модифікатори о</text:span></text:span><text:span text:style-name="Strong_20_Emphasis"><text:span text:style-name="T104">бсяг</text:span></text:span><text:span text:style-name="Strong_20_Emphasis"><text:span text:style-name="T107">у</text:span></text:span><text:span text:style-name="Strong_20_Emphasis"><text:span text:style-name="T108">:</text:span></text:span></text:p>
      <text:list xml:id="list3883643036758665047" text:style-name="WWNum8">
        <text:list-item>
          <text:p text:style-name="P48"><text:span text:style-name="Internet_20_link"><text:span text:style-name="T111">size()</text:span></text:span><text:span text:style-name="T82"> –</text:span><text:span text:style-name="T104"> повретає кількість ел</text:span><text:span text:style-name="T108">е</text:span><text:span text:style-name="T104">ментів</text:span><text:span text:style-name="T82">. </text:span></text:p>
        </text:list-item>
        <text:list-item>
          <text:p text:style-name="P48"><text:span text:style-name="Internet_20_link"><text:span text:style-name="T80">r</text:span></text:span><text:span text:style-name="Internet_20_link"><text:span text:style-name="T79">esize()</text:span></text:span><text:span text:style-name="Internet_20_link"><text:span text:style-name="T82">- </text:span></text:span><text:span text:style-name="Strong_20_Emphasis"><text:span text:style-name="T104">перевизначає розмір контейнеру</text:span></text:span><text:span text:style-name="Strong_20_Emphasis"><text:span text:style-name="T82">. </text:span></text:span></text:p>
        </text:list-item>
        <text:list-item>
          <text:p text:style-name="P48"><text:span text:style-name="Internet_20_link"><text:span text:style-name="T82">empty()</text:span></text:span><text:span text:style-name="Strong_20_Emphasis"><text:span text:style-name="T82"> – </text:span></text:span><text:span text:style-name="Strong_20_Emphasis"><text:span text:style-name="T104">повертає чи порожній список </text:span></text:span><text:span text:style-name="Strong_20_Emphasis"><text:span text:style-name="T82">(</text:span></text:span><text:span text:style-name="Strong_20_Emphasis"><text:span text:style-name="T90">true</text:span></text:span><text:span text:style-name="Strong_20_Emphasis"><text:span text:style-name="T82">) </text:span></text:span><text:span text:style-name="Strong_20_Emphasis"><text:span text:style-name="T104">чи ні </text:span></text:span><text:span text:style-name="Strong_20_Emphasis"><text:span text:style-name="T82">(</text:span></text:span><text:span text:style-name="Strong_20_Emphasis"><text:span text:style-name="T90">false</text:span></text:span><text:span text:style-name="Strong_20_Emphasis"><text:span text:style-name="T82">)</text:span></text:span><text:span text:style-name="Strong_20_Emphasis"><text:span text:style-name="T90">;</text:span></text:span><text:span text:style-name="Strong_20_Emphasis"><text:span text:style-name="T82"> </text:span></text:span></text:p>
        </text:list-item>
        <text:list-item>
          <text:p text:style-name="P48"><text:soft-page-break/><text:span text:style-name="Internet_20_link"><text:span text:style-name="T82">max_size()</text:span></text:span><text:span text:style-name="Strong_20_Emphasis"><text:span text:style-name="T82">–</text:span></text:span><text:span text:style-name="Strong_20_Emphasis"><text:span text:style-name="T104">максимальна кількість елементів списку</text:span></text:span><text:span text:style-name="Strong_20_Emphasis"><text:span text:style-name="T82">. </text:span></text:span></text:p>
          <text:p text:style-name="P39"><text:span text:style-name="Strong_20_Emphasis"><text:span text:style-name="T81">Методи д</text:span></text:span><text:span text:style-name="Strong_20_Emphasis"><text:span text:style-name="T79">оступ</text:span></text:span><text:span text:style-name="Strong_20_Emphasis"><text:span text:style-name="T81">у</text:span></text:span><text:span text:style-name="Strong_20_Emphasis"><text:span text:style-name="T79"> до елементів </text:span></text:span><text:span text:style-name="Strong_20_Emphasis"><text:span text:style-name="T80">(тут значно быдныши ніж у векторів)</text:span></text:span></text:p>
        </text:list-item>
        <text:list-item>
          <text:p text:style-name="P48"><text:span text:style-name="Internet_20_link"><text:span text:style-name="T111">front()</text:span></text:span><text:span text:style-name="T82"> – </text:span><text:span text:style-name="T90">п</text:span><text:span text:style-name="T104">ерший елемент списку;</text:span></text:p>
          <text:p text:style-name="P35"><text:span text:style-name="Internet_20_link"><text:span text:style-name="T66">back()</text:span></text:span><text:span text:style-name="Strong_20_Emphasis"><text:span text:style-name="T66"> – </text:span></text:span><text:span text:style-name="Strong_20_Emphasis"><text:span text:style-name="T67">о</text:span></text:span><text:span text:style-name="Strong_20_Emphasis"><text:span text:style-name="T124">станній елемент списку;</text:span></text:span></text:p>
          <text:p text:style-name="P51"><text:span text:style-name="Strong_20_Emphasis"><text:span text:style-name="T111">Модіфікатори </text:span></text:span><text:span text:style-name="Strong_20_Emphasis"><text:span text:style-name="T114">даних </text:span></text:span><text:span text:style-name="Strong_20_Emphasis"><text:span text:style-name="T115">(а ось ці методи значно різноманітніши ніж у векторі):</text:span></text:span></text:p>
          <text:p text:style-name="P48"><text:span text:style-name="Internet_20_link"><text:span text:style-name="T82">assign()</text:span></text:span><text:span text:style-name="Strong_20_Emphasis"><text:span text:style-name="T82"> – </text:span></text:span><text:span text:style-name="Strong_20_Emphasis"><text:span text:style-name="T104">визначає нові елементи шляхом заміни їх новими значеннями;</text:span></text:span><text:span text:style-name="Strong_20_Emphasis"><text:span text:style-name="T82"> </text:span></text:span></text:p>
        </text:list-item>
        <text:list-item>
          <text:p text:style-name="P48"><text:span text:style-name="Internet_20_link"><text:span text:style-name="T111">push_front(g)</text:span></text:span><text:span text:style-name="T111"> – </text:span><text:span text:style-name="T104">додає елмент</text:span><text:span text:style-name="T111"> ‘</text:span><text:span text:style-name="T82">g</text:span><text:span text:style-name="T111">’ </text:span><text:span text:style-name="T104">у початок списку;</text:span><text:span text:style-name="T111"> </text:span></text:p>
        </text:list-item>
        <text:list-item>
          <text:p text:style-name="P48"><text:span text:style-name="Internet_20_link"><text:span text:style-name="T111">push_back(g)</text:span></text:span><text:span text:style-name="T111"> – </text:span><text:span text:style-name="T116">д</text:span><text:span text:style-name="T104">одає елмент</text:span><text:span text:style-name="T111"> ‘</text:span><text:span text:style-name="T82">g</text:span><text:span text:style-name="T111">’ </text:span><text:span text:style-name="T104">в кінець списку;</text:span><text:span text:style-name="T111"> </text:span></text:p>
        </text:list-item>
        <text:list-item>
          <text:p text:style-name="P48"><text:span text:style-name="Internet_20_link"><text:span text:style-name="T111">pop_front()</text:span></text:span><text:span text:style-name="T111"> – </text:span><text:span text:style-name="T104">видаляє перший елемент списку</text:span><text:span text:style-name="T111">, </text:span><text:span text:style-name="T104">зменшує розмір списку на</text:span><text:span text:style-name="T111"> 1; </text:span></text:p>
        </text:list-item>
        <text:list-item>
          <text:p text:style-name="P48"><text:span text:style-name="Internet_20_link"><text:span text:style-name="T111">pop_back()</text:span></text:span><text:span text:style-name="T111"> – </text:span><text:span text:style-name="T104">видаляє останній елемент списку</text:span><text:span text:style-name="T111">, </text:span><text:span text:style-name="T104">зменшує розмір списку на</text:span><text:span text:style-name="T111"> 1; </text:span></text:p>
        </text:list-item>
        <text:list-item>
          <text:p text:style-name="P48"><text:span text:style-name="Internet_20_link"><text:span text:style-name="T111">insert()</text:span></text:span><text:span text:style-name="T111"> – </text:span><text:span text:style-name="T104">додає елемент перед поточним елментом списку;</text:span></text:p>
        </text:list-item>
        <text:list-item>
          <text:p text:style-name="P48"><text:span text:style-name="Strong_20_Emphasis"><text:span text:style-name="T82">clear() </text:span></text:span><text:span text:style-name="T104">видаляє лементи списка, його розмір стає</text:span><text:span text:style-name="T82"> 0. </text:span></text:p>
        </text:list-item>
        <text:list-item>
          <text:p text:style-name="P48"><text:span text:style-name="Internet_20_link"><text:span text:style-name="T111">erase()</text:span></text:span><text:span text:style-name="T111"> – </text:span><text:span text:style-name="T104">видаляю елементи між двома вказаними вказівниками (ітераторами);</text:span><text:span text:style-name="T111"> </text:span></text:p>
        </text:list-item>
        <text:list-item>
          <text:p text:style-name="P48"><text:span text:style-name="Internet_20_link"><text:span text:style-name="T82">merge</text:span></text:span><text:span text:style-name="Internet_20_link"><text:span text:style-name="T111">()</text:span></text:span><text:span text:style-name="T111">– </text:span><text:span text:style-name="T104">зливає два списки в один</text:span></text:p>
        </text:list-item>
        <text:list-item>
          <text:p text:style-name="P48"><text:span text:style-name="Internet_20_link"><text:span text:style-name="T111">remove()</text:span></text:span><text:span text:style-name="T111"> – </text:span><text:span text:style-name="T104">видаляє всі елементи списку, що є рівним</text:span><text:span text:style-name="T109">и</text:span><text:span text:style-name="T104"> даному;</text:span><text:span text:style-name="T111"> </text:span></text:p>
        </text:list-item>
        <text:list-item>
          <text:p text:style-name="P48"><text:span text:style-name="Internet_20_link"><text:span text:style-name="T82">remove</text:span></text:span><text:span text:style-name="Internet_20_link"><text:span text:style-name="T111">_</text:span></text:span><text:span text:style-name="Internet_20_link"><text:span text:style-name="T82">if</text:span></text:span><text:span text:style-name="Internet_20_link"><text:span text:style-name="T111">() </text:span></text:span><text:span text:style-name="T111">– вида</text:span><text:span text:style-name="T104">ляє елементи, що задовольняють деякій булевій умові</text:span><text:span text:style-name="T111">. </text:span></text:p>
        </text:list-item>
        <text:list-item>
          <text:p text:style-name="P48"><text:span text:style-name="Internet_20_link"><text:span text:style-name="T111">reverse()</text:span></text:span><text:span text:style-name="T111"> – </text:span><text:span text:style-name="T104">інвертує список</text:span><text:span text:style-name="T111">. </text:span></text:p>
        </text:list-item>
        <text:list-item>
          <text:p text:style-name="P48"><text:span text:style-name="Internet_20_link"><text:span text:style-name="T111">sort()</text:span></text:span><text:span text:style-name="T111"> – </text:span><text:span text:style-name="T104">сортує елементи по неспаданню</text:span><text:span text:style-name="T111">. </text:span></text:p>
        </text:list-item>
        <text:list-item>
          <text:p text:style-name="P48"><text:span text:style-name="Internet_20_link"><text:span text:style-name="T82">splice</text:span></text:span><text:span text:style-name="Internet_20_link"><text:span text:style-name="T111">()</text:span></text:span><text:span text:style-name="T111">– </text:span><text:span text:style-name="T104">передає елементи з о</text:span><text:span text:style-name="T110">д</text:span><text:span text:style-name="T104">ного списку в інший</text:span><text:span text:style-name="T111">. </text:span></text:p>
        </text:list-item>
        <text:list-item>
          <text:p text:style-name="P48"><text:span text:style-name="Internet_20_link"><text:span text:style-name="T79">unique()</text:span></text:span><text:span text:style-name="Internet_20_link"><text:span text:style-name="T111"> </text:span></text:span><text:span text:style-name="T82">– </text:span><text:span text:style-name="T104">видаляє дублюючи елементи списку</text:span><text:span text:style-name="T82">. </text:span></text:p>
          <text:p text:style-name="P35"><text:span text:style-name="Strong_20_Emphasis"><text:span text:style-name="T124"/></text:span></text:p>
          <text:p text:style-name="P30">Починаючи з С++11 додани наступні методи:</text:p>
        </text:list-item>
        <text:list-item>
          <text:p text:style-name="P31"><text:span text:style-name="Internet_20_link"><text:span text:style-name="T82">emplace</text:span></text:span><text:span text:style-name="Internet_20_link"><text:span text:style-name="T111">()</text:span></text:span><text:span text:style-name="T111">– </text:span><text:span text:style-name="T104">розширює список дадаючи в нього ще елементи</text:span><text:span text:style-name="T111">. </text:span></text:p>
        </text:list-item>
        <text:list-item>
          <text:p text:style-name="P48"><text:soft-page-break/><text:span text:style-name="Strong_20_Emphasis"><text:span text:style-name="T82">emplace_front()</text:span></text:span><text:span text:style-name="T104">вставляє елмент на початок списку</text:span><text:span text:style-name="T82">. </text:span><text:span text:style-name="Strong_20_Emphasis"><text:span text:style-name="T82">emplace_back()</text:span></text:span><text:span text:style-name="T104">вставляє елемент в кінець списку</text:span><text:span text:style-name="T82">. </text:span></text:p>
        </text:list-item>
        <text:list-item>
          <text:p text:style-name="P48"><text:span text:style-name="Internet_20_link"><text:span text:style-name="T82">swap()</text:span></text:span><text:span text:style-name="T82">– </text:span><text:span text:style-name="T104">обмінює значення двох списків, яко в них співпадають розміри та тип</text:span><text:span text:style-name="T82">. </text:span></text:p>
        </text:list-item>
      </text:list>
      <text:p text:style-name="P61"/>
      <text:p text:style-name="P62">Iterators</text:p>
      <text:list xml:id="list133261243313601" text:continue-numbering="true" text:style-name="WWNum8">
        <text:list-header>
          <text:p text:style-name="P48"><text:a xlink:type="simple" xlink:href="https://www.geeksforgeeks.org/listbegin-listend-c-stl/" text:style-name="Internet_20_link" text:visited-style-name="Visited_20_Internet_20_Link"><text:span text:style-name="Internet_20_link"><text:span text:style-name="T151"/></text:span></text:a></text:p>
        </text:list-header>
        <text:list-item>
          <text:p text:style-name="P48"><text:span text:style-name="Strong_20_Emphasis"><text:span text:style-name="T44">b</text:span></text:span><text:span text:style-name="Strong_20_Emphasis"><text:span text:style-name="T42">egin() </text:span></text:span><text:span text:style-name="T24">ітератор що вказує на початок списку;</text:span></text:p>
        </text:list-item>
        <text:list-item>
          <text:p text:style-name="P48"><text:span text:style-name="Strong_20_Emphasis"><text:span text:style-name="T42">end() </text:span></text:span><text:span text:style-name="T24">ітератор, що вказує неа кінець списку;</text:span><text:span text:style-name="T42"> </text:span></text:p>
        </text:list-item>
        <text:list-item>
          <text:p text:style-name="P48"><text:span text:style-name="Strong_20_Emphasis"><text:span text:style-name="T42">rbegin()</text:span></text:span><text:span text:style-name="T24">повертає реверисвний ітератор на кінець списку;</text:span></text:p>
        </text:list-item>
        <text:list-item>
          <text:p text:style-name="P48"><text:span text:style-name="Strong_20_Emphasis"><text:span text:style-name="T42">rend() </text:span></text:span><text:span text:style-name="T24">повертає реверсивний ітератор на початок;</text:span></text:p>
        </text:list-item>
        <text:list-item>
          <text:p text:style-name="P48"><text:span text:style-name="Strong_20_Emphasis"><text:span text:style-name="T42">cbegin()</text:span></text:span><text:span text:style-name="T24">константний ітератор на початок;</text:span></text:p>
        </text:list-item>
        <text:list-item>
          <text:p text:style-name="P48"><text:span text:style-name="Strong_20_Emphasis"><text:span text:style-name="T42">cend()</text:span></text:span><text:span text:style-name="T24">константний ітертор на кінець;</text:span></text:p>
        </text:list-item>
        <text:list-item>
          <text:p text:style-name="P48"><text:span text:style-name="Strong_20_Emphasis"><text:span text:style-name="T42">crbegin()</text:span></text:span><text:span text:style-name="T24">константний реверсивний ітератор на початок;</text:span></text:p>
        </text:list-item>
        <text:list-item>
          <text:p text:style-name="P48"><text:span text:style-name="Strong_20_Emphasis"><text:span text:style-name="T42">crend()</text:span></text:span><text:span text:style-name="T24">константний оператор на кінець списку</text:span><text:span text:style-name="T42">.</text:span></text:p>
        </text:list-item>
      </text:list>
      <text:p text:style-name="P63"><text:span text:style-name="tlid-translation"><text:span text:style-name="T42"/></text:span></text:p>
      <text:p text:style-name="P6"><text:span text:style-name="Source_20_Text"><text:span text:style-name="T41">#include &lt;iostream&gt; </text:span></text:span></text:p>
      <text:p text:style-name="P6"><text:span text:style-name="Source_20_Text"><text:span text:style-name="T41">#include &lt;list&gt; </text:span></text:span></text:p>
      <text:p text:style-name="P6"><text:span text:style-name="Source_20_Text"><text:span text:style-name="T41">#include &lt;iterator&gt; // advance</text:span></text:span></text:p>
      <text:p text:style-name="P6"><text:span text:style-name="Source_20_Text"><text:span text:style-name="T41">using namespace std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//function for printing the elements in a list </text:span></text:span></text:p>
      <text:p text:style-name="P6"><text:span text:style-name="Source_20_Text"><text:span text:style-name="T41">template &lt;typename T&gt;</text:span></text:span></text:p>
      <text:p text:style-name="P6"><text:span text:style-name="Source_20_Text"><text:span text:style-name="T41">void showlist(const list &lt;T&gt; &amp; g){ </text:span></text:span></text:p>
      <text:p text:style-name="P6"><text:span text:style-name="Source_20_Text"><text:span text:style-name="T41"><text:s text:c="3"/>// to get iterator of template type - write template before assignment <text:s/></text:span></text:span></text:p>
      <text:p text:style-name="P6"><text:span text:style-name="Source_20_Text"><text:span text:style-name="T41"><text:s text:c="3"/>typename list&lt;T&gt;::const_iterator it = g.begin();</text:span></text:span></text:p>
      <text:p text:style-name="P6"><text:span text:style-name="Source_20_Text"><text:span text:style-name="T41"><text:s text:c="3"/>cout &lt;&lt; *it;</text:span></text:span></text:p>
      <text:p text:style-name="P6"><text:span text:style-name="Source_20_Text"><text:span text:style-name="T41"><text:s text:c="3"/>it++;</text:span></text:span></text:p>
      <text:p text:style-name="P6"><text:span text:style-name="Source_20_Text"><text:span text:style-name="T41"><text:s text:c="3"/>for(; it != g.end(); ++it) </text:span></text:span></text:p>
      <text:p text:style-name="P6"><text:span text:style-name="Source_20_Text"><text:span text:style-name="T41"><text:s text:c="6"/>cout &lt;&lt; ','&lt;&lt; *it ; </text:span></text:span></text:p>
      <text:p text:style-name="P6"><text:span text:style-name="Source_20_Text"><text:span text:style-name="T41"><text:s text:c="2"/>cout &lt;&lt; '\n'; </text:span></text:span></text:p>
      <text:p text:style-name="P6"><text:span text:style-name="Source_20_Text"><text:span text:style-name="T41">}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bool is_even(int n){ return n%2 == 0;}</text:span></text:span></text:p>
      <text:p text:style-name="P6"><text:soft-page-break/><text:span text:style-name="Source_20_Text"><text:span text:style-name="T41"/></text:span></text:p>
      <text:p text:style-name="P6"><text:span text:style-name="Source_20_Text"><text:span text:style-name="T41">int main(){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list &lt;int&gt; gqlist1, gqlist2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for(int i = 0; i &lt; 8; ++i){ </text:span></text:span></text:p>
      <text:p text:style-name="P6"><text:span text:style-name="Source_20_Text"><text:span text:style-name="T41"><text:s text:c="2"/>gqlist1.push_back(i * 2); </text:span></text:span></text:p>
      <text:p text:style-name="P6"><text:span text:style-name="Source_20_Text"><text:span text:style-name="T41">} </text:span></text:span></text:p>
      <text:p text:style-name="P6"><text:span text:style-name="Source_20_Text"><text:span text:style-name="T41">int mas[] = {1,2,5,3,4};</text:span></text:span></text:p>
      <text:p text:style-name="P6"><text:span text:style-name="Source_20_Text"><text:span text:style-name="T41">gqlist2.assign(mas,mas+5);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List 1 (gqlist1) is : "; </text:span></text:span></text:p>
      <text:p text:style-name="P6"><text:span text:style-name="Source_20_Text"><text:span text:style-name="T41">showlist(gqlist1)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List 2 (gqlist2) is : "; </text:span></text:span></text:p>
      <text:p text:style-name="P6"><text:span text:style-name="Source_20_Text"><text:span text:style-name="T41">showlist(gqlist2)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gqlist1.front() : "&lt;&lt; gqlist1.front(); </text:span></text:span></text:p>
      <text:p text:style-name="P6"><text:span text:style-name="Source_20_Text"><text:span text:style-name="T41">cout &lt;&lt; "\ngqlist1.back() : "&lt;&lt; gqlist1.back()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gqlist1.pop_front() : "; </text:span></text:span></text:p>
      <text:p text:style-name="P6"><text:span text:style-name="Source_20_Text"><text:span text:style-name="T41">gqlist1.pop_front(); </text:span></text:span></text:p>
      <text:p text:style-name="P6"><text:span text:style-name="Source_20_Text"><text:span text:style-name="T41">showlist(gqlist1)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gqlist1.insert(gqlist2.begin(), 2, 10); // insert 2 tens </text:span></text:span></text:p>
      <text:p text:style-name="P6"><text:span text:style-name="Source_20_Text"><text:span text:style-name="T41">//gqlist1.insert(gqlist1.begin()+5, 100); <text:s/>// iterator can't do it</text:span></text:span></text:p>
      <text:p text:style-name="P6"><text:span text:style-name="Source_20_Text"><text:span text:style-name="T41">list &lt;int&gt;::iterator it = gqlist1.begin();</text:span></text:span></text:p>
      <text:p text:style-name="P6"><text:span text:style-name="Source_20_Text"><text:span text:style-name="T41">advance(it,5);</text:span></text:span></text:p>
      <text:p text:style-name="P6"><text:span text:style-name="Source_20_Text"><text:span text:style-name="T41">gqlist1.insert(it, 100);</text:span></text:span></text:p>
      <text:p text:style-name="P6"><text:span text:style-name="Source_20_Text"><text:span text:style-name="T41">showlist(gqlist1)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gqlist2.pop_back() : "; </text:span></text:span></text:p>
      <text:p text:style-name="P6"><text:span text:style-name="Source_20_Text"><text:span text:style-name="T41">gqlist2.pop_back(); </text:span></text:span></text:p>
      <text:p text:style-name="P6"><text:span text:style-name="Source_20_Text"><text:span text:style-name="T41">showlist(gqlist2)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gqlist1.reverse() : "; </text:span></text:span></text:p>
      <text:p text:style-name="P6"><text:soft-page-break/><text:span text:style-name="Source_20_Text"><text:span text:style-name="T41">gqlist1.reverse(); </text:span></text:span></text:p>
      <text:p text:style-name="P6"><text:span text:style-name="Source_20_Text"><text:span text:style-name="T41">showlist(gqlist1)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gqlist2.sort(): "; </text:span></text:span></text:p>
      <text:p text:style-name="P6"><text:span text:style-name="Source_20_Text"><text:span text:style-name="T41">gqlist2.sort(); </text:span></text:span></text:p>
      <text:p text:style-name="P6"><text:span text:style-name="Source_20_Text"><text:span text:style-name="T41">showlist(gqlist2); 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gqlist1.splice with list2: ";</text:span></text:span></text:p>
      <text:p text:style-name="P6"><text:span text:style-name="Source_20_Text"><text:span text:style-name="T41">list &lt;int&gt;::iterator ind = gqlist2.begin();</text:span></text:span></text:p>
      <text:p text:style-name="P6"><text:span text:style-name="Source_20_Text"><text:span text:style-name="T41">advance(ind,3);</text:span></text:span></text:p>
      <text:p text:style-name="P6"><text:span text:style-name="Source_20_Text"><text:span text:style-name="T41">gqlist1.splice(gqlist1.begin(),gqlist2, gqlist2.begin(), ind); </text:span></text:span></text:p>
      <text:p text:style-name="P6"><text:span text:style-name="Source_20_Text"><text:span text:style-name="T41">showlist(gqlist1);</text:span></text:span></text:p>
      <text:p text:style-name="P6"><text:span text:style-name="Source_20_Text"><text:span text:style-name="T41">cout &lt;&lt; "\n list2after splice: ";</text:span></text:span></text:p>
      <text:p text:style-name="P6"><text:span text:style-name="Source_20_Text"><text:span text:style-name="T41">showlist(gqlist2);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cout &lt;&lt; "\ngqlist1.unique: ";</text:span></text:span></text:p>
      <text:p text:style-name="P6"><text:span text:style-name="Source_20_Text"><text:span text:style-name="T41">gqlist1.unique(); // delete repeated values</text:span></text:span></text:p>
      <text:p text:style-name="P6"><text:span text:style-name="Source_20_Text"><text:span text:style-name="T41">showlist(gqlist1);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gqlist1.sort();</text:span></text:span></text:p>
      <text:p text:style-name="P6"><text:span text:style-name="Source_20_Text"><text:span text:style-name="T41">gqlist1.unique();</text:span></text:span></text:p>
      <text:p text:style-name="P6"><text:span text:style-name="Source_20_Text"><text:span text:style-name="T41">for(list&lt;int&gt;::iterator it = gqlist1.begin();it!=gqlist1.end();++it){ (*it)++;}</text:span></text:span></text:p>
      <text:p text:style-name="P6"><text:span text:style-name="Source_20_Text"><text:span text:style-name="T41">cout&lt;&lt;"qlist1 update: ";</text:span></text:span></text:p>
      <text:p text:style-name="P6"><text:span text:style-name="Source_20_Text"><text:span text:style-name="T41">showlist(gqlist1);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gqlist1.merge(gqlist2);</text:span></text:span></text:p>
      <text:p text:style-name="P6"><text:span text:style-name="Source_20_Text"><text:span text:style-name="T41">cout&lt;&lt;"qlist1 &amp; qlist2 merged: ";</text:span></text:span></text:p>
      <text:p text:style-name="P6"><text:span text:style-name="Source_20_Text"><text:span text:style-name="T41">showlist(gqlist1);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gqlist1.remove_if(is_even);</text:span></text:span></text:p>
      <text:p text:style-name="P6"><text:span text:style-name="Source_20_Text"><text:span text:style-name="T41">cout&lt;&lt;"removed even elements";</text:span></text:span></text:p>
      <text:p text:style-name="P6"><text:span text:style-name="Source_20_Text"><text:span text:style-name="T41">showlist(gqlist1);</text:span></text:span></text:p>
      <text:p text:style-name="P6"><text:span text:style-name="Source_20_Text"><text:span text:style-name="T41"/></text:span></text:p>
      <text:p text:style-name="P6"><text:span text:style-name="Source_20_Text"><text:span text:style-name="T41">}</text:span></text:span></text:p>
      <text:p text:style-name="P6"><text:span text:style-name="Source_20_Text"><text:span text:style-name="T41"/></text:span></text:p>
      <text:p text:style-name="P6"><text:soft-page-break/><text:span text:style-name="Source_20_Text"><text:span text:style-name="T41">Результат:</text:span></text:span></text:p>
      <text:p text:style-name="P91">List 1 (gqlist1) is : 0,2,4,6,8,10,12,14</text:p>
      <text:p text:style-name="P91">List 2 (gqlist2) is : 1,2,5,3,4</text:p>
      <text:p text:style-name="P91">gqlist1.front() : 0</text:p>
      <text:p text:style-name="P91">gqlist1.back() : 14</text:p>
      <text:p text:style-name="P91">gqlist1.pop_front() : 2,4,6,8,10,12,14</text:p>
      <text:p text:style-name="P91">2,4,6,8,10,100,12,14</text:p>
      <text:p text:style-name="P91">gqlist2.pop_back() : 10,10,1,2,5,3</text:p>
      <text:p text:style-name="P91">gqlist1.reverse() : 14,12,100,10,8,6,4,2</text:p>
      <text:p text:style-name="P91">gqlist2.sort(): 1,2,3,5,10,10</text:p>
      <text:p text:style-name="P91">gqlist1.splice with list2: 1,2,3,14,12,100,10,8,6,4,2</text:p>
      <text:p text:style-name="P91"><text:s/>list2after splice: 5,10,10</text:p>
      <text:p text:style-name="P91">gqlist1.unique: 1,2,3,14,12,100,10,8,6,4,2</text:p>
      <text:p text:style-name="P91">qlist1 update: 2,3,4,5,7,9,11,13,15,101</text:p>
      <text:p text:style-name="P91">qlist1 &amp; qlist2 merged: 2,3,4,5,5,7,9,10,10,11,13,15,101</text:p>
      <text:p text:style-name="P91">removed even elements3,5,5,7,9,11,13,15,101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Latin Modern Roman" svg:font-family="'Latin Modern Roman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orphans="0" fo:widows="0"/>
      <style:text-properties style:font-name="Liberation Mono" fo:font-family="'Liberation Mono'" style:font-family-generic="roman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ext_20_Body" style:display-name="Text Body" style:family="paragraph" style:parent-style-name="Standard" style:default-outline-level="">
      <style:paragraph-properties fo:margin-top="0cm" fo:margin-bottom="0.247cm" loext:contextual-spacing="false" fo:line-height="115%" fo:orphans="0" fo:widows="0"/>
      <style:text-properties style:font-name="Liberation Serif" fo:font-family="'Liberation Serif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  <style:text-properties style:font-name="Liberation Serif" fo:font-family="'Liberation Serif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Заголовок_20_11" style:display-name="Заголовок 11" style:family="paragraph" style:parent-style-name="Standard" style:default-outline-level="1" style:list-style-name="">
      <style:paragraph-properties fo:margin-top="0.423cm" fo:margin-bottom="0.212cm" loext:contextual-spacing="false" fo:orphans="0" fo:widows="0" fo:keep-with-next="always"/>
      <style:text-properties style:font-name="Liberation Serif" fo:font-family="'Liberation Serif'" style:font-family-generic="roman" style:font-pitch="variable" fo:font-size="24pt" fo:font-weight="bold" style:font-size-asian="24pt" style:font-weight-asian="bold" style:font-name-complex="Liberation Serif1" style:font-family-complex="'Liberation Serif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class="html"/>
    <style:style style:name="Default_20_Paragraph_20_Font" style:display-name="Default Paragraph Font" style:family="text"/>
    <style:style style:name="tlid-translation" style:family="text" style:parent-style-name="Default_20_Paragraph_20_Font"/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Times New Roman" style:font-family-asian="'Times New Roman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ListLabel_20_125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ListLabel_20_126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ListLabel_20_127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ListLabel_20_128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ListLabel_20_129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ListLabel_20_130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ListLabel_20_131" style:num-suffix="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ListLabel_20_132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bullet text:level="2" text:style-name="ListLabel_20_116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ListLabel_20_117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ListLabel_20_118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ListLabel_20_119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ListLabel_20_120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ListLabel_20_121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ListLabel_20_122" style:num-suffix="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ListLabel_20_123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77" style:num-suffix="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ListLabel_20_178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ListLabel_20_179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ListLabel_20_180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ListLabel_20_181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ListLabel_20_182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ListLabel_20_183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ListLabel_20_184" style:num-suffix="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ListLabel_20_185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bullet text:level="2" text:style-name="ListLabel_20_142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ListLabel_20_143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ListLabel_20_144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ListLabel_20_145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ListLabel_20_146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ListLabel_20_147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ListLabel_20_148" style:num-suffix="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ListLabel_20_149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3" style:num-suffix="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ListLabel_20_134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ListLabel_20_135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ListLabel_20_137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ListLabel_20_138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ListLabel_20_140" style:num-suffix="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ListLabel_20_141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68" style:num-suffix="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ListLabel_20_169" style:num-suffix="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ListLabel_20_170" style:num-suffix="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ListLabel_20_171" style:num-suffix="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ListLabel_20_172" style:num-suffix="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ListLabel_20_173" style:num-suffix="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ListLabel_20_174" style:num-suffix="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ListLabel_20_175" style:num-suffix="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ListLabel_20_176" style:num-suffix="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3:32:19.053746711</meta:creation-date>
    <dc:date>2021-01-06T13:32:58.151164597</dc:date>
    <meta:editing-duration>PT40S</meta:editing-duration>
    <meta:editing-cycles>1</meta:editing-cycles>
    <meta:document-statistic meta:table-count="0" meta:image-count="0" meta:object-count="0" meta:page-count="33" meta:paragraph-count="695" meta:word-count="4624" meta:character-count="32679" meta:non-whitespace-character-count="28124"/>
    <meta:generator>LibreOffice/5.1.2.2$Linux_X86_64 LibreOffice_project/10m0$Build-2</meta:generator>
  </office:meta>
</office:document-meta>
</file>